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4" style:family="paragraph" style:parent-style-name="Text_20_body">
      <style:text-properties officeooo:paragraph-rsid="0ce95318"/>
    </style:style>
    <style:style style:name="P5" style:family="paragraph" style:parent-style-name="Text_20_body">
      <style:paragraph-properties fo:text-align="end" style:justify-single-word="false"/>
    </style:style>
    <style:style style:name="P6" style:family="paragraph" style:parent-style-name="Text_20_body">
      <style:text-properties officeooo:paragraph-rsid="202364ac"/>
    </style:style>
    <style:style style:name="P7" style:family="paragraph" style:parent-style-name="Text_20_body">
      <style:text-properties officeooo:rsid="2024c342" officeooo:paragraph-rsid="2024c342"/>
    </style:style>
    <style:style style:name="P8" style:family="paragraph" style:parent-style-name="Text_20_body">
      <style:text-properties officeooo:paragraph-rsid="20267c2c"/>
    </style:style>
    <style:style style:name="P9" style:family="paragraph" style:parent-style-name="Text_20_body">
      <style:text-properties officeooo:rsid="20267c2c" officeooo:paragraph-rsid="20267c2c"/>
    </style:style>
    <style:style style:name="P10" style:family="paragraph" style:parent-style-name="Text_20_body">
      <style:text-properties officeooo:paragraph-rsid="202b1bc4"/>
    </style:style>
    <style:style style:name="P11" style:family="paragraph" style:parent-style-name="Text_20_body">
      <style:text-properties officeooo:paragraph-rsid="2033ec3f"/>
    </style:style>
    <style:style style:name="P12" style:family="paragraph" style:parent-style-name="Text_20_body">
      <style:text-properties officeooo:rsid="2035891f" officeooo:paragraph-rsid="2035891f"/>
    </style:style>
    <style:style style:name="P13" style:family="paragraph" style:parent-style-name="Text_20_body">
      <style:text-properties officeooo:paragraph-rsid="2038b19c"/>
    </style:style>
    <style:style style:name="P14" style:family="paragraph" style:parent-style-name="Text_20_body">
      <style:text-properties officeooo:rsid="203a16d8" officeooo:paragraph-rsid="203a16d8"/>
    </style:style>
    <style:style style:name="P15" style:family="paragraph" style:parent-style-name="Text_20_body">
      <style:text-properties officeooo:rsid="203ece63" officeooo:paragraph-rsid="203ece63"/>
    </style:style>
    <style:style style:name="P16" style:family="paragraph" style:parent-style-name="Text_20_body">
      <style:text-properties fo:language="cs" fo:country="CZ" officeooo:rsid="20228d7e" officeooo:paragraph-rsid="203bcdb4" style:language-asian="cs" style:country-asian="CZ"/>
    </style:style>
    <style:style style:name="P17" style:family="paragraph" style:parent-style-name="Text_20_body">
      <style:text-properties fo:language="cs" fo:country="CZ" officeooo:rsid="20611930" officeooo:paragraph-rsid="20611930" style:language-asian="cs" style:country-asian="CZ"/>
    </style:style>
    <style:style style:name="P18" style:family="paragraph" style:parent-style-name="Text_20_body">
      <style:text-properties fo:language="cs" fo:country="CZ" officeooo:rsid="2071b788" officeooo:paragraph-rsid="2071b788" style:language-asian="cs" style:country-asian="CZ"/>
    </style:style>
    <style:style style:name="P19" style:family="paragraph" style:parent-style-name="Text_20_body">
      <style:text-properties fo:language="cs" fo:country="CZ" officeooo:rsid="20735a6d" officeooo:paragraph-rsid="20735a6d" style:language-asian="cs" style:country-asian="CZ"/>
    </style:style>
    <style:style style:name="P20" style:family="paragraph" style:parent-style-name="Text_20_body">
      <style:text-properties fo:language="cs" fo:country="CZ" officeooo:rsid="20759c9f" officeooo:paragraph-rsid="20759c9f" style:language-asian="cs" style:country-asian="CZ"/>
    </style:style>
    <style:style style:name="P21" style:family="paragraph" style:parent-style-name="Text_20_body">
      <style:text-properties fo:language="cs" fo:country="CZ" officeooo:rsid="21387b25" officeooo:paragraph-rsid="21e9668e" style:language-asian="cs" style:country-asian="CZ"/>
    </style:style>
    <style:style style:name="P22" style:family="paragraph" style:parent-style-name="Text_20_body">
      <style:text-properties fo:language="cs" fo:country="CZ" officeooo:rsid="21537a33" officeooo:paragraph-rsid="21537a33" style:language-asian="cs" style:country-asian="CZ"/>
    </style:style>
    <style:style style:name="P23" style:family="paragraph" style:parent-style-name="Text_20_body">
      <style:text-properties fo:language="cs" fo:country="CZ" officeooo:rsid="21577601" officeooo:paragraph-rsid="21577601" style:language-asian="cs" style:country-asian="CZ"/>
    </style:style>
    <style:style style:name="P24" style:family="paragraph" style:parent-style-name="Text_20_body">
      <style:text-properties fo:language="cs" fo:country="CZ" officeooo:rsid="2152db7f" officeooo:paragraph-rsid="2152db7f" style:language-asian="cs" style:country-asian="CZ"/>
    </style:style>
    <style:style style:name="P25" style:family="paragraph" style:parent-style-name="Text_20_body">
      <style:text-properties fo:language="cs" fo:country="CZ" officeooo:rsid="207d25a9" officeooo:paragraph-rsid="21b17aa7" style:language-asian="cs" style:country-asian="CZ"/>
    </style:style>
    <style:style style:name="P26" style:family="paragraph" style:parent-style-name="Text_20_body">
      <style:text-properties fo:language="cs" fo:country="CZ" officeooo:rsid="207d25a9" officeooo:paragraph-rsid="21b97db2" style:language-asian="cs" style:country-asian="CZ"/>
    </style:style>
    <style:style style:name="P27" style:family="paragraph" style:parent-style-name="Text_20_body">
      <style:text-properties fo:language="cs" fo:country="CZ" officeooo:rsid="21c07a49" officeooo:paragraph-rsid="21c07a49" style:language-asian="cs" style:country-asian="CZ"/>
    </style:style>
    <style:style style:name="P28" style:family="paragraph" style:parent-style-name="Text_20_body">
      <style:text-properties fo:language="cs" fo:country="CZ" officeooo:rsid="20834f4f" officeooo:paragraph-rsid="2046eb88" style:language-asian="cs" style:country-asian="CZ"/>
    </style:style>
    <style:style style:name="P29" style:family="paragraph" style:parent-style-name="Text_20_body">
      <style:text-properties fo:language="cs" fo:country="CZ" officeooo:rsid="20834f4f" officeooo:paragraph-rsid="20df4ae1" style:language-asian="cs" style:country-asian="CZ"/>
    </style:style>
    <style:style style:name="P30" style:family="paragraph" style:parent-style-name="Text_20_body">
      <style:text-properties fo:language="cs" fo:country="CZ" officeooo:rsid="22410656" officeooo:paragraph-rsid="22410656" style:language-asian="cs" style:country-asian="CZ"/>
    </style:style>
    <style:style style:name="P31" style:family="paragraph" style:parent-style-name="Text_20_body">
      <style:text-properties fo:language="cs" fo:country="CZ" officeooo:rsid="22410656" officeooo:paragraph-rsid="2242ceb5" style:language-asian="cs" style:country-asian="CZ"/>
    </style:style>
    <style:style style:name="P32" style:family="paragraph" style:parent-style-name="Text_20_body">
      <style:text-properties fo:language="cs" fo:country="CZ" officeooo:rsid="2194fb18" officeooo:paragraph-rsid="226ab4e4" style:language-asian="cs" style:country-asian="CZ"/>
    </style:style>
    <style:style style:name="P33" style:family="paragraph" style:parent-style-name="Text_20_body">
      <style:text-properties fo:language="cs" fo:country="CZ" fo:font-style="normal" officeooo:rsid="2197e806" officeooo:paragraph-rsid="2197e806" style:language-asian="cs" style:country-asian="CZ" style:font-style-asian="normal" style:font-style-complex="normal"/>
    </style:style>
    <style:style style:name="P34" style:family="paragraph" style:parent-style-name="Text_20_body">
      <style:text-properties fo:language="cs" fo:country="CZ" fo:font-style="normal" officeooo:rsid="219805d8" officeooo:paragraph-rsid="219805d8" style:language-asian="cs" style:country-asian="CZ" style:font-style-asian="normal" style:font-style-complex="normal"/>
    </style:style>
    <style:style style:name="P35" style:family="paragraph" style:parent-style-name="Text_20_body">
      <style:text-properties fo:font-style="italic" officeooo:rsid="20611930" officeooo:paragraph-rsid="20611930" style:font-style-asian="italic" style:font-style-complex="italic"/>
    </style:style>
    <style:style style:name="P36" style:family="paragraph" style:parent-style-name="Text_20_body">
      <style:text-properties officeooo:rsid="204f4e25" officeooo:paragraph-rsid="204f4e25"/>
    </style:style>
    <style:style style:name="P37" style:family="paragraph" style:parent-style-name="Text_20_body">
      <style:text-properties officeooo:rsid="2052d536" officeooo:paragraph-rsid="205aec31"/>
    </style:style>
    <style:style style:name="P38" style:family="paragraph" style:parent-style-name="Text_20_body">
      <style:text-properties officeooo:rsid="2058902b" officeooo:paragraph-rsid="2058902b"/>
    </style:style>
    <style:style style:name="P39" style:family="paragraph" style:parent-style-name="Text_20_body">
      <style:text-properties officeooo:rsid="20642488" officeooo:paragraph-rsid="20642488"/>
    </style:style>
    <style:style style:name="P40" style:family="paragraph" style:parent-style-name="Text_20_body">
      <style:text-properties officeooo:rsid="20642488" officeooo:paragraph-rsid="206449e7"/>
    </style:style>
    <style:style style:name="P41" style:family="paragraph" style:parent-style-name="Text_20_body">
      <style:text-properties officeooo:rsid="20642488" officeooo:paragraph-rsid="2065587c"/>
    </style:style>
    <style:style style:name="P42" style:family="paragraph" style:parent-style-name="Text_20_body">
      <style:text-properties officeooo:rsid="206449e7" officeooo:paragraph-rsid="2068fff3"/>
    </style:style>
    <style:style style:name="P43" style:family="paragraph" style:parent-style-name="Text_20_body">
      <style:text-properties officeooo:rsid="20774db6" officeooo:paragraph-rsid="2077e100"/>
    </style:style>
    <style:style style:name="P44" style:family="paragraph" style:parent-style-name="Text_20_body">
      <style:text-properties officeooo:rsid="20774db6" officeooo:paragraph-rsid="21ad8828"/>
    </style:style>
    <style:style style:name="P45" style:family="paragraph" style:parent-style-name="Text_20_body">
      <style:text-properties officeooo:rsid="207831ef" officeooo:paragraph-rsid="207831ef"/>
    </style:style>
    <style:style style:name="P46" style:family="paragraph" style:parent-style-name="Text_20_body">
      <style:text-properties officeooo:rsid="207d25a9" officeooo:paragraph-rsid="207d25a9"/>
    </style:style>
    <style:style style:name="P47" style:family="paragraph" style:parent-style-name="Text_20_body">
      <style:text-properties officeooo:rsid="207d25a9" officeooo:paragraph-rsid="21ad8828"/>
    </style:style>
    <style:style style:name="P48" style:family="paragraph" style:parent-style-name="Text_20_body">
      <style:text-properties officeooo:rsid="207d25a9" officeooo:paragraph-rsid="21adb664"/>
    </style:style>
    <style:style style:name="P49" style:family="paragraph" style:parent-style-name="Text_20_body">
      <style:text-properties officeooo:rsid="207d25a9" officeooo:paragraph-rsid="21ae587f"/>
    </style:style>
    <style:style style:name="P50" style:family="paragraph" style:parent-style-name="Text_20_body">
      <style:text-properties officeooo:rsid="207d25a9" officeooo:paragraph-rsid="21b6cacf"/>
    </style:style>
    <style:style style:name="P51" style:family="paragraph" style:parent-style-name="Text_20_body">
      <style:text-properties officeooo:rsid="207d25a9" officeooo:paragraph-rsid="21c502f0"/>
    </style:style>
    <style:style style:name="P52" style:family="paragraph" style:parent-style-name="Text_20_body">
      <style:text-properties officeooo:rsid="207d25a9" officeooo:paragraph-rsid="21ca4657"/>
    </style:style>
    <style:style style:name="P53" style:family="paragraph" style:parent-style-name="Text_20_body">
      <style:text-properties officeooo:rsid="207d25a9" officeooo:paragraph-rsid="21d1cb1f"/>
    </style:style>
    <style:style style:name="P54" style:family="paragraph" style:parent-style-name="Text_20_body">
      <style:text-properties officeooo:rsid="207d25a9" officeooo:paragraph-rsid="2205de60"/>
    </style:style>
    <style:style style:name="P55" style:family="paragraph" style:parent-style-name="Text_20_body">
      <style:text-properties officeooo:rsid="207d25a9" officeooo:paragraph-rsid="2207a489"/>
    </style:style>
    <style:style style:name="P56" style:family="paragraph" style:parent-style-name="Text_20_body">
      <style:text-properties officeooo:rsid="207d25a9" officeooo:paragraph-rsid="220f5aec"/>
    </style:style>
    <style:style style:name="P57" style:family="paragraph" style:parent-style-name="Text_20_body">
      <style:text-properties officeooo:rsid="207d25a9" officeooo:paragraph-rsid="2210eef5"/>
    </style:style>
    <style:style style:name="P58" style:family="paragraph" style:parent-style-name="Text_20_body">
      <style:text-properties officeooo:rsid="207d25a9" officeooo:paragraph-rsid="2211047f"/>
    </style:style>
    <style:style style:name="P59" style:family="paragraph" style:parent-style-name="Text_20_body">
      <style:text-properties officeooo:rsid="207d25a9" officeooo:paragraph-rsid="221a0527"/>
    </style:style>
    <style:style style:name="P60" style:family="paragraph" style:parent-style-name="Text_20_body">
      <style:text-properties officeooo:rsid="207d25a9" officeooo:paragraph-rsid="22447983"/>
    </style:style>
    <style:style style:name="P61" style:family="paragraph" style:parent-style-name="Text_20_body">
      <style:text-properties officeooo:rsid="207d25a9" officeooo:paragraph-rsid="224a5cc5"/>
    </style:style>
    <style:style style:name="P62" style:family="paragraph" style:parent-style-name="Text_20_body">
      <style:text-properties officeooo:rsid="207d25a9" officeooo:paragraph-rsid="224c7800"/>
    </style:style>
    <style:style style:name="P63" style:family="paragraph" style:parent-style-name="Text_20_body">
      <style:text-properties officeooo:rsid="207d25a9" officeooo:paragraph-rsid="224f2e6b"/>
    </style:style>
    <style:style style:name="P64" style:family="paragraph" style:parent-style-name="Text_20_body">
      <style:text-properties officeooo:rsid="207d25a9" officeooo:paragraph-rsid="225ad0f8"/>
    </style:style>
    <style:style style:name="P65" style:family="paragraph" style:parent-style-name="Text_20_body">
      <style:text-properties officeooo:rsid="207d25a9" officeooo:paragraph-rsid="225b0403"/>
    </style:style>
    <style:style style:name="P66" style:family="paragraph" style:parent-style-name="Text_20_body">
      <style:text-properties officeooo:rsid="207d25a9" officeooo:paragraph-rsid="2262950f"/>
    </style:style>
    <style:style style:name="P67" style:family="paragraph" style:parent-style-name="Text_20_body">
      <style:text-properties officeooo:rsid="207d25a9" officeooo:paragraph-rsid="2270d6b1"/>
    </style:style>
    <style:style style:name="P68" style:family="paragraph" style:parent-style-name="Text_20_body">
      <style:text-properties officeooo:rsid="207d25a9" officeooo:paragraph-rsid="227187a1"/>
    </style:style>
    <style:style style:name="P69" style:family="paragraph" style:parent-style-name="Text_20_body">
      <style:text-properties officeooo:rsid="20879cf5" officeooo:paragraph-rsid="20879cf5"/>
    </style:style>
    <style:style style:name="P70" style:family="paragraph" style:parent-style-name="Text_20_body">
      <style:text-properties officeooo:rsid="20879cf5" officeooo:paragraph-rsid="21ad8828"/>
    </style:style>
    <style:style style:name="P71" style:family="paragraph" style:parent-style-name="Text_20_body">
      <style:text-properties officeooo:rsid="20889469" officeooo:paragraph-rsid="20889469"/>
    </style:style>
    <style:style style:name="P72" style:family="paragraph" style:parent-style-name="Text_20_body">
      <style:text-properties officeooo:rsid="2089bc52" officeooo:paragraph-rsid="2089bc52"/>
    </style:style>
    <style:style style:name="P73" style:family="paragraph" style:parent-style-name="Text_20_body">
      <style:text-properties officeooo:rsid="2089bc52" officeooo:paragraph-rsid="21ad8828"/>
    </style:style>
    <style:style style:name="P74" style:family="paragraph" style:parent-style-name="Text_20_body">
      <style:text-properties officeooo:rsid="2098b342" officeooo:paragraph-rsid="209dcf79"/>
    </style:style>
    <style:style style:name="P75" style:family="paragraph" style:parent-style-name="Text_20_body">
      <style:text-properties officeooo:rsid="2098b342" officeooo:paragraph-rsid="20a19e91"/>
    </style:style>
    <style:style style:name="P76" style:family="paragraph" style:parent-style-name="Text_20_body">
      <style:text-properties officeooo:rsid="2098b342" officeooo:paragraph-rsid="20a75113"/>
    </style:style>
    <style:style style:name="P77" style:family="paragraph" style:parent-style-name="Text_20_body">
      <style:text-properties officeooo:rsid="2098b342" officeooo:paragraph-rsid="20aac5d0"/>
    </style:style>
    <style:style style:name="P78" style:family="paragraph" style:parent-style-name="Text_20_body">
      <style:text-properties officeooo:rsid="2098b342" officeooo:paragraph-rsid="20ace839"/>
    </style:style>
    <style:style style:name="P79" style:family="paragraph" style:parent-style-name="Text_20_body">
      <style:text-properties officeooo:rsid="2098b342" officeooo:paragraph-rsid="20af97d2"/>
    </style:style>
    <style:style style:name="P80" style:family="paragraph" style:parent-style-name="Text_20_body">
      <style:text-properties officeooo:rsid="2098b342" officeooo:paragraph-rsid="20b19335"/>
    </style:style>
    <style:style style:name="P81" style:family="paragraph" style:parent-style-name="Text_20_body">
      <style:text-properties officeooo:rsid="2098b342" officeooo:paragraph-rsid="20b53d83"/>
    </style:style>
    <style:style style:name="P82" style:family="paragraph" style:parent-style-name="Text_20_body">
      <style:text-properties officeooo:rsid="2098b342" officeooo:paragraph-rsid="20b5f42b"/>
    </style:style>
    <style:style style:name="P83" style:family="paragraph" style:parent-style-name="Text_20_body">
      <style:text-properties officeooo:rsid="2098b342" officeooo:paragraph-rsid="20b709c7"/>
    </style:style>
    <style:style style:name="P84" style:family="paragraph" style:parent-style-name="Text_20_body">
      <style:text-properties officeooo:rsid="2098b342" officeooo:paragraph-rsid="20ba3fd2"/>
    </style:style>
    <style:style style:name="P85" style:family="paragraph" style:parent-style-name="Text_20_body">
      <style:text-properties officeooo:rsid="2098b342" officeooo:paragraph-rsid="20c1c0ac"/>
    </style:style>
    <style:style style:name="P86" style:family="paragraph" style:parent-style-name="Text_20_body">
      <style:text-properties officeooo:rsid="2098b342" officeooo:paragraph-rsid="20c7e044"/>
    </style:style>
    <style:style style:name="P87" style:family="paragraph" style:parent-style-name="Text_20_body">
      <style:text-properties officeooo:rsid="2098b342" officeooo:paragraph-rsid="20ca50b1"/>
    </style:style>
    <style:style style:name="P88" style:family="paragraph" style:parent-style-name="Text_20_body">
      <style:text-properties officeooo:rsid="2098b342" officeooo:paragraph-rsid="20caf294"/>
    </style:style>
    <style:style style:name="P89" style:family="paragraph" style:parent-style-name="Text_20_body">
      <style:text-properties officeooo:rsid="20a19e91" officeooo:paragraph-rsid="20a19e91"/>
    </style:style>
    <style:style style:name="P90" style:family="paragraph" style:parent-style-name="Text_20_body">
      <style:text-properties officeooo:rsid="20a1bc0a" officeooo:paragraph-rsid="20a3122c"/>
    </style:style>
    <style:style style:name="P91" style:family="paragraph" style:parent-style-name="Text_20_body">
      <style:text-properties officeooo:paragraph-rsid="20af97d2"/>
    </style:style>
    <style:style style:name="P92" style:family="paragraph" style:parent-style-name="Text_20_body">
      <style:text-properties officeooo:rsid="20af97d2" officeooo:paragraph-rsid="20af97d2"/>
    </style:style>
    <style:style style:name="P93" style:family="paragraph" style:parent-style-name="Text_20_body">
      <style:text-properties officeooo:rsid="20b59c5a" officeooo:paragraph-rsid="20b59c5a"/>
    </style:style>
    <style:style style:name="P94" style:family="paragraph" style:parent-style-name="Text_20_body">
      <style:text-properties officeooo:rsid="20b5f42b" officeooo:paragraph-rsid="20b5f42b"/>
    </style:style>
    <style:style style:name="P95" style:family="paragraph" style:parent-style-name="Text_20_body">
      <style:text-properties officeooo:rsid="20b5f42b" officeooo:paragraph-rsid="22462321"/>
    </style:style>
    <style:style style:name="P96" style:family="paragraph" style:parent-style-name="Text_20_body">
      <style:text-properties officeooo:rsid="20b7a83f" officeooo:paragraph-rsid="20b7a83f"/>
    </style:style>
    <style:style style:name="P97" style:family="paragraph" style:parent-style-name="Text_20_body">
      <style:text-properties officeooo:rsid="20bc2715" officeooo:paragraph-rsid="20bc2715"/>
    </style:style>
    <style:style style:name="P98" style:family="paragraph" style:parent-style-name="Text_20_body">
      <style:text-properties officeooo:rsid="20c37e13" officeooo:paragraph-rsid="20c37e13"/>
    </style:style>
    <style:style style:name="P99" style:family="paragraph" style:parent-style-name="Text_20_body">
      <style:text-properties officeooo:rsid="20c8b3c0" officeooo:paragraph-rsid="20c8b3c0"/>
    </style:style>
    <style:style style:name="P100" style:family="paragraph" style:parent-style-name="Text_20_body">
      <style:text-properties officeooo:rsid="20ca50b1" officeooo:paragraph-rsid="20ca50b1"/>
    </style:style>
    <style:style style:name="P101" style:family="paragraph" style:parent-style-name="Text_20_body">
      <style:text-properties officeooo:rsid="20cb160c" officeooo:paragraph-rsid="20cb160c"/>
    </style:style>
    <style:style style:name="P102" style:family="paragraph" style:parent-style-name="Text_20_body">
      <style:text-properties fo:font-size="9.5pt" fo:letter-spacing="0.009cm" fo:language="cs" fo:country="CZ" officeooo:rsid="20aac5d0" officeooo:paragraph-rsid="20ac8de4" style:font-size-asian="9.5pt" style:language-asian="cs" style:country-asian="CZ"/>
    </style:style>
    <style:style style:name="P103" style:family="paragraph" style:parent-style-name="Text_20_body">
      <style:text-properties officeooo:rsid="20a099ca" officeooo:paragraph-rsid="20a099ca"/>
    </style:style>
    <style:style style:name="P104" style:family="paragraph" style:parent-style-name="Text_20_body">
      <style:text-properties officeooo:rsid="20a099ca" officeooo:paragraph-rsid="2113d064"/>
    </style:style>
    <style:style style:name="P105" style:family="paragraph" style:parent-style-name="Text_20_body">
      <style:text-properties officeooo:rsid="20eba352" officeooo:paragraph-rsid="21084381"/>
    </style:style>
    <style:style style:name="P106" style:family="paragraph" style:parent-style-name="Text_20_body">
      <style:text-properties officeooo:rsid="2067fcc6" officeooo:paragraph-rsid="2068fff3"/>
    </style:style>
    <style:style style:name="P107" style:family="paragraph" style:parent-style-name="Text_20_body">
      <style:text-properties officeooo:rsid="21211fb4" officeooo:paragraph-rsid="21211fb4"/>
    </style:style>
    <style:style style:name="P108" style:family="paragraph" style:parent-style-name="Text_20_body">
      <style:text-properties officeooo:rsid="21211fb4" officeooo:paragraph-rsid="2123f7c4"/>
    </style:style>
    <style:style style:name="P109" style:family="paragraph" style:parent-style-name="Text_20_body">
      <style:text-properties officeooo:rsid="2122963b" officeooo:paragraph-rsid="2122963b"/>
    </style:style>
    <style:style style:name="P110" style:family="paragraph" style:parent-style-name="Text_20_body">
      <style:text-properties officeooo:rsid="2122963b" officeooo:paragraph-rsid="2123f7c4"/>
    </style:style>
    <style:style style:name="P111" style:family="paragraph" style:parent-style-name="Text_20_body">
      <style:text-properties officeooo:rsid="2128d94f" officeooo:paragraph-rsid="2128d94f"/>
    </style:style>
    <style:style style:name="P112" style:family="paragraph" style:parent-style-name="Text_20_body">
      <style:text-properties officeooo:rsid="213b565f" officeooo:paragraph-rsid="21e9668e"/>
    </style:style>
    <style:style style:name="P113" style:family="paragraph" style:parent-style-name="Text_20_body">
      <style:text-properties officeooo:rsid="21337cc1" officeooo:paragraph-rsid="21e9668e"/>
    </style:style>
    <style:style style:name="P114" style:family="paragraph" style:parent-style-name="Text_20_body">
      <style:text-properties style:text-line-through-style="none" style:text-line-through-type="none" officeooo:rsid="21279893" officeooo:paragraph-rsid="21279893"/>
    </style:style>
    <style:style style:name="P115" style:family="paragraph" style:parent-style-name="Text_20_body">
      <style:text-properties style:text-line-through-style="none" style:text-line-through-type="none" officeooo:rsid="212834b8" officeooo:paragraph-rsid="212834b8"/>
    </style:style>
    <style:style style:name="P116" style:family="paragraph" style:parent-style-name="Text_20_body">
      <style:text-properties style:text-line-through-style="none" style:text-line-through-type="none" fo:language="cs" fo:country="CZ" officeooo:rsid="2148de85" officeooo:paragraph-rsid="21e9668e" style:language-asian="cs" style:country-asian="CZ"/>
    </style:style>
    <style:style style:name="P117" style:family="paragraph" style:parent-style-name="Text_20_body">
      <style:text-properties style:text-line-through-style="none" style:text-line-through-type="none" fo:language="cs" fo:country="CZ" officeooo:rsid="21b05bb6" officeooo:paragraph-rsid="21b05bb6" style:language-asian="cs" style:country-asian="CZ"/>
    </style:style>
    <style:style style:name="P118" style:family="paragraph" style:parent-style-name="Text_20_body">
      <style:text-properties officeooo:rsid="20ee825d" officeooo:paragraph-rsid="21e9668e"/>
    </style:style>
    <style:style style:name="P119" style:family="paragraph" style:parent-style-name="Text_20_body">
      <style:text-properties officeooo:rsid="206bafad" officeooo:paragraph-rsid="206bafad"/>
    </style:style>
    <style:style style:name="P120" style:family="paragraph" style:parent-style-name="Text_20_body">
      <style:text-properties officeooo:rsid="21537a33" officeooo:paragraph-rsid="21537a33"/>
    </style:style>
    <style:style style:name="P121" style:family="paragraph" style:parent-style-name="Text_20_body">
      <style:text-properties officeooo:rsid="21537a33" officeooo:paragraph-rsid="215a0579"/>
    </style:style>
    <style:style style:name="P122" style:family="paragraph" style:parent-style-name="Text_20_body">
      <style:text-properties officeooo:rsid="21537a33" officeooo:paragraph-rsid="215a7955"/>
    </style:style>
    <style:style style:name="P123" style:family="paragraph" style:parent-style-name="Text_20_body">
      <style:text-properties officeooo:rsid="21577601" officeooo:paragraph-rsid="21577601"/>
    </style:style>
    <style:style style:name="P124" style:family="paragraph" style:parent-style-name="Text_20_body">
      <style:text-properties officeooo:rsid="215d4e07" officeooo:paragraph-rsid="215d4e07"/>
    </style:style>
    <style:style style:name="P125" style:family="paragraph" style:parent-style-name="Text_20_body">
      <style:text-properties officeooo:rsid="215e7a47" officeooo:paragraph-rsid="215e7a47"/>
    </style:style>
    <style:style style:name="P126" style:family="paragraph" style:parent-style-name="Text_20_body">
      <style:text-properties officeooo:rsid="217800a7" officeooo:paragraph-rsid="217800a7"/>
    </style:style>
    <style:style style:name="P127" style:family="paragraph" style:parent-style-name="Text_20_body">
      <style:text-properties officeooo:rsid="217af7dc" officeooo:paragraph-rsid="217af7dc"/>
    </style:style>
    <style:style style:name="P128" style:family="paragraph" style:parent-style-name="Text_20_body">
      <style:text-properties officeooo:rsid="217cd243" officeooo:paragraph-rsid="217cd243"/>
    </style:style>
    <style:style style:name="P129" style:family="paragraph" style:parent-style-name="Text_20_body">
      <style:text-properties officeooo:rsid="217d02ee" officeooo:paragraph-rsid="217d02ee"/>
    </style:style>
    <style:style style:name="P130" style:family="paragraph" style:parent-style-name="Text_20_body">
      <style:text-properties officeooo:rsid="217d470d" officeooo:paragraph-rsid="217d470d"/>
    </style:style>
    <style:style style:name="P131" style:family="paragraph" style:parent-style-name="Text_20_body">
      <style:text-properties officeooo:rsid="217f35c7" officeooo:paragraph-rsid="217f35c7"/>
    </style:style>
    <style:style style:name="P132" style:family="paragraph" style:parent-style-name="Text_20_body">
      <style:text-properties officeooo:rsid="21806ad2" officeooo:paragraph-rsid="21806ad2"/>
    </style:style>
    <style:style style:name="P133" style:family="paragraph" style:parent-style-name="Text_20_body">
      <style:text-properties officeooo:rsid="2181dc18" officeooo:paragraph-rsid="2181dc18"/>
    </style:style>
    <style:style style:name="P134" style:family="paragraph" style:parent-style-name="Text_20_body">
      <style:text-properties officeooo:rsid="2184f149" officeooo:paragraph-rsid="2184f149"/>
    </style:style>
    <style:style style:name="P135" style:family="paragraph" style:parent-style-name="Text_20_body">
      <style:text-properties officeooo:rsid="218cfb73" officeooo:paragraph-rsid="218cfb73"/>
    </style:style>
    <style:style style:name="P136" style:family="paragraph" style:parent-style-name="Text_20_body">
      <style:text-properties officeooo:rsid="2194fb18" officeooo:paragraph-rsid="21ca843b"/>
    </style:style>
    <style:style style:name="P137" style:family="paragraph" style:parent-style-name="Text_20_body">
      <style:text-properties officeooo:rsid="2194fb18" officeooo:paragraph-rsid="225f959f"/>
    </style:style>
    <style:style style:name="P138" style:family="paragraph" style:parent-style-name="Text_20_body">
      <style:text-properties officeooo:rsid="2194fb18" officeooo:paragraph-rsid="226d1d4a"/>
    </style:style>
    <style:style style:name="P139" style:family="paragraph" style:parent-style-name="Text_20_body">
      <style:text-properties officeooo:paragraph-rsid="2195aae2"/>
    </style:style>
    <style:style style:name="P140" style:family="paragraph" style:parent-style-name="Text_20_body">
      <style:text-properties officeooo:paragraph-rsid="21966d5f"/>
    </style:style>
    <style:style style:name="P141" style:family="paragraph" style:parent-style-name="Text_20_body">
      <style:text-properties officeooo:rsid="21a37882" officeooo:paragraph-rsid="21e9668e"/>
    </style:style>
    <style:style style:name="P142" style:family="paragraph" style:parent-style-name="Text_20_body">
      <style:text-properties officeooo:rsid="21a77545" officeooo:paragraph-rsid="21a77545"/>
    </style:style>
    <style:style style:name="P143" style:family="paragraph" style:parent-style-name="Text_20_body">
      <style:text-properties officeooo:rsid="211603d5" officeooo:paragraph-rsid="21ab8207"/>
    </style:style>
    <style:style style:name="P144" style:family="paragraph" style:parent-style-name="Text_20_body">
      <style:text-properties officeooo:rsid="21adb664" officeooo:paragraph-rsid="21adb664"/>
    </style:style>
    <style:style style:name="P145" style:family="paragraph" style:parent-style-name="Text_20_body">
      <style:text-properties officeooo:rsid="21b23b24" officeooo:paragraph-rsid="21b78951"/>
    </style:style>
    <style:style style:name="P146" style:family="paragraph" style:parent-style-name="Text_20_body">
      <style:text-properties officeooo:rsid="21c502f0" officeooo:paragraph-rsid="21c502f0"/>
    </style:style>
    <style:style style:name="P147" style:family="paragraph" style:parent-style-name="Text_20_body">
      <style:text-properties officeooo:rsid="21d1cb1f" officeooo:paragraph-rsid="21d1cb1f"/>
    </style:style>
    <style:style style:name="P148" style:family="paragraph" style:parent-style-name="Text_20_body">
      <style:text-properties officeooo:rsid="113240ec" officeooo:paragraph-rsid="21de3bfb"/>
    </style:style>
    <style:style style:name="P149" style:family="paragraph" style:parent-style-name="Text_20_body">
      <style:text-properties officeooo:rsid="21e0d06b" officeooo:paragraph-rsid="21e0d06b"/>
    </style:style>
    <style:style style:name="P150" style:family="paragraph" style:parent-style-name="Text_20_body">
      <style:paragraph-properties fo:text-align="end" style:justify-single-word="false"/>
      <style:text-properties officeooo:rsid="1efe6072" officeooo:paragraph-rsid="1efe6072"/>
    </style:style>
    <style:style style:name="P151" style:family="paragraph" style:parent-style-name="Text_20_body">
      <style:text-properties officeooo:paragraph-rsid="21e9668e"/>
    </style:style>
    <style:style style:name="P152" style:family="paragraph" style:parent-style-name="Text_20_body">
      <style:text-properties officeooo:rsid="21597f75" officeooo:paragraph-rsid="21e9668e"/>
    </style:style>
    <style:style style:name="P153" style:family="paragraph" style:parent-style-name="Text_20_body">
      <style:text-properties officeooo:rsid="21e9668e" officeooo:paragraph-rsid="21e9668e"/>
    </style:style>
    <style:style style:name="P154" style:family="paragraph" style:parent-style-name="Text_20_body">
      <style:text-properties officeooo:paragraph-rsid="215a0579"/>
    </style:style>
    <style:style style:name="P155" style:family="paragraph" style:parent-style-name="Text_20_body">
      <style:text-properties officeooo:paragraph-rsid="215a7955"/>
    </style:style>
    <style:style style:name="P156" style:family="paragraph" style:parent-style-name="Text_20_body">
      <style:text-properties officeooo:rsid="21f79b9f" officeooo:paragraph-rsid="21f79b9f"/>
    </style:style>
    <style:style style:name="P157" style:family="paragraph" style:parent-style-name="Text_20_body">
      <style:text-properties officeooo:rsid="22035c33" officeooo:paragraph-rsid="220b2653"/>
    </style:style>
    <style:style style:name="P158" style:family="paragraph" style:parent-style-name="Text_20_body">
      <style:text-properties officeooo:rsid="2205de60" officeooo:paragraph-rsid="2205de60"/>
    </style:style>
    <style:style style:name="P159" style:family="paragraph" style:parent-style-name="Text_20_body">
      <style:text-properties officeooo:rsid="220fea8a" officeooo:paragraph-rsid="220fea8a"/>
    </style:style>
    <style:style style:name="P160" style:family="paragraph" style:parent-style-name="Text_20_body">
      <style:text-properties officeooo:rsid="2210eef5" officeooo:paragraph-rsid="2212f493"/>
    </style:style>
    <style:style style:name="P161" style:family="paragraph" style:parent-style-name="Text_20_body">
      <style:text-properties officeooo:rsid="2210eef5" officeooo:paragraph-rsid="2215a714"/>
    </style:style>
    <style:style style:name="P162" style:family="paragraph" style:parent-style-name="Text_20_body">
      <style:text-properties officeooo:rsid="221a0527" officeooo:paragraph-rsid="221a0527"/>
    </style:style>
    <style:style style:name="P163" style:family="paragraph" style:parent-style-name="Text_20_body">
      <style:text-properties officeooo:rsid="2237b1e2" officeooo:paragraph-rsid="2237b1e2"/>
    </style:style>
    <style:style style:name="P164" style:family="paragraph" style:parent-style-name="Text_20_body">
      <style:text-properties officeooo:rsid="2239f255" officeooo:paragraph-rsid="2239f255"/>
    </style:style>
    <style:style style:name="P165" style:family="paragraph" style:parent-style-name="Text_20_body">
      <style:text-properties officeooo:rsid="224f2e6b" officeooo:paragraph-rsid="224f2e6b"/>
    </style:style>
    <style:style style:name="P166" style:family="paragraph" style:parent-style-name="Text_20_body">
      <style:text-properties officeooo:rsid="225f315b" officeooo:paragraph-rsid="225f315b"/>
    </style:style>
    <style:style style:name="P167" style:family="paragraph" style:parent-style-name="Text_20_body">
      <style:text-properties officeooo:rsid="226394fa" officeooo:paragraph-rsid="226394fa"/>
    </style:style>
    <style:style style:name="P168" style:family="paragraph" style:parent-style-name="Text_20_body">
      <style:text-properties officeooo:rsid="226d8c63" officeooo:paragraph-rsid="226d8c63"/>
    </style:style>
    <style:style style:name="P169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70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71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172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173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74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175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176" style:family="paragraph" style:parent-style-name="Example_20_Header">
      <style:text-properties officeooo:paragraph-rsid="0ce95318"/>
    </style:style>
    <style:style style:name="P177" style:family="paragraph" style:parent-style-name="Example_20_Header">
      <style:text-properties officeooo:paragraph-rsid="2049b142"/>
    </style:style>
    <style:style style:name="P178" style:family="paragraph" style:parent-style-name="Example_20_Header">
      <style:text-properties officeooo:rsid="21d5baa3" officeooo:paragraph-rsid="21d5baa3"/>
    </style:style>
    <style:style style:name="P179" style:family="paragraph" style:parent-style-name="Standard">
      <style:paragraph-properties fo:text-align="center" style:justify-single-word="false" fo:break-before="page"/>
    </style:style>
    <style:style style:name="P180" style:family="paragraph" style:parent-style-name="Example">
      <style:text-properties officeooo:rsid="21d5baa3" officeooo:paragraph-rsid="21d5baa3"/>
    </style:style>
    <style:style style:name="P181" style:family="paragraph" style:parent-style-name="Example">
      <style:text-properties fo:font-style="italic" style:font-style-asian="italic" style:font-style-complex="italic"/>
    </style:style>
    <style:style style:name="P182" style:family="paragraph" style:parent-style-name="Text_20_body" style:master-page-name="Standard">
      <style:paragraph-properties fo:text-align="end" style:justify-single-word="false" style:page-number="auto"/>
      <style:text-properties officeooo:rsid="1efe6072" officeooo:paragraph-rsid="1efe6072"/>
    </style:style>
    <style:style style:name="P183" style:family="paragraph" style:parent-style-name="Text_20_body" style:list-style-name="L1">
      <style:text-properties fo:language="cs" fo:country="CZ" officeooo:rsid="212cf64d" officeooo:paragraph-rsid="21e9668e" style:language-asian="cs" style:country-asian="CZ"/>
    </style:style>
    <style:style style:name="P184" style:family="paragraph" style:parent-style-name="Text_20_body" style:list-style-name="L4">
      <style:text-properties fo:language="cs" fo:country="CZ" officeooo:rsid="2022d038" officeooo:paragraph-rsid="216151dc" style:language-asian="cs" style:country-asian="CZ"/>
    </style:style>
    <style:style style:name="P185" style:family="paragraph" style:parent-style-name="Text_20_body" style:list-style-name="L12">
      <style:text-properties fo:language="cs" fo:country="CZ" officeooo:rsid="2022d038" officeooo:paragraph-rsid="216fef7d" style:language-asian="cs" style:country-asian="CZ"/>
    </style:style>
    <style:style style:name="P186" style:family="paragraph" style:parent-style-name="Text_20_body" style:list-style-name="L6">
      <style:text-properties fo:language="cs" fo:country="CZ" officeooo:rsid="2022d038" officeooo:paragraph-rsid="216fef7d" style:language-asian="cs" style:country-asian="CZ"/>
    </style:style>
    <style:style style:name="P187" style:family="paragraph" style:parent-style-name="Text_20_body" style:list-style-name="L15">
      <style:text-properties fo:language="cs" fo:country="CZ" officeooo:rsid="2022d038" officeooo:paragraph-rsid="21996beb" style:language-asian="cs" style:country-asian="CZ"/>
    </style:style>
    <style:style style:name="P188" style:family="paragraph" style:parent-style-name="Text_20_body">
      <style:text-properties fo:language="cs" fo:country="CZ" officeooo:rsid="225ad0f8" officeooo:paragraph-rsid="225ad0f8" style:language-asian="cs" style:country-asian="CZ"/>
    </style:style>
    <style:style style:name="P189" style:family="paragraph" style:parent-style-name="Text_20_body">
      <style:text-properties fo:language="cs" fo:country="CZ" officeooo:rsid="2194fb18" officeooo:paragraph-rsid="228dc0f3" style:language-asian="cs" style:country-asian="CZ"/>
    </style:style>
    <style:style style:name="P190" style:family="paragraph" style:parent-style-name="Text_20_body" style:list-style-name="L6">
      <style:text-properties fo:language="cs" fo:country="CZ" fo:font-style="italic" officeooo:rsid="21556a76" officeooo:paragraph-rsid="221e54e3" style:language-asian="cs" style:country-asian="CZ" style:font-style-asian="italic" style:font-style-complex="italic"/>
    </style:style>
    <style:style style:name="P191" style:family="paragraph" style:parent-style-name="Text_20_body" style:list-style-name="L2">
      <style:text-properties style:text-line-through-style="none" style:text-line-through-type="none" fo:language="cs" fo:country="CZ" officeooo:rsid="21337cc1" officeooo:paragraph-rsid="21e9668e" style:language-asian="cs" style:country-asian="CZ"/>
    </style:style>
    <style:style style:name="P192" style:family="paragraph" style:parent-style-name="Text_20_body" style:list-style-name="L6">
      <style:text-properties style:text-line-through-style="none" style:text-line-through-type="none" fo:language="cs" fo:country="CZ" officeooo:rsid="2022d038" officeooo:paragraph-rsid="222c5e62" style:language-asian="cs" style:country-asian="CZ"/>
    </style:style>
    <style:style style:name="P193" style:family="paragraph" style:parent-style-name="Text_20_body" style:list-style-name="L13">
      <style:text-properties style:text-line-through-style="none" style:text-line-through-type="none" fo:language="cs" fo:country="CZ" officeooo:rsid="21f79b9f" officeooo:paragraph-rsid="21f79b9f" style:language-asian="cs" style:country-asian="CZ"/>
    </style:style>
    <style:style style:name="P194" style:family="paragraph" style:parent-style-name="Text_20_body" style:list-style-name="L13">
      <style:text-properties style:text-line-through-style="none" style:text-line-through-type="none" fo:language="cs" fo:country="CZ" officeooo:rsid="21f79b9f" officeooo:paragraph-rsid="2202c6b8" style:language-asian="cs" style:country-asian="CZ"/>
    </style:style>
    <style:style style:name="P195" style:family="paragraph" style:parent-style-name="Text_20_body" style:list-style-name="L17">
      <style:text-properties style:text-line-through-style="none" style:text-line-through-type="none" fo:language="cs" fo:country="CZ" officeooo:rsid="215d4e07" officeooo:paragraph-rsid="215d4e07" style:language-asian="cs" style:country-asian="CZ"/>
    </style:style>
    <style:style style:name="P196" style:family="paragraph" style:parent-style-name="Text_20_body" style:list-style-name="L6">
      <style:text-properties style:text-line-through-style="none" style:text-line-through-type="none" fo:language="cs" fo:country="CZ" fo:font-style="italic" officeooo:rsid="20e96c9d" officeooo:paragraph-rsid="2223cf11" style:language-asian="cs" style:country-asian="CZ" style:font-style-asian="italic" style:font-style-complex="italic"/>
    </style:style>
    <style:style style:name="P197" style:family="paragraph" style:parent-style-name="Text_20_body" style:list-style-name="L8">
      <style:text-properties style:text-line-through-style="none" style:text-line-through-type="none" fo:language="cs" fo:country="CZ" fo:font-style="italic" officeooo:rsid="20f1f757" officeooo:paragraph-rsid="2229be1f" style:language-asian="cs" style:country-asian="CZ" style:font-style-asian="italic" style:font-style-complex="italic"/>
    </style:style>
    <style:style style:name="P198" style:family="paragraph" style:parent-style-name="Text_20_body" style:list-style-name="L8">
      <style:text-properties style:text-line-through-style="none" style:text-line-through-type="none" fo:language="cs" fo:country="CZ" fo:font-style="italic" officeooo:rsid="20f1f757" officeooo:paragraph-rsid="222bb97a" style:language-asian="cs" style:country-asian="CZ" style:font-style-asian="italic" style:font-style-complex="italic"/>
    </style:style>
    <style:style style:name="P199" style:family="paragraph" style:parent-style-name="Text_20_body" style:list-style-name="L8">
      <style:text-properties style:text-line-through-style="none" style:text-line-through-type="none" fo:language="cs" fo:country="CZ" fo:font-style="italic" officeooo:rsid="20f1f757" officeooo:paragraph-rsid="222eb409" style:language-asian="cs" style:country-asian="CZ" style:font-style-asian="italic" style:font-style-complex="italic"/>
    </style:style>
    <style:style style:name="P200" style:family="paragraph" style:parent-style-name="Text_20_body" style:list-style-name="L8">
      <style:text-properties style:text-line-through-style="none" style:text-line-through-type="none" fo:language="cs" fo:country="CZ" fo:font-style="italic" officeooo:rsid="20e9ccbb" officeooo:paragraph-rsid="2229be1f" style:language-asian="cs" style:country-asian="CZ" style:font-style-asian="italic" style:font-style-complex="italic"/>
    </style:style>
    <style:style style:name="P201" style:family="paragraph" style:parent-style-name="Text_20_body" style:list-style-name="L8">
      <style:text-properties style:text-line-through-style="none" style:text-line-through-type="none" fo:language="cs" fo:country="CZ" fo:font-style="italic" officeooo:rsid="2229be1f" officeooo:paragraph-rsid="222bb97a" style:language-asian="cs" style:country-asian="CZ" style:font-style-asian="italic" style:font-style-complex="italic"/>
    </style:style>
    <style:style style:name="P202" style:family="paragraph" style:parent-style-name="Text_20_body" style:list-style-name="L8">
      <style:text-properties style:text-line-through-style="none" style:text-line-through-type="none" fo:language="cs" fo:country="CZ" fo:font-style="italic" officeooo:rsid="219de3ca" officeooo:paragraph-rsid="222eb409" style:language-asian="cs" style:country-asian="CZ" style:font-style-asian="italic" style:font-style-complex="italic"/>
    </style:style>
    <style:style style:name="P203" style:family="paragraph" style:parent-style-name="Text_20_body" style:list-style-name="L6">
      <style:text-properties style:text-line-through-style="none" style:text-line-through-type="none" fo:language="cs" fo:country="CZ" fo:font-style="normal" officeooo:rsid="20e96c9d" officeooo:paragraph-rsid="2234d0ce" style:language-asian="cs" style:country-asian="CZ" style:font-style-asian="normal" style:font-style-complex="normal"/>
    </style:style>
    <style:style style:name="P204" style:family="paragraph" style:parent-style-name="Text_20_body" style:list-style-name="L8">
      <style:text-properties style:text-line-through-style="none" style:text-line-through-type="none" fo:language="cs" fo:country="CZ" fo:font-style="normal" officeooo:rsid="2231cc63" officeooo:paragraph-rsid="2231cc63" style:language-asian="cs" style:country-asian="CZ" style:font-style-asian="normal" style:font-style-complex="normal"/>
    </style:style>
    <style:style style:name="P205" style:family="paragraph" style:parent-style-name="Text_20_body" style:list-style-name="L8">
      <style:text-properties style:text-line-through-style="none" style:text-line-through-type="none" fo:language="cs" fo:country="CZ" fo:font-style="normal" officeooo:rsid="2231cc63" officeooo:paragraph-rsid="223516bd" style:language-asian="cs" style:country-asian="CZ" style:font-style-asian="normal" style:font-style-complex="normal"/>
    </style:style>
    <style:style style:name="P206" style:family="paragraph" style:parent-style-name="Text_20_body" style:list-style-name="L8">
      <style:text-properties style:text-line-through-style="none" style:text-line-through-type="none" fo:font-style="italic" officeooo:rsid="2229be1f" officeooo:paragraph-rsid="2229be1f" style:font-style-asian="italic" style:font-style-complex="italic"/>
    </style:style>
    <style:style style:name="P207" style:family="paragraph" style:parent-style-name="Text_20_body" style:list-style-name="L28">
      <style:text-properties style:text-line-through-style="none" style:text-line-through-type="none" officeooo:rsid="212834b8" officeooo:paragraph-rsid="212834b8"/>
    </style:style>
    <style:style style:name="P208" style:family="paragraph" style:parent-style-name="Text_20_body" style:list-style-name="L3">
      <style:text-properties officeooo:rsid="20ef5728" officeooo:paragraph-rsid="21e9668e"/>
    </style:style>
    <style:style style:name="P209" style:family="paragraph" style:parent-style-name="Text_20_body" style:list-style-name="L4">
      <style:text-properties officeooo:paragraph-rsid="221e937b"/>
    </style:style>
    <style:style style:name="P210" style:family="paragraph" style:parent-style-name="Text_20_body" style:list-style-name="L4">
      <style:text-properties officeooo:rsid="215eb081" officeooo:paragraph-rsid="215eb081"/>
    </style:style>
    <style:style style:name="P211" style:family="paragraph" style:parent-style-name="Text_20_body" style:list-style-name="L4">
      <style:text-properties officeooo:rsid="21605ebf" officeooo:paragraph-rsid="21ab8207"/>
    </style:style>
    <style:style style:name="P212" style:family="paragraph" style:parent-style-name="Text_20_body" style:list-style-name="L4">
      <style:text-properties officeooo:rsid="21605ebf" officeooo:paragraph-rsid="2161bdbf"/>
    </style:style>
    <style:style style:name="P213" style:family="paragraph" style:parent-style-name="Text_20_body" style:list-style-name="L5">
      <style:text-properties officeooo:rsid="2052d536" officeooo:paragraph-rsid="205aec31"/>
    </style:style>
    <style:style style:name="P214" style:family="paragraph" style:parent-style-name="Text_20_body" style:list-style-name="L6">
      <style:text-properties officeooo:paragraph-rsid="21556a76"/>
    </style:style>
    <style:style style:name="P215" style:family="paragraph" style:parent-style-name="Text_20_body" style:list-style-name="L6">
      <style:text-properties officeooo:paragraph-rsid="2065d056"/>
    </style:style>
    <style:style style:name="P216" style:family="paragraph" style:parent-style-name="Text_20_body" style:list-style-name="L6">
      <style:text-properties officeooo:rsid="20dd41c4" officeooo:paragraph-rsid="21537a33"/>
    </style:style>
    <style:style style:name="P217" style:family="paragraph" style:parent-style-name="Text_20_body" style:list-style-name="L6">
      <style:text-properties officeooo:rsid="20dd41c4" officeooo:paragraph-rsid="216ba9fc"/>
    </style:style>
    <style:style style:name="P218" style:family="paragraph" style:parent-style-name="Text_20_body" style:list-style-name="L6">
      <style:text-properties officeooo:rsid="21556a76" officeooo:paragraph-rsid="221e54e3"/>
    </style:style>
    <style:style style:name="P219" style:family="paragraph" style:parent-style-name="Text_20_body" style:list-style-name="L6">
      <style:text-properties officeooo:rsid="21537a33" officeooo:paragraph-rsid="21537a33"/>
    </style:style>
    <style:style style:name="P220" style:family="paragraph" style:parent-style-name="Text_20_body" style:list-style-name="L9">
      <style:text-properties officeooo:rsid="21537a33" officeooo:paragraph-rsid="216a5f13"/>
    </style:style>
    <style:style style:name="P221" style:family="paragraph" style:parent-style-name="Text_20_body" style:list-style-name="L7">
      <style:text-properties officeooo:paragraph-rsid="21577601"/>
    </style:style>
    <style:style style:name="P222" style:family="paragraph" style:parent-style-name="Text_20_body" style:list-style-name="L6">
      <style:text-properties officeooo:rsid="21577601" officeooo:paragraph-rsid="21577601"/>
    </style:style>
    <style:style style:name="P223" style:family="paragraph" style:parent-style-name="Text_20_body" style:list-style-name="L6">
      <style:text-properties officeooo:rsid="21577601" officeooo:paragraph-rsid="2228c0da"/>
    </style:style>
    <style:style style:name="P224" style:family="paragraph" style:parent-style-name="Text_20_body" style:list-style-name="L8">
      <style:text-properties officeooo:paragraph-rsid="2165869a"/>
    </style:style>
    <style:style style:name="P225" style:family="paragraph" style:parent-style-name="Text_20_body" style:list-style-name="L8">
      <style:text-properties officeooo:rsid="2165869a" officeooo:paragraph-rsid="2165869a"/>
    </style:style>
    <style:style style:name="P226" style:family="paragraph" style:parent-style-name="Text_20_body" style:list-style-name="L8">
      <style:text-properties officeooo:rsid="2165869a" officeooo:paragraph-rsid="222bb97a"/>
    </style:style>
    <style:style style:name="P227" style:family="paragraph" style:parent-style-name="Text_20_body" style:list-style-name="L8">
      <style:text-properties officeooo:rsid="2165869a" officeooo:paragraph-rsid="222eb409"/>
    </style:style>
    <style:style style:name="P228" style:family="paragraph" style:parent-style-name="Text_20_body" style:list-style-name="L8">
      <style:text-properties officeooo:rsid="216a235d" officeooo:paragraph-rsid="216a235d"/>
    </style:style>
    <style:style style:name="P229" style:family="paragraph" style:parent-style-name="Text_20_body" style:list-style-name="L9">
      <style:text-properties officeooo:paragraph-rsid="216a5f13"/>
    </style:style>
    <style:style style:name="P230" style:family="paragraph" style:parent-style-name="Text_20_body" style:list-style-name="L8">
      <style:text-properties officeooo:rsid="21667c9e" officeooo:paragraph-rsid="216a5f13"/>
    </style:style>
    <style:style style:name="P231" style:family="paragraph" style:parent-style-name="Text_20_body" style:list-style-name="L6">
      <style:text-properties officeooo:rsid="21667c9e" officeooo:paragraph-rsid="216da214"/>
    </style:style>
    <style:style style:name="P232" style:family="paragraph" style:parent-style-name="Text_20_body" style:list-style-name="L10">
      <style:text-properties officeooo:rsid="20cbce30" officeooo:paragraph-rsid="211d0b7d"/>
    </style:style>
    <style:style style:name="P233" style:family="paragraph" style:parent-style-name="Text_20_body" style:list-style-name="L11">
      <style:text-properties officeooo:rsid="20cbce30" officeooo:paragraph-rsid="211d0b7d"/>
    </style:style>
    <style:style style:name="P234" style:family="paragraph" style:parent-style-name="Text_20_body" style:list-style-name="L11">
      <style:text-properties officeooo:rsid="20cd3211" officeooo:paragraph-rsid="211d0b7d"/>
    </style:style>
    <style:style style:name="P235" style:family="paragraph" style:parent-style-name="Text_20_body" style:list-style-name="L11">
      <style:text-properties officeooo:rsid="20d16baa" officeooo:paragraph-rsid="211d0b7d"/>
    </style:style>
    <style:style style:name="P236" style:family="paragraph" style:parent-style-name="Text_20_body" style:list-style-name="L11">
      <style:text-properties officeooo:rsid="21d96890" officeooo:paragraph-rsid="21d96890"/>
    </style:style>
    <style:style style:name="P237" style:family="paragraph" style:parent-style-name="Text_20_body" style:list-style-name="L6">
      <style:text-properties officeooo:rsid="21f72262" officeooo:paragraph-rsid="21f72262"/>
    </style:style>
    <style:style style:name="P238" style:family="paragraph" style:parent-style-name="Text_20_body" style:list-style-name="L12">
      <style:text-properties officeooo:rsid="216fef7d" officeooo:paragraph-rsid="216fef7d"/>
    </style:style>
    <style:style style:name="P239" style:family="paragraph" style:parent-style-name="Text_20_body" style:list-style-name="L6">
      <style:text-properties officeooo:rsid="216fef7d" officeooo:paragraph-rsid="216fef7d"/>
    </style:style>
    <style:style style:name="P240" style:family="paragraph" style:parent-style-name="Text_20_body" style:list-style-name="L13">
      <style:text-properties officeooo:rsid="21f79b9f" officeooo:paragraph-rsid="2202c6b8"/>
    </style:style>
    <style:style style:name="P241" style:family="paragraph" style:parent-style-name="Text_20_body" style:list-style-name="L13">
      <style:text-properties officeooo:rsid="21f79eda" officeooo:paragraph-rsid="21f79eda"/>
    </style:style>
    <style:style style:name="P242" style:family="paragraph" style:parent-style-name="Text_20_body" style:list-style-name="L14">
      <style:text-properties officeooo:rsid="22107167" officeooo:paragraph-rsid="22107167"/>
    </style:style>
    <style:style style:name="P243" style:family="paragraph" style:parent-style-name="Text_20_body" style:list-style-name="L15">
      <style:text-properties officeooo:rsid="21996beb" officeooo:paragraph-rsid="21996beb"/>
    </style:style>
    <style:style style:name="P244" style:family="paragraph" style:parent-style-name="Text_20_body" style:list-style-name="L16">
      <style:text-properties officeooo:rsid="219de3ca" officeooo:paragraph-rsid="219f3a48"/>
    </style:style>
    <style:style style:name="P245" style:family="paragraph" style:parent-style-name="Text_20_body" style:list-style-name="L15">
      <style:text-properties fo:font-style="normal" officeooo:rsid="219de3ca" officeooo:paragraph-rsid="21a0579a" style:font-style-asian="normal" style:font-style-complex="normal"/>
    </style:style>
    <style:style style:name="P246" style:family="paragraph" style:parent-style-name="Text_20_body" style:list-style-name="L17">
      <style:text-properties officeooo:paragraph-rsid="215d4e07"/>
    </style:style>
    <style:style style:name="P247" style:family="paragraph" style:parent-style-name="Text_20_body" style:list-style-name="L17">
      <style:text-properties officeooo:rsid="215d4e07" officeooo:paragraph-rsid="215d4e07"/>
    </style:style>
    <style:style style:name="P248" style:family="paragraph" style:parent-style-name="Text_20_body" style:list-style-name="L18">
      <style:text-properties officeooo:rsid="217f35c7" officeooo:paragraph-rsid="217f35c7"/>
    </style:style>
    <style:style style:name="P249" style:family="paragraph" style:parent-style-name="Text_20_body" style:list-style-name="L19">
      <style:text-properties officeooo:rsid="217f35c7" officeooo:paragraph-rsid="217f35c7"/>
    </style:style>
    <style:style style:name="P250" style:family="paragraph" style:parent-style-name="Text_20_body" style:list-style-name="L20">
      <style:text-properties officeooo:rsid="217f35c7" officeooo:paragraph-rsid="217f35c7"/>
    </style:style>
    <style:style style:name="P251" style:family="paragraph" style:parent-style-name="Text_20_body" style:list-style-name="L21">
      <style:text-properties officeooo:rsid="217f35c7" officeooo:paragraph-rsid="217f35c7"/>
    </style:style>
    <style:style style:name="P252" style:family="paragraph" style:parent-style-name="Text_20_body" style:list-style-name="L22">
      <style:text-properties officeooo:rsid="217d02ee" officeooo:paragraph-rsid="217d02ee"/>
    </style:style>
    <style:style style:name="P253" style:family="paragraph" style:parent-style-name="Text_20_body" style:list-style-name="L23">
      <style:text-properties officeooo:rsid="217cd243" officeooo:paragraph-rsid="217cd243"/>
    </style:style>
    <style:style style:name="P254" style:family="paragraph" style:parent-style-name="Text_20_body" style:list-style-name="L24">
      <style:text-properties officeooo:rsid="21806ad2" officeooo:paragraph-rsid="21806ad2"/>
    </style:style>
    <style:style style:name="P255" style:family="paragraph" style:parent-style-name="Text_20_body" style:list-style-name="L24">
      <style:text-properties officeooo:rsid="2181dc18" officeooo:paragraph-rsid="21806ad2"/>
    </style:style>
    <style:style style:name="P256" style:family="paragraph" style:parent-style-name="Text_20_body" style:list-style-name="L24">
      <style:text-properties officeooo:rsid="2181dc18" officeooo:paragraph-rsid="2181dc18"/>
    </style:style>
    <style:style style:name="P257" style:family="paragraph" style:parent-style-name="Text_20_body" style:list-style-name="L25">
      <style:text-properties officeooo:rsid="2181dc18" officeooo:paragraph-rsid="2181dc18"/>
    </style:style>
    <style:style style:name="P258" style:family="paragraph" style:parent-style-name="Text_20_body" style:list-style-name="L24">
      <style:text-properties officeooo:rsid="2186a45d" officeooo:paragraph-rsid="2186a45d"/>
    </style:style>
    <style:style style:name="P259" style:family="paragraph" style:parent-style-name="Text_20_body" style:list-style-name="L25">
      <style:text-properties officeooo:rsid="21882840" officeooo:paragraph-rsid="21882840"/>
    </style:style>
    <style:style style:name="P260" style:family="paragraph" style:parent-style-name="Text_20_body" style:list-style-name="L26">
      <style:text-properties officeooo:rsid="2128d94f" officeooo:paragraph-rsid="2128d94f"/>
    </style:style>
    <style:style style:name="P261" style:family="paragraph" style:parent-style-name="Text_20_body" style:list-style-name="L27">
      <style:text-properties officeooo:rsid="2128d94f" officeooo:paragraph-rsid="2128d94f"/>
    </style:style>
    <style:style style:name="P262" style:family="paragraph" style:parent-style-name="Text_20_body" style:list-style-name="L29">
      <style:text-properties officeooo:rsid="218cfb5a" officeooo:paragraph-rsid="218cfb5a"/>
    </style:style>
    <style:style style:name="P263" style:family="paragraph" style:parent-style-name="Text_20_body" style:list-style-name="L29">
      <style:text-properties officeooo:rsid="218eee67" officeooo:paragraph-rsid="218eee67"/>
    </style:style>
    <style:style style:name="P264" style:family="paragraph" style:parent-style-name="Text_20_body" style:list-style-name="L29">
      <style:text-properties officeooo:rsid="219226d3" officeooo:paragraph-rsid="219226d3"/>
    </style:style>
    <style:style style:name="P265" style:family="paragraph" style:parent-style-name="Text_20_body" style:list-style-name="L29">
      <style:text-properties officeooo:rsid="218f7dde" officeooo:paragraph-rsid="218f7dde"/>
    </style:style>
    <style:style style:name="P266" style:family="paragraph" style:parent-style-name="Text_20_body" style:list-style-name="L30">
      <style:text-properties officeooo:rsid="2237b1e2" officeooo:paragraph-rsid="2237b1e2"/>
    </style:style>
    <style:style style:name="P267" style:family="paragraph" style:parent-style-name="Text_20_body" style:list-style-name="L31">
      <style:text-properties officeooo:rsid="2237b1e2" officeooo:paragraph-rsid="2237b1e2"/>
    </style:style>
    <style:style style:name="P268" style:family="paragraph" style:parent-style-name="Text_20_body" style:list-style-name="L32">
      <style:text-properties officeooo:rsid="21e40ee3" officeooo:paragraph-rsid="21e40ee3"/>
    </style:style>
    <style:style style:name="P269" style:family="paragraph" style:parent-style-name="Text_20_body">
      <style:text-properties officeooo:rsid="207d25a9" officeooo:paragraph-rsid="22800e48"/>
    </style:style>
    <style:style style:name="P270" style:family="paragraph" style:parent-style-name="Text_20_body">
      <style:text-properties officeooo:rsid="207d25a9" officeooo:paragraph-rsid="228a0369"/>
    </style:style>
    <style:style style:name="P271" style:family="paragraph" style:parent-style-name="Text_20_body">
      <style:text-properties officeooo:rsid="207d25a9" officeooo:paragraph-rsid="228a2f29"/>
    </style:style>
    <style:style style:name="P272" style:family="paragraph" style:parent-style-name="Text_20_body">
      <style:text-properties officeooo:rsid="207d25a9" officeooo:paragraph-rsid="228dc0f3"/>
    </style:style>
    <style:style style:name="P273" style:family="paragraph" style:parent-style-name="Text_20_body">
      <style:text-properties officeooo:rsid="207d25a9" officeooo:paragraph-rsid="22908664"/>
    </style:style>
    <style:style style:name="P274" style:family="paragraph" style:parent-style-name="Text_20_body">
      <style:text-properties officeooo:rsid="207d25a9" officeooo:paragraph-rsid="2297aba1"/>
    </style:style>
    <style:style style:name="P275" style:family="paragraph" style:parent-style-name="Text_20_body">
      <style:text-properties officeooo:rsid="228327ad" officeooo:paragraph-rsid="2284bf97"/>
    </style:style>
    <style:style style:name="P276" style:family="paragraph" style:parent-style-name="Text_20_body">
      <style:text-properties officeooo:rsid="2297affa" officeooo:paragraph-rsid="229b2d63"/>
    </style:style>
    <style:style style:name="P277" style:family="paragraph" style:parent-style-name="Heading_20_2">
      <style:text-properties officeooo:paragraph-rsid="21e9668e"/>
    </style:style>
    <style:style style:name="P278" style:family="paragraph" style:parent-style-name="Heading_20_2">
      <style:text-properties officeooo:rsid="21597f75" officeooo:paragraph-rsid="21e9668e"/>
    </style:style>
    <style:style style:name="P279" style:family="paragraph" style:parent-style-name="Heading_20_2">
      <style:text-properties officeooo:rsid="217f35c7" officeooo:paragraph-rsid="217f35c7"/>
    </style:style>
    <style:style style:name="P280" style:family="paragraph" style:parent-style-name="Heading_20_2">
      <style:text-properties officeooo:rsid="212cf21c" officeooo:paragraph-rsid="212cf21c"/>
    </style:style>
    <style:style style:name="P281" style:family="paragraph" style:parent-style-name="Heading_20_2">
      <style:text-properties officeooo:rsid="212b88ed" officeooo:paragraph-rsid="212b88ed"/>
    </style:style>
    <style:style style:name="P282" style:family="paragraph" style:parent-style-name="Heading_20_2">
      <style:text-properties officeooo:rsid="2128d94f" officeooo:paragraph-rsid="2128d94f"/>
    </style:style>
    <style:style style:name="P283" style:family="paragraph" style:parent-style-name="Example" style:list-style-name="L33">
      <style:text-properties officeooo:paragraph-rsid="21de3bfb"/>
    </style:style>
    <style:style style:name="P284" style:family="paragraph" style:parent-style-name="Example" style:list-style-name="L33">
      <style:text-properties officeooo:rsid="21ddad74" officeooo:paragraph-rsid="21de3bfb"/>
    </style:style>
    <style:style style:name="P285" style:family="paragraph" style:parent-style-name="Heading_20_4">
      <style:text-properties fo:language="cs" fo:country="CZ" officeooo:rsid="2022d038" officeooo:paragraph-rsid="20611930" style:language-asian="cs" style:country-asian="CZ"/>
    </style:style>
    <style:style style:name="P286" style:family="paragraph" style:parent-style-name="Heading_20_4">
      <style:text-properties officeooo:rsid="206f2028" officeooo:paragraph-rsid="206f2028"/>
    </style:style>
    <style:style style:name="P287" style:family="paragraph" style:parent-style-name="Heading_20_4">
      <style:text-properties style:text-line-through-style="none" style:text-line-through-type="none" officeooo:rsid="21f79b9f" officeooo:paragraph-rsid="21f79b9f"/>
    </style:style>
    <style:style style:name="P288" style:family="paragraph" style:parent-style-name="Heading_20_4">
      <style:text-properties style:text-line-through-style="none" style:text-line-through-type="none" officeooo:rsid="2123f7c4" officeooo:paragraph-rsid="2123f7c4"/>
    </style:style>
    <style:style style:name="P289" style:family="paragraph" style:parent-style-name="Heading_20_5">
      <style:text-properties officeooo:paragraph-rsid="205aec31"/>
    </style:style>
    <style:style style:name="P290" style:family="paragraph" style:parent-style-name="Heading_20_5">
      <style:text-properties officeooo:paragraph-rsid="21ab8207"/>
    </style:style>
    <style:style style:name="P291" style:family="paragraph" style:parent-style-name="Heading_20_5">
      <style:text-properties officeooo:rsid="206449e7" officeooo:paragraph-rsid="206449e7"/>
    </style:style>
    <style:style style:name="P292" style:family="paragraph" style:parent-style-name="Heading_20_5">
      <style:text-properties officeooo:paragraph-rsid="2065587c"/>
    </style:style>
    <style:style style:name="P293" style:family="paragraph" style:parent-style-name="Heading_20_5">
      <style:text-properties officeooo:rsid="211b2f61" officeooo:paragraph-rsid="211b2f61"/>
    </style:style>
    <style:style style:name="P294" style:family="paragraph" style:parent-style-name="Heading_20_5">
      <style:text-properties officeooo:paragraph-rsid="20759c9f"/>
    </style:style>
    <style:style style:name="P295" style:family="paragraph" style:parent-style-name="Heading_20_5">
      <style:text-properties officeooo:rsid="20768cfb" officeooo:paragraph-rsid="20768cfb"/>
    </style:style>
    <style:style style:name="P296" style:family="paragraph" style:parent-style-name="Heading_20_5">
      <style:text-properties fo:language="cs" fo:country="CZ" officeooo:rsid="20a56c6b" officeooo:paragraph-rsid="20aac5d0" style:language-asian="cs" style:country-asian="CZ"/>
    </style:style>
    <style:style style:name="P297" style:family="paragraph" style:parent-style-name="Heading_20_5">
      <style:text-properties officeooo:rsid="20a1bc0a" officeooo:paragraph-rsid="20ace839"/>
    </style:style>
    <style:style style:name="P298" style:family="paragraph" style:parent-style-name="Heading_20_5">
      <style:text-properties fo:font-size="9.5pt" fo:letter-spacing="0.009cm" fo:language="cs" fo:country="CZ" officeooo:rsid="20ae2d0a" officeooo:paragraph-rsid="20af97d2" style:font-size-asian="9.5pt" style:language-asian="cs" style:country-asian="CZ"/>
    </style:style>
    <style:style style:name="P299" style:family="paragraph" style:parent-style-name="Heading_20_5">
      <style:text-properties fo:font-size="9.5pt" fo:letter-spacing="0.009cm" fo:language="cs" fo:country="CZ" officeooo:rsid="20af97d2" officeooo:paragraph-rsid="20b19335" style:font-size-asian="9.5pt" style:language-asian="cs" style:country-asian="CZ"/>
    </style:style>
    <style:style style:name="P300" style:family="paragraph" style:parent-style-name="Heading_20_5">
      <style:text-properties fo:font-size="9.5pt" fo:letter-spacing="0.009cm" fo:language="cs" fo:country="CZ" officeooo:rsid="20b19335" officeooo:paragraph-rsid="20b53d83" style:font-size-asian="9.5pt" style:language-asian="cs" style:country-asian="CZ"/>
    </style:style>
    <style:style style:name="P301" style:family="paragraph" style:parent-style-name="Heading_20_5">
      <style:text-properties fo:font-size="9.5pt" fo:letter-spacing="0.009cm" fo:language="cs" fo:country="CZ" officeooo:rsid="20b59c5a" officeooo:paragraph-rsid="20b5f42b" style:font-size-asian="9.5pt" style:language-asian="cs" style:country-asian="CZ"/>
    </style:style>
    <style:style style:name="P302" style:family="paragraph" style:parent-style-name="Heading_20_5">
      <style:text-properties fo:font-size="9.5pt" fo:letter-spacing="0.009cm" fo:language="cs" fo:country="CZ" officeooo:rsid="20b5f42b" officeooo:paragraph-rsid="20b709c7" style:font-size-asian="9.5pt" style:language-asian="cs" style:country-asian="CZ"/>
    </style:style>
    <style:style style:name="P303" style:family="paragraph" style:parent-style-name="Heading_20_5">
      <style:text-properties fo:font-size="9.5pt" fo:letter-spacing="0.009cm" fo:language="cs" fo:country="CZ" officeooo:rsid="20bc2715" officeooo:paragraph-rsid="20c1c0ac" style:font-size-asian="9.5pt" style:language-asian="cs" style:country-asian="CZ"/>
    </style:style>
    <style:style style:name="P304" style:family="paragraph" style:parent-style-name="Heading_20_5">
      <style:text-properties fo:font-size="9.5pt" fo:letter-spacing="0.009cm" fo:language="cs" fo:country="CZ" officeooo:rsid="20c37e13" officeooo:paragraph-rsid="20c7ab34" style:font-size-asian="9.5pt" style:language-asian="cs" style:country-asian="CZ"/>
    </style:style>
    <style:style style:name="P305" style:family="paragraph" style:parent-style-name="Heading_20_5">
      <style:text-properties fo:font-size="9.5pt" fo:letter-spacing="0.009cm" fo:language="cs" fo:country="CZ" officeooo:rsid="20c8b3c0" officeooo:paragraph-rsid="20ca50b1" style:font-size-asian="9.5pt" style:language-asian="cs" style:country-asian="CZ"/>
    </style:style>
    <style:style style:name="P306" style:family="paragraph" style:parent-style-name="Heading_20_5">
      <style:text-properties fo:font-size="9.5pt" fo:letter-spacing="0.009cm" fo:language="cs" fo:country="CZ" officeooo:rsid="20ca50b1" officeooo:paragraph-rsid="20caf294" style:font-size-asian="9.5pt" style:language-asian="cs" style:country-asian="CZ"/>
    </style:style>
    <style:style style:name="P307" style:family="paragraph" style:parent-style-name="Heading_20_5">
      <style:text-properties officeooo:rsid="2123f7c4" officeooo:paragraph-rsid="2123f7c4"/>
    </style:style>
    <style:style style:name="P308" style:family="paragraph" style:parent-style-name="Heading_20_5">
      <style:text-properties officeooo:paragraph-rsid="2123f7c4"/>
    </style:style>
    <style:style style:name="P309" style:family="paragraph" style:parent-style-name="Heading_20_5">
      <style:text-properties officeooo:paragraph-rsid="21ac324b"/>
    </style:style>
    <style:style style:name="P310" style:family="paragraph" style:parent-style-name="Heading_20_5">
      <style:text-properties officeooo:paragraph-rsid="220231cf"/>
    </style:style>
    <style:style style:name="P311" style:family="paragraph" style:parent-style-name="Heading_20_5">
      <style:text-properties officeooo:paragraph-rsid="2202b942"/>
    </style:style>
    <style:style style:name="P312" style:family="paragraph" style:parent-style-name="Heading_20_5">
      <style:text-properties officeooo:paragraph-rsid="22035c33"/>
    </style:style>
    <style:style style:name="P313" style:family="paragraph" style:parent-style-name="Heading_20_5">
      <style:text-properties officeooo:paragraph-rsid="2195aae2"/>
    </style:style>
    <style:style style:name="P314" style:family="paragraph" style:parent-style-name="Heading_20_5">
      <style:text-properties officeooo:paragraph-rsid="22800e48"/>
    </style:style>
    <style:style style:name="P315" style:family="paragraph" style:parent-style-name="Heading_20_3">
      <style:text-properties officeooo:paragraph-rsid="202197c0"/>
    </style:style>
    <style:style style:name="P316" style:family="paragraph" style:parent-style-name="Heading_20_3">
      <style:text-properties officeooo:paragraph-rsid="202b038b"/>
    </style:style>
    <style:style style:name="P317" style:family="paragraph" style:parent-style-name="Heading_20_3">
      <style:text-properties fo:language="cs" fo:country="CZ" officeooo:paragraph-rsid="202197c0" style:language-asian="cs" style:country-asian="CZ"/>
    </style:style>
    <style:style style:name="P318" style:family="paragraph" style:parent-style-name="Heading_20_3">
      <style:text-properties fo:language="cs" fo:country="CZ" officeooo:paragraph-rsid="20415ce7" style:language-asian="cs" style:country-asian="CZ"/>
    </style:style>
    <style:style style:name="P319" style:family="paragraph" style:parent-style-name="Heading_20_3">
      <style:text-properties officeooo:paragraph-rsid="21e9668e"/>
    </style:style>
    <style:style style:name="P320" style:family="paragraph" style:parent-style-name="Heading_20_3">
      <style:text-properties officeooo:paragraph-rsid="20415ce7"/>
    </style:style>
    <style:style style:name="P321" style:family="paragraph" style:parent-style-name="Heading_20_1">
      <style:text-properties officeooo:rsid="108bcbf7" officeooo:paragraph-rsid="202197c0"/>
    </style:style>
    <style:style style:name="P322" style:family="paragraph" style:parent-style-name="Heading_20_1">
      <style:text-properties officeooo:rsid="215d4e07" officeooo:paragraph-rsid="215d4e07"/>
    </style:style>
    <style:style style:name="P323" style:family="paragraph" style:parent-style-name="Heading_20_1">
      <style:text-properties officeooo:rsid="2236b9e5" officeooo:paragraph-rsid="2236b9e5"/>
    </style:style>
    <style:style style:name="P324" style:family="paragraph" style:parent-style-name="Heading_20_1">
      <style:text-properties officeooo:rsid="21e0b25b" officeooo:paragraph-rsid="21e0b25b"/>
    </style:style>
    <style:style style:name="P325" style:family="paragraph" style:parent-style-name="Heading_20_1">
      <style:text-properties officeooo:rsid="21de3bfb" officeooo:paragraph-rsid="21de3bfb"/>
    </style:style>
    <style:style style:name="P326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327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style:text-underline-style="none"/>
    </style:style>
    <style:style style:name="T3" style:family="text">
      <style:text-properties style:text-line-through-style="none" style:text-line-through-type="none" style:text-underline-style="none" officeooo:rsid="002eb51a"/>
    </style:style>
    <style:style style:name="T4" style:family="text">
      <style:text-properties style:text-line-through-style="none" style:text-line-through-type="none" style:text-underline-style="none" officeooo:rsid="11837774"/>
    </style:style>
    <style:style style:name="T5" style:family="text">
      <style:text-properties style:text-line-through-style="none" style:text-line-through-type="none" officeooo:rsid="205145a7"/>
    </style:style>
    <style:style style:name="T6" style:family="text">
      <style:text-properties style:text-line-through-style="none" style:text-line-through-type="none" officeooo:rsid="207fb675"/>
    </style:style>
    <style:style style:name="T7" style:family="text">
      <style:text-properties style:text-line-through-style="none" style:text-line-through-type="none" fo:language="cs" fo:country="CZ" style:language-asian="cs" style:country-asian="CZ"/>
    </style:style>
    <style:style style:name="T8" style:family="text">
      <style:text-properties style:text-line-through-style="none" style:text-line-through-type="none" fo:language="cs" fo:country="CZ" officeooo:rsid="2123f7c4" style:language-asian="cs" style:country-asian="CZ"/>
    </style:style>
    <style:style style:name="T9" style:family="text">
      <style:text-properties style:text-line-through-style="none" style:text-line-through-type="none" fo:language="cs" fo:country="CZ" officeooo:rsid="207b8e54" style:language-asian="cs" style:country-asian="CZ"/>
    </style:style>
    <style:style style:name="T10" style:family="text">
      <style:text-properties style:text-line-through-style="none" style:text-line-through-type="none" fo:language="cs" fo:country="CZ" officeooo:rsid="212570df" style:language-asian="cs" style:country-asian="CZ"/>
    </style:style>
    <style:style style:name="T11" style:family="text">
      <style:text-properties style:text-line-through-style="none" style:text-line-through-type="none" fo:language="cs" fo:country="CZ" officeooo:rsid="2022d038" style:language-asian="cs" style:country-asian="CZ"/>
    </style:style>
    <style:style style:name="T12" style:family="text">
      <style:text-properties style:text-line-through-style="none" style:text-line-through-type="none" fo:language="cs" fo:country="CZ" officeooo:rsid="20dbfabc" style:language-asian="cs" style:country-asian="CZ"/>
    </style:style>
    <style:style style:name="T13" style:family="text">
      <style:text-properties style:text-line-through-style="none" style:text-line-through-type="none" fo:language="cs" fo:country="CZ" officeooo:rsid="21f858a0" style:language-asian="cs" style:country-asian="CZ"/>
    </style:style>
    <style:style style:name="T14" style:family="text">
      <style:text-properties style:text-line-through-style="none" style:text-line-through-type="none" fo:language="cs" fo:country="CZ" officeooo:rsid="21fa3429" style:language-asian="cs" style:country-asian="CZ"/>
    </style:style>
    <style:style style:name="T15" style:family="text">
      <style:text-properties style:text-line-through-style="none" style:text-line-through-type="none" fo:language="cs" fo:country="CZ" officeooo:rsid="21fb3d8c" style:language-asian="cs" style:country-asian="CZ"/>
    </style:style>
    <style:style style:name="T16" style:family="text">
      <style:text-properties style:text-line-through-style="none" style:text-line-through-type="none" fo:language="cs" fo:country="CZ" fo:font-style="italic" style:language-asian="cs" style:country-asian="CZ" style:font-style-asian="italic" style:font-style-complex="italic"/>
    </style:style>
    <style:style style:name="T17" style:family="text">
      <style:text-properties style:text-line-through-style="none" style:text-line-through-type="none" officeooo:rsid="2128d94f"/>
    </style:style>
    <style:style style:name="T18" style:family="text">
      <style:text-properties style:text-line-through-style="none" style:text-line-through-type="none" officeooo:rsid="2130bbfa"/>
    </style:style>
    <style:style style:name="T19" style:family="text">
      <style:text-properties style:text-line-through-style="none" style:text-line-through-type="none" officeooo:rsid="2134d3bf"/>
    </style:style>
    <style:style style:name="T20" style:family="text">
      <style:text-properties style:text-line-through-style="none" style:text-line-through-type="none" officeooo:rsid="21471276"/>
    </style:style>
    <style:style style:name="T21" style:family="text">
      <style:text-properties fo:language="cs" fo:country="CZ"/>
    </style:style>
    <style:style style:name="T22" style:family="text">
      <style:text-properties fo:language="cs" fo:country="CZ" fo:font-style="italic" style:language-asian="cs" style:country-asian="CZ" style:font-style-asian="italic" style:font-style-complex="italic"/>
    </style:style>
    <style:style style:name="T23" style:family="text">
      <style:text-properties fo:language="cs" fo:country="CZ" fo:font-style="italic" officeooo:rsid="20759c9f" style:language-asian="cs" style:country-asian="CZ" style:font-style-asian="italic" style:font-style-complex="italic"/>
    </style:style>
    <style:style style:name="T24" style:family="text">
      <style:text-properties fo:language="cs" fo:country="CZ" fo:font-style="italic" officeooo:rsid="20a19e91" style:language-asian="cs" style:country-asian="CZ" style:font-style-asian="italic" style:font-style-complex="italic"/>
    </style:style>
    <style:style style:name="T25" style:family="text">
      <style:text-properties fo:language="cs" fo:country="CZ" fo:font-style="italic" officeooo:rsid="20a75113" style:language-asian="cs" style:country-asian="CZ" style:font-style-asian="italic" style:font-style-complex="italic"/>
    </style:style>
    <style:style style:name="T26" style:family="text">
      <style:text-properties fo:language="cs" fo:country="CZ" fo:font-style="italic" officeooo:rsid="20a56c6b" style:language-asian="cs" style:country-asian="CZ" style:font-style-asian="italic" style:font-style-complex="italic"/>
    </style:style>
    <style:style style:name="T27" style:family="text">
      <style:text-properties fo:language="cs" fo:country="CZ" fo:font-style="italic" officeooo:rsid="21537a33" style:language-asian="cs" style:country-asian="CZ" style:font-style-asian="italic" style:font-style-complex="italic"/>
    </style:style>
    <style:style style:name="T28" style:family="text">
      <style:text-properties fo:language="cs" fo:country="CZ" fo:font-style="italic" officeooo:rsid="216ba9fc" style:language-asian="cs" style:country-asian="CZ" style:font-style-asian="italic" style:font-style-complex="italic"/>
    </style:style>
    <style:style style:name="T29" style:family="text">
      <style:text-properties fo:language="cs" fo:country="CZ" fo:font-style="italic" officeooo:rsid="21966d5f" style:language-asian="cs" style:country-asian="CZ" style:font-style-asian="italic" style:font-style-complex="italic"/>
    </style:style>
    <style:style style:name="T30" style:family="text">
      <style:text-properties fo:language="cs" fo:country="CZ" fo:font-style="italic" officeooo:rsid="21ad8828" style:language-asian="cs" style:country-asian="CZ" style:font-style-asian="italic" style:font-style-complex="italic"/>
    </style:style>
    <style:style style:name="T31" style:family="text">
      <style:text-properties fo:language="cs" fo:country="CZ" fo:font-style="italic" officeooo:rsid="20774db6" style:language-asian="cs" style:country-asian="CZ" style:font-style-asian="italic" style:font-style-complex="italic"/>
    </style:style>
    <style:style style:name="T32" style:family="text">
      <style:text-properties fo:language="cs" fo:country="CZ" fo:font-style="italic" officeooo:rsid="21b1e115" style:language-asian="cs" style:country-asian="CZ" style:font-style-asian="italic" style:font-style-complex="italic"/>
    </style:style>
    <style:style style:name="T33" style:family="text">
      <style:text-properties fo:language="cs" fo:country="CZ" fo:font-style="italic" officeooo:rsid="22197097" style:language-asian="cs" style:country-asian="CZ" style:font-style-asian="italic" style:font-style-complex="italic"/>
    </style:style>
    <style:style style:name="T34" style:family="text">
      <style:text-properties fo:language="cs" fo:country="CZ" fo:font-style="italic" officeooo:rsid="20e96c9d" style:language-asian="cs" style:country-asian="CZ" style:font-style-asian="italic" style:font-style-complex="italic"/>
    </style:style>
    <style:style style:name="T35" style:family="text">
      <style:text-properties fo:language="cs" fo:country="CZ" fo:font-style="italic" officeooo:rsid="223e7fa9" style:language-asian="cs" style:country-asian="CZ" style:font-style-asian="italic" style:font-style-complex="italic"/>
    </style:style>
    <style:style style:name="T36" style:family="text">
      <style:text-properties fo:language="cs" fo:country="CZ" fo:font-style="italic" officeooo:rsid="22404075" style:language-asian="cs" style:country-asian="CZ" style:font-style-asian="italic" style:font-style-complex="italic"/>
    </style:style>
    <style:style style:name="T37" style:family="text">
      <style:text-properties fo:language="cs" fo:country="CZ" fo:font-style="italic" officeooo:rsid="224ad8f1" style:language-asian="cs" style:country-asian="CZ" style:font-style-asian="italic" style:font-style-complex="italic"/>
    </style:style>
    <style:style style:name="T38" style:family="text">
      <style:text-properties fo:language="cs" fo:country="CZ" fo:font-style="italic" officeooo:rsid="224b196c" style:language-asian="cs" style:country-asian="CZ" style:font-style-asian="italic" style:font-style-complex="italic"/>
    </style:style>
    <style:style style:name="T39" style:family="text">
      <style:text-properties fo:language="cs" fo:country="CZ" fo:font-style="italic" officeooo:rsid="2257a472" style:language-asian="cs" style:country-asian="CZ" style:font-style-asian="italic" style:font-style-complex="italic"/>
    </style:style>
    <style:style style:name="T40" style:family="text">
      <style:text-properties fo:language="cs" fo:country="CZ" fo:font-style="italic" officeooo:rsid="225fe2bb" style:language-asian="cs" style:country-asian="CZ" style:font-style-asian="italic" style:font-style-complex="italic"/>
    </style:style>
    <style:style style:name="T41" style:family="text">
      <style:text-properties fo:language="cs" fo:country="CZ" fo:font-style="italic" officeooo:rsid="16077e11" style:language-asian="cs" style:country-asian="CZ" style:font-style-asian="italic" style:font-style-complex="italic"/>
    </style:style>
    <style:style style:name="T42" style:family="text">
      <style:text-properties fo:language="cs" fo:country="CZ" fo:font-style="italic" officeooo:rsid="2264f721" style:language-asian="cs" style:country-asian="CZ" style:font-style-asian="italic" style:font-style-complex="italic"/>
    </style:style>
    <style:style style:name="T43" style:family="text">
      <style:text-properties fo:language="cs" fo:country="CZ" fo:font-style="italic" officeooo:rsid="2262950f" style:language-asian="cs" style:country-asian="CZ" style:font-style-asian="italic" style:font-style-complex="italic"/>
    </style:style>
    <style:style style:name="T44" style:family="text">
      <style:text-properties fo:language="cs" fo:country="CZ" fo:font-style="italic" officeooo:rsid="2270d6b1" style:language-asian="cs" style:country-asian="CZ" style:font-style-asian="italic" style:font-style-complex="italic"/>
    </style:style>
    <style:style style:name="T45" style:family="text">
      <style:text-properties fo:language="cs" fo:country="CZ" fo:font-style="italic" officeooo:rsid="2270e0f8" style:language-asian="cs" style:country-asian="CZ" style:font-style-asian="italic" style:font-style-complex="italic"/>
    </style:style>
    <style:style style:name="T46" style:family="text">
      <style:text-properties fo:language="cs" fo:country="CZ" fo:font-style="italic" officeooo:rsid="227187a1" style:language-asian="cs" style:country-asian="CZ" style:font-style-asian="italic" style:font-style-complex="italic"/>
    </style:style>
    <style:style style:name="T47" style:family="text">
      <style:text-properties fo:language="cs" fo:country="CZ" fo:font-style="italic" officeooo:rsid="227200b6" style:language-asian="cs" style:country-asian="CZ" style:font-style-asian="italic" style:font-style-complex="italic"/>
    </style:style>
    <style:style style:name="T48" style:family="text">
      <style:text-properties fo:language="cs" fo:country="CZ" fo:font-style="italic" officeooo:rsid="22800e48" style:language-asian="cs" style:country-asian="CZ" style:font-style-asian="italic" style:font-style-complex="italic"/>
    </style:style>
    <style:style style:name="T49" style:family="text">
      <style:text-properties fo:language="cs" fo:country="CZ" fo:font-style="italic" officeooo:rsid="2282078d" style:language-asian="cs" style:country-asian="CZ" style:font-style-asian="italic" style:font-style-complex="italic"/>
    </style:style>
    <style:style style:name="T50" style:family="text">
      <style:text-properties fo:language="cs" fo:country="CZ" fo:font-style="italic" officeooo:rsid="228a945e" style:language-asian="cs" style:country-asian="CZ" style:font-style-asian="italic" style:font-style-complex="italic"/>
    </style:style>
    <style:style style:name="T51" style:family="text">
      <style:text-properties fo:language="cs" fo:country="CZ" fo:font-style="italic" officeooo:rsid="228dc0f3" style:language-asian="cs" style:country-asian="CZ" style:font-style-asian="italic" style:font-style-complex="italic"/>
    </style:style>
    <style:style style:name="T52" style:family="text">
      <style:text-properties fo:language="cs" fo:country="CZ" fo:font-style="italic" officeooo:rsid="228eef0d" style:language-asian="cs" style:country-asian="CZ" style:font-style-asian="italic" style:font-style-complex="italic"/>
    </style:style>
    <style:style style:name="T53" style:family="text">
      <style:text-properties fo:language="cs" fo:country="CZ" fo:font-style="italic" officeooo:rsid="2297aba1" style:language-asian="cs" style:country-asian="CZ" style:font-style-asian="italic" style:font-style-complex="italic"/>
    </style:style>
    <style:style style:name="T54" style:family="text">
      <style:text-properties fo:language="cs" fo:country="CZ" fo:font-style="italic" officeooo:rsid="2297affa" style:language-asian="cs" style:country-asian="CZ" style:font-style-asian="italic" style:font-style-complex="italic"/>
    </style:style>
    <style:style style:name="T55" style:family="text">
      <style:text-properties fo:language="cs" fo:country="CZ" fo:font-style="italic" officeooo:rsid="229c2711" style:language-asian="cs" style:country-asian="CZ" style:font-style-asian="italic" style:font-style-complex="italic"/>
    </style:style>
    <style:style style:name="T56" style:family="text">
      <style:text-properties fo:language="cs" fo:country="CZ" fo:font-style="italic" officeooo:rsid="11354dcd" style:font-style-asian="italic" style:font-style-complex="italic"/>
    </style:style>
    <style:style style:name="T57" style:family="text">
      <style:text-properties fo:language="cs" fo:country="CZ" fo:font-style="normal" style:language-asian="cs" style:country-asian="CZ" style:font-style-asian="normal" style:font-style-complex="normal"/>
    </style:style>
    <style:style style:name="T58" style:family="text">
      <style:text-properties fo:language="cs" fo:country="CZ" fo:font-style="normal" officeooo:rsid="2157048b" style:language-asian="cs" style:country-asian="CZ" style:font-style-asian="normal" style:font-style-complex="normal"/>
    </style:style>
    <style:style style:name="T59" style:family="text">
      <style:text-properties fo:language="cs" fo:country="CZ" fo:font-style="normal" officeooo:rsid="2195aae2" style:language-asian="cs" style:country-asian="CZ" style:font-style-asian="normal" style:font-style-complex="normal"/>
    </style:style>
    <style:style style:name="T60" style:family="text">
      <style:text-properties fo:language="cs" fo:country="CZ" fo:font-style="normal" officeooo:rsid="2195b040" style:language-asian="cs" style:country-asian="CZ" style:font-style-asian="normal" style:font-style-complex="normal"/>
    </style:style>
    <style:style style:name="T61" style:family="text">
      <style:text-properties fo:language="cs" fo:country="CZ" fo:font-style="normal" officeooo:rsid="219f8206" style:language-asian="cs" style:country-asian="CZ" style:font-style-asian="normal" style:font-style-complex="normal"/>
    </style:style>
    <style:style style:name="T62" style:family="text">
      <style:text-properties fo:language="cs" fo:country="CZ" fo:font-style="normal" officeooo:rsid="20e96c9d" style:language-asian="cs" style:country-asian="CZ" style:font-style-asian="normal" style:font-style-complex="normal"/>
    </style:style>
    <style:style style:name="T63" style:family="text">
      <style:text-properties fo:language="cs" fo:country="CZ" fo:font-style="normal" officeooo:rsid="21556a76" style:language-asian="cs" style:country-asian="CZ" style:font-style-asian="normal" style:font-style-complex="normal"/>
    </style:style>
    <style:style style:name="T64" style:family="text">
      <style:text-properties fo:language="cs" fo:country="CZ" fo:font-style="normal" officeooo:rsid="2231cc63" style:language-asian="cs" style:country-asian="CZ" style:font-style-asian="normal" style:font-style-complex="normal"/>
    </style:style>
    <style:style style:name="T65" style:family="text">
      <style:text-properties fo:language="cs" fo:country="CZ" fo:font-style="normal" officeooo:rsid="16077e11" style:language-asian="cs" style:country-asian="CZ" style:font-style-asian="normal" style:font-style-complex="normal"/>
    </style:style>
    <style:style style:name="T66" style:family="text">
      <style:text-properties fo:language="cs" fo:country="CZ" fo:font-style="normal" officeooo:rsid="1445805e" style:language-asian="cs" style:country-asian="CZ" style:font-style-asian="normal" style:font-style-complex="normal"/>
    </style:style>
    <style:style style:name="T67" style:family="text">
      <style:text-properties fo:language="cs" fo:country="CZ" fo:font-style="normal" officeooo:rsid="15fcf686" style:language-asian="cs" style:country-asian="CZ" style:font-style-asian="normal" style:font-style-complex="normal"/>
    </style:style>
    <style:style style:name="T68" style:family="text">
      <style:text-properties fo:language="cs" fo:country="CZ" fo:font-style="normal" officeooo:rsid="1612c537" style:language-asian="cs" style:country-asian="CZ" style:font-style-asian="normal" style:font-style-complex="normal"/>
    </style:style>
    <style:style style:name="T69" style:family="text">
      <style:text-properties fo:language="cs" fo:country="CZ" fo:font-style="normal" officeooo:rsid="2262950f" style:language-asian="cs" style:country-asian="CZ" style:font-style-asian="normal" style:font-style-complex="normal"/>
    </style:style>
    <style:style style:name="T70" style:family="text">
      <style:text-properties fo:language="cs" fo:country="CZ" fo:font-style="normal" officeooo:rsid="2264f721" style:language-asian="cs" style:country-asian="CZ" style:font-style-asian="normal" style:font-style-complex="normal"/>
    </style:style>
    <style:style style:name="T71" style:family="text">
      <style:text-properties fo:language="cs" fo:country="CZ" fo:font-style="normal" officeooo:rsid="2265ef66" style:language-asian="cs" style:country-asian="CZ" style:font-style-asian="normal" style:font-style-complex="normal"/>
    </style:style>
    <style:style style:name="T72" style:family="text">
      <style:text-properties fo:language="cs" fo:country="CZ" style:language-asian="cs" style:country-asian="CZ"/>
    </style:style>
    <style:style style:name="T73" style:family="text">
      <style:text-properties fo:language="cs" fo:country="CZ" officeooo:rsid="20228d7e" style:language-asian="cs" style:country-asian="CZ"/>
    </style:style>
    <style:style style:name="T74" style:family="text">
      <style:text-properties fo:language="cs" fo:country="CZ" officeooo:rsid="2022d038" style:language-asian="cs" style:country-asian="CZ"/>
    </style:style>
    <style:style style:name="T75" style:family="text">
      <style:text-properties fo:language="cs" fo:country="CZ" officeooo:rsid="202364ac" style:language-asian="cs" style:country-asian="CZ"/>
    </style:style>
    <style:style style:name="T76" style:family="text">
      <style:text-properties fo:language="cs" fo:country="CZ" officeooo:rsid="20267c2c" style:language-asian="cs" style:country-asian="CZ"/>
    </style:style>
    <style:style style:name="T77" style:family="text">
      <style:text-properties fo:language="cs" fo:country="CZ" officeooo:rsid="202b1bc4" style:language-asian="cs" style:country-asian="CZ"/>
    </style:style>
    <style:style style:name="T78" style:family="text">
      <style:text-properties fo:language="cs" fo:country="CZ" officeooo:rsid="202b31b7" style:language-asian="cs" style:country-asian="CZ"/>
    </style:style>
    <style:style style:name="T79" style:family="text">
      <style:text-properties fo:language="cs" fo:country="CZ" officeooo:rsid="202c217c" style:language-asian="cs" style:country-asian="CZ"/>
    </style:style>
    <style:style style:name="T80" style:family="text">
      <style:text-properties fo:language="cs" fo:country="CZ" officeooo:rsid="202ffbff" style:language-asian="cs" style:country-asian="CZ"/>
    </style:style>
    <style:style style:name="T81" style:family="text">
      <style:text-properties fo:language="cs" fo:country="CZ" officeooo:rsid="203187de" style:language-asian="cs" style:country-asian="CZ"/>
    </style:style>
    <style:style style:name="T82" style:family="text">
      <style:text-properties fo:language="cs" fo:country="CZ" officeooo:rsid="2033ec3f" style:language-asian="cs" style:country-asian="CZ"/>
    </style:style>
    <style:style style:name="T83" style:family="text">
      <style:text-properties fo:language="cs" fo:country="CZ" officeooo:rsid="203781ed" style:language-asian="cs" style:country-asian="CZ"/>
    </style:style>
    <style:style style:name="T84" style:family="text">
      <style:text-properties fo:language="cs" fo:country="CZ" officeooo:rsid="2038b19c" style:language-asian="cs" style:country-asian="CZ"/>
    </style:style>
    <style:style style:name="T85" style:family="text">
      <style:text-properties fo:language="cs" fo:country="CZ" officeooo:rsid="2062b8a6" style:language-asian="cs" style:country-asian="CZ"/>
    </style:style>
    <style:style style:name="T86" style:family="text">
      <style:text-properties fo:language="cs" fo:country="CZ" officeooo:rsid="2065d056" style:language-asian="cs" style:country-asian="CZ"/>
    </style:style>
    <style:style style:name="T87" style:family="text">
      <style:text-properties fo:language="cs" fo:country="CZ" officeooo:rsid="206d0113" style:language-asian="cs" style:country-asian="CZ"/>
    </style:style>
    <style:style style:name="T88" style:family="text">
      <style:text-properties fo:language="cs" fo:country="CZ" officeooo:rsid="2070f8c1" style:language-asian="cs" style:country-asian="CZ"/>
    </style:style>
    <style:style style:name="T89" style:family="text">
      <style:text-properties fo:language="cs" fo:country="CZ" officeooo:rsid="206f2028" style:language-asian="cs" style:country-asian="CZ"/>
    </style:style>
    <style:style style:name="T90" style:family="text">
      <style:text-properties fo:language="cs" fo:country="CZ" officeooo:rsid="20759c9f" style:language-asian="cs" style:country-asian="CZ"/>
    </style:style>
    <style:style style:name="T91" style:family="text">
      <style:text-properties fo:language="cs" fo:country="CZ" officeooo:rsid="20834f4f" style:language-asian="cs" style:country-asian="CZ"/>
    </style:style>
    <style:style style:name="T92" style:family="text">
      <style:text-properties fo:language="cs" fo:country="CZ" officeooo:rsid="20a3122c" style:language-asian="cs" style:country-asian="CZ"/>
    </style:style>
    <style:style style:name="T93" style:family="text">
      <style:text-properties fo:language="cs" fo:country="CZ" officeooo:rsid="20a3c511" style:language-asian="cs" style:country-asian="CZ"/>
    </style:style>
    <style:style style:name="T94" style:family="text">
      <style:text-properties fo:language="cs" fo:country="CZ" officeooo:rsid="20a56c6b" style:language-asian="cs" style:country-asian="CZ"/>
    </style:style>
    <style:style style:name="T95" style:family="text">
      <style:text-properties fo:language="cs" fo:country="CZ" officeooo:rsid="20a75113" style:language-asian="cs" style:country-asian="CZ"/>
    </style:style>
    <style:style style:name="T96" style:family="text">
      <style:text-properties fo:language="cs" fo:country="CZ" officeooo:rsid="20aac5d0" style:language-asian="cs" style:country-asian="CZ"/>
    </style:style>
    <style:style style:name="T97" style:family="text">
      <style:text-properties fo:language="cs" fo:country="CZ" officeooo:rsid="20ace839" style:language-asian="cs" style:country-asian="CZ"/>
    </style:style>
    <style:style style:name="T98" style:family="text">
      <style:text-properties fo:language="cs" fo:country="CZ" officeooo:rsid="2122963b" style:language-asian="cs" style:country-asian="CZ"/>
    </style:style>
    <style:style style:name="T99" style:family="text">
      <style:text-properties fo:language="cs" fo:country="CZ" officeooo:rsid="207b8e54" style:language-asian="cs" style:country-asian="CZ"/>
    </style:style>
    <style:style style:name="T100" style:family="text">
      <style:text-properties fo:language="cs" fo:country="CZ" officeooo:rsid="21537a33" style:language-asian="cs" style:country-asian="CZ"/>
    </style:style>
    <style:style style:name="T101" style:family="text">
      <style:text-properties fo:language="cs" fo:country="CZ" officeooo:rsid="21537fe3" style:language-asian="cs" style:country-asian="CZ"/>
    </style:style>
    <style:style style:name="T102" style:family="text">
      <style:text-properties fo:language="cs" fo:country="CZ" officeooo:rsid="21542a56" style:language-asian="cs" style:country-asian="CZ"/>
    </style:style>
    <style:style style:name="T103" style:family="text">
      <style:text-properties fo:language="cs" fo:country="CZ" officeooo:rsid="21556a76" style:language-asian="cs" style:country-asian="CZ"/>
    </style:style>
    <style:style style:name="T104" style:family="text">
      <style:text-properties fo:language="cs" fo:country="CZ" officeooo:rsid="215a0579" style:language-asian="cs" style:country-asian="CZ"/>
    </style:style>
    <style:style style:name="T105" style:family="text">
      <style:text-properties fo:language="cs" fo:country="CZ" officeooo:rsid="215eb081" style:language-asian="cs" style:country-asian="CZ"/>
    </style:style>
    <style:style style:name="T106" style:family="text">
      <style:text-properties fo:language="cs" fo:country="CZ" officeooo:rsid="2165869a" style:language-asian="cs" style:country-asian="CZ"/>
    </style:style>
    <style:style style:name="T107" style:family="text">
      <style:text-properties fo:language="cs" fo:country="CZ" officeooo:rsid="21667c9e" style:language-asian="cs" style:country-asian="CZ"/>
    </style:style>
    <style:style style:name="T108" style:family="text">
      <style:text-properties fo:language="cs" fo:country="CZ" officeooo:rsid="216a5f13" style:language-asian="cs" style:country-asian="CZ"/>
    </style:style>
    <style:style style:name="T109" style:family="text">
      <style:text-properties fo:language="cs" fo:country="CZ" officeooo:rsid="216ba9fc" style:language-asian="cs" style:country-asian="CZ"/>
    </style:style>
    <style:style style:name="T110" style:family="text">
      <style:text-properties fo:language="cs" fo:country="CZ" officeooo:rsid="216e27ca" style:language-asian="cs" style:country-asian="CZ"/>
    </style:style>
    <style:style style:name="T111" style:family="text">
      <style:text-properties fo:language="cs" fo:country="CZ" officeooo:rsid="21716f32" style:language-asian="cs" style:country-asian="CZ"/>
    </style:style>
    <style:style style:name="T112" style:family="text">
      <style:text-properties fo:language="cs" fo:country="CZ" officeooo:rsid="21732d93" style:language-asian="cs" style:country-asian="CZ"/>
    </style:style>
    <style:style style:name="T113" style:family="text">
      <style:text-properties fo:language="cs" fo:country="CZ" officeooo:rsid="2194fb18" style:language-asian="cs" style:country-asian="CZ"/>
    </style:style>
    <style:style style:name="T114" style:family="text">
      <style:text-properties fo:language="cs" fo:country="CZ" officeooo:rsid="21966d5f" style:language-asian="cs" style:country-asian="CZ"/>
    </style:style>
    <style:style style:name="T115" style:family="text">
      <style:text-properties fo:language="cs" fo:country="CZ" officeooo:rsid="2196dca8" style:language-asian="cs" style:country-asian="CZ"/>
    </style:style>
    <style:style style:name="T116" style:family="text">
      <style:text-properties fo:language="cs" fo:country="CZ" officeooo:rsid="219aa5af" style:language-asian="cs" style:country-asian="CZ"/>
    </style:style>
    <style:style style:name="T117" style:family="text">
      <style:text-properties fo:language="cs" fo:country="CZ" officeooo:rsid="219f3a48" style:language-asian="cs" style:country-asian="CZ"/>
    </style:style>
    <style:style style:name="T118" style:family="text">
      <style:text-properties fo:language="cs" fo:country="CZ" officeooo:rsid="219f8206" style:language-asian="cs" style:country-asian="CZ"/>
    </style:style>
    <style:style style:name="T119" style:family="text">
      <style:text-properties fo:language="cs" fo:country="CZ" officeooo:rsid="21ab8207" style:language-asian="cs" style:country-asian="CZ"/>
    </style:style>
    <style:style style:name="T120" style:family="text">
      <style:text-properties fo:language="cs" fo:country="CZ" officeooo:rsid="21b78951" style:language-asian="cs" style:country-asian="CZ"/>
    </style:style>
    <style:style style:name="T121" style:family="text">
      <style:text-properties fo:language="cs" fo:country="CZ" officeooo:rsid="21b97db2" style:language-asian="cs" style:country-asian="CZ"/>
    </style:style>
    <style:style style:name="T122" style:family="text">
      <style:text-properties fo:language="cs" fo:country="CZ" officeooo:rsid="21b1e115" style:language-asian="cs" style:country-asian="CZ"/>
    </style:style>
    <style:style style:name="T123" style:family="text">
      <style:text-properties fo:language="cs" fo:country="CZ" officeooo:rsid="21c502f0" style:language-asian="cs" style:country-asian="CZ"/>
    </style:style>
    <style:style style:name="T124" style:family="text">
      <style:text-properties fo:language="cs" fo:country="CZ" officeooo:rsid="21c702bf" style:language-asian="cs" style:country-asian="CZ"/>
    </style:style>
    <style:style style:name="T125" style:family="text">
      <style:text-properties fo:language="cs" fo:country="CZ" officeooo:rsid="21c8752c" style:language-asian="cs" style:country-asian="CZ"/>
    </style:style>
    <style:style style:name="T126" style:family="text">
      <style:text-properties fo:language="cs" fo:country="CZ" officeooo:rsid="21ca4657" style:language-asian="cs" style:country-asian="CZ"/>
    </style:style>
    <style:style style:name="T127" style:family="text">
      <style:text-properties fo:language="cs" fo:country="CZ" officeooo:rsid="21ca843b" style:language-asian="cs" style:country-asian="CZ"/>
    </style:style>
    <style:style style:name="T128" style:family="text">
      <style:text-properties fo:language="cs" fo:country="CZ" officeooo:rsid="21cc25a8" style:language-asian="cs" style:country-asian="CZ"/>
    </style:style>
    <style:style style:name="T129" style:family="text">
      <style:text-properties fo:language="cs" fo:country="CZ" officeooo:rsid="21cc6043" style:language-asian="cs" style:country-asian="CZ"/>
    </style:style>
    <style:style style:name="T130" style:family="text">
      <style:text-properties fo:language="cs" fo:country="CZ" officeooo:rsid="21d0ba1e" style:language-asian="cs" style:country-asian="CZ"/>
    </style:style>
    <style:style style:name="T131" style:family="text">
      <style:text-properties fo:language="cs" fo:country="CZ" officeooo:rsid="21d106c2" style:language-asian="cs" style:country-asian="CZ"/>
    </style:style>
    <style:style style:name="T132" style:family="text">
      <style:text-properties fo:language="cs" fo:country="CZ" officeooo:rsid="21d1cb1f" style:language-asian="cs" style:country-asian="CZ"/>
    </style:style>
    <style:style style:name="T133" style:family="text">
      <style:text-properties fo:language="cs" fo:country="CZ" officeooo:rsid="21d3385f" style:language-asian="cs" style:country-asian="CZ"/>
    </style:style>
    <style:style style:name="T134" style:family="text">
      <style:text-properties fo:language="cs" fo:country="CZ" officeooo:rsid="21d3dbb1" style:language-asian="cs" style:country-asian="CZ"/>
    </style:style>
    <style:style style:name="T135" style:family="text">
      <style:text-properties fo:language="cs" fo:country="CZ" officeooo:rsid="22069267" style:language-asian="cs" style:country-asian="CZ"/>
    </style:style>
    <style:style style:name="T136" style:family="text">
      <style:text-properties fo:language="cs" fo:country="CZ" officeooo:rsid="2209386b" style:language-asian="cs" style:country-asian="CZ"/>
    </style:style>
    <style:style style:name="T137" style:family="text">
      <style:text-properties fo:language="cs" fo:country="CZ" officeooo:rsid="220f5aec" style:language-asian="cs" style:country-asian="CZ"/>
    </style:style>
    <style:style style:name="T138" style:family="text">
      <style:text-properties fo:language="cs" fo:country="CZ" officeooo:rsid="2212f493" style:language-asian="cs" style:country-asian="CZ"/>
    </style:style>
    <style:style style:name="T139" style:family="text">
      <style:text-properties fo:language="cs" fo:country="CZ" officeooo:rsid="22147956" style:language-asian="cs" style:country-asian="CZ"/>
    </style:style>
    <style:style style:name="T140" style:family="text">
      <style:text-properties fo:language="cs" fo:country="CZ" officeooo:rsid="2215a714" style:language-asian="cs" style:country-asian="CZ"/>
    </style:style>
    <style:style style:name="T141" style:family="text">
      <style:text-properties fo:language="cs" fo:country="CZ" officeooo:rsid="221657ce" style:language-asian="cs" style:country-asian="CZ"/>
    </style:style>
    <style:style style:name="T142" style:family="text">
      <style:text-properties fo:language="cs" fo:country="CZ" officeooo:rsid="22197097" style:language-asian="cs" style:country-asian="CZ"/>
    </style:style>
    <style:style style:name="T143" style:family="text">
      <style:text-properties fo:language="cs" fo:country="CZ" officeooo:rsid="221a0527" style:language-asian="cs" style:country-asian="CZ"/>
    </style:style>
    <style:style style:name="T144" style:family="text">
      <style:text-properties fo:language="cs" fo:country="CZ" officeooo:rsid="221e54e3" style:language-asian="cs" style:country-asian="CZ"/>
    </style:style>
    <style:style style:name="T145" style:family="text">
      <style:text-properties fo:language="cs" fo:country="CZ" officeooo:rsid="221e937b" style:language-asian="cs" style:country-asian="CZ"/>
    </style:style>
    <style:style style:name="T146" style:family="text">
      <style:text-properties fo:language="cs" fo:country="CZ" officeooo:rsid="222151e8" style:language-asian="cs" style:country-asian="CZ"/>
    </style:style>
    <style:style style:name="T147" style:family="text">
      <style:text-properties fo:language="cs" fo:country="CZ" officeooo:rsid="2229be1f" style:language-asian="cs" style:country-asian="CZ"/>
    </style:style>
    <style:style style:name="T148" style:family="text">
      <style:text-properties fo:language="cs" fo:country="CZ" officeooo:rsid="223126e4" style:language-asian="cs" style:country-asian="CZ"/>
    </style:style>
    <style:style style:name="T149" style:family="text">
      <style:text-properties fo:language="cs" fo:country="CZ" officeooo:rsid="22334148" style:language-asian="cs" style:country-asian="CZ"/>
    </style:style>
    <style:style style:name="T150" style:family="text">
      <style:text-properties fo:language="cs" fo:country="CZ" officeooo:rsid="223e7fa9" style:language-asian="cs" style:country-asian="CZ"/>
    </style:style>
    <style:style style:name="T151" style:family="text">
      <style:text-properties fo:language="cs" fo:country="CZ" officeooo:rsid="22404075" style:language-asian="cs" style:country-asian="CZ"/>
    </style:style>
    <style:style style:name="T152" style:family="text">
      <style:text-properties fo:language="cs" fo:country="CZ" officeooo:rsid="2242ceb5" style:language-asian="cs" style:country-asian="CZ"/>
    </style:style>
    <style:style style:name="T153" style:family="text">
      <style:text-properties fo:language="cs" fo:country="CZ" officeooo:rsid="22447983" style:language-asian="cs" style:country-asian="CZ"/>
    </style:style>
    <style:style style:name="T154" style:family="text">
      <style:text-properties fo:language="cs" fo:country="CZ" officeooo:rsid="224a5cc5" style:language-asian="cs" style:country-asian="CZ"/>
    </style:style>
    <style:style style:name="T155" style:family="text">
      <style:text-properties fo:language="cs" fo:country="CZ" officeooo:rsid="224b196c" style:language-asian="cs" style:country-asian="CZ"/>
    </style:style>
    <style:style style:name="T156" style:family="text">
      <style:text-properties fo:language="cs" fo:country="CZ" officeooo:rsid="224c7800" style:language-asian="cs" style:country-asian="CZ"/>
    </style:style>
    <style:style style:name="T157" style:family="text">
      <style:text-properties fo:language="cs" fo:country="CZ" officeooo:rsid="224de8a4" style:language-asian="cs" style:country-asian="CZ"/>
    </style:style>
    <style:style style:name="T158" style:family="text">
      <style:text-properties fo:language="cs" fo:country="CZ" officeooo:rsid="224f2e6b" style:language-asian="cs" style:country-asian="CZ"/>
    </style:style>
    <style:style style:name="T159" style:family="text">
      <style:text-properties fo:language="cs" fo:country="CZ" officeooo:rsid="224faa8c" style:language-asian="cs" style:country-asian="CZ"/>
    </style:style>
    <style:style style:name="T160" style:family="text">
      <style:text-properties fo:language="cs" fo:country="CZ" officeooo:rsid="2250e708" style:language-asian="cs" style:country-asian="CZ"/>
    </style:style>
    <style:style style:name="T161" style:family="text">
      <style:text-properties fo:language="cs" fo:country="CZ" officeooo:rsid="2255106c" style:language-asian="cs" style:country-asian="CZ"/>
    </style:style>
    <style:style style:name="T162" style:family="text">
      <style:text-properties fo:language="cs" fo:country="CZ" officeooo:rsid="2257a472" style:language-asian="cs" style:country-asian="CZ"/>
    </style:style>
    <style:style style:name="T163" style:family="text">
      <style:text-properties fo:language="cs" fo:country="CZ" officeooo:rsid="22593a1f" style:language-asian="cs" style:country-asian="CZ"/>
    </style:style>
    <style:style style:name="T164" style:family="text">
      <style:text-properties fo:language="cs" fo:country="CZ" officeooo:rsid="225cafee" style:language-asian="cs" style:country-asian="CZ"/>
    </style:style>
    <style:style style:name="T165" style:family="text">
      <style:text-properties fo:language="cs" fo:country="CZ" officeooo:rsid="225e6e11" style:language-asian="cs" style:country-asian="CZ"/>
    </style:style>
    <style:style style:name="T166" style:family="text">
      <style:text-properties fo:language="cs" fo:country="CZ" officeooo:rsid="225e86c1" style:language-asian="cs" style:country-asian="CZ"/>
    </style:style>
    <style:style style:name="T167" style:family="text">
      <style:text-properties fo:language="cs" fo:country="CZ" officeooo:rsid="225f959f" style:language-asian="cs" style:country-asian="CZ"/>
    </style:style>
    <style:style style:name="T168" style:family="text">
      <style:text-properties fo:language="cs" fo:country="CZ" officeooo:rsid="2262950f" style:language-asian="cs" style:country-asian="CZ"/>
    </style:style>
    <style:style style:name="T169" style:family="text">
      <style:text-properties fo:language="cs" fo:country="CZ" officeooo:rsid="226f2955" style:language-asian="cs" style:country-asian="CZ"/>
    </style:style>
    <style:style style:name="T170" style:family="text">
      <style:text-properties fo:language="cs" fo:country="CZ" officeooo:rsid="2270d6b1" style:language-asian="cs" style:country-asian="CZ"/>
    </style:style>
    <style:style style:name="T171" style:family="text">
      <style:text-properties fo:language="cs" fo:country="CZ" officeooo:rsid="2270e0f8" style:language-asian="cs" style:country-asian="CZ"/>
    </style:style>
    <style:style style:name="T172" style:family="text">
      <style:text-properties fo:language="cs" fo:country="CZ" officeooo:rsid="227187a1" style:language-asian="cs" style:country-asian="CZ"/>
    </style:style>
    <style:style style:name="T173" style:family="text">
      <style:text-properties fo:language="cs" fo:country="CZ" officeooo:rsid="227200b6" style:language-asian="cs" style:country-asian="CZ"/>
    </style:style>
    <style:style style:name="T174" style:family="text">
      <style:text-properties fo:language="cs" fo:country="CZ" officeooo:rsid="22727396" style:language-asian="cs" style:country-asian="CZ"/>
    </style:style>
    <style:style style:name="T175" style:family="text">
      <style:text-properties fo:language="cs" fo:country="CZ" officeooo:rsid="227303f0" style:language-asian="cs" style:country-asian="CZ"/>
    </style:style>
    <style:style style:name="T176" style:family="text">
      <style:text-properties fo:language="cs" fo:country="CZ" officeooo:rsid="22735bcd" style:language-asian="cs" style:country-asian="CZ"/>
    </style:style>
    <style:style style:name="T177" style:family="text">
      <style:text-properties fo:language="cs" fo:country="CZ" officeooo:rsid="2274e3d9" style:language-asian="cs" style:country-asian="CZ"/>
    </style:style>
    <style:style style:name="T178" style:family="text">
      <style:text-properties fo:language="cs" fo:country="CZ" officeooo:rsid="227aef80" style:language-asian="cs" style:country-asian="CZ"/>
    </style:style>
    <style:style style:name="T179" style:family="text">
      <style:text-properties fo:language="cs" fo:country="CZ" officeooo:rsid="227f3f4c" style:language-asian="cs" style:country-asian="CZ"/>
    </style:style>
    <style:style style:name="T180" style:family="text">
      <style:text-properties fo:language="cs" fo:country="CZ" officeooo:rsid="22800e48" style:language-asian="cs" style:country-asian="CZ"/>
    </style:style>
    <style:style style:name="T181" style:family="text">
      <style:text-properties fo:language="cs" fo:country="CZ" officeooo:rsid="2282078d" style:language-asian="cs" style:country-asian="CZ"/>
    </style:style>
    <style:style style:name="T182" style:family="text">
      <style:text-properties fo:language="cs" fo:country="CZ" officeooo:rsid="2283fdc0" style:language-asian="cs" style:country-asian="CZ"/>
    </style:style>
    <style:style style:name="T183" style:family="text">
      <style:text-properties fo:language="cs" fo:country="CZ" officeooo:rsid="2284bf97" style:language-asian="cs" style:country-asian="CZ"/>
    </style:style>
    <style:style style:name="T184" style:family="text">
      <style:text-properties fo:language="cs" fo:country="CZ" officeooo:rsid="2285b6a1" style:language-asian="cs" style:country-asian="CZ"/>
    </style:style>
    <style:style style:name="T185" style:family="text">
      <style:text-properties fo:language="cs" fo:country="CZ" officeooo:rsid="228809ae" style:language-asian="cs" style:country-asian="CZ"/>
    </style:style>
    <style:style style:name="T186" style:family="text">
      <style:text-properties fo:language="cs" fo:country="CZ" officeooo:rsid="161b024d" style:language-asian="cs" style:country-asian="CZ"/>
    </style:style>
    <style:style style:name="T187" style:family="text">
      <style:text-properties fo:language="cs" fo:country="CZ" officeooo:rsid="228a0369" style:language-asian="cs" style:country-asian="CZ"/>
    </style:style>
    <style:style style:name="T188" style:family="text">
      <style:text-properties fo:language="cs" fo:country="CZ" officeooo:rsid="228a2f29" style:language-asian="cs" style:country-asian="CZ"/>
    </style:style>
    <style:style style:name="T189" style:family="text">
      <style:text-properties fo:language="cs" fo:country="CZ" officeooo:rsid="228a945e" style:language-asian="cs" style:country-asian="CZ"/>
    </style:style>
    <style:style style:name="T190" style:family="text">
      <style:text-properties fo:language="cs" fo:country="CZ" officeooo:rsid="228dc0f3" style:language-asian="cs" style:country-asian="CZ"/>
    </style:style>
    <style:style style:name="T191" style:family="text">
      <style:text-properties fo:language="cs" fo:country="CZ" officeooo:rsid="22908664" style:language-asian="cs" style:country-asian="CZ"/>
    </style:style>
    <style:style style:name="T192" style:family="text">
      <style:text-properties fo:language="cs" fo:country="CZ" officeooo:rsid="22925ac4" style:language-asian="cs" style:country-asian="CZ"/>
    </style:style>
    <style:style style:name="T193" style:family="text">
      <style:text-properties fo:language="cs" fo:country="CZ" officeooo:rsid="2293f1b1" style:language-asian="cs" style:country-asian="CZ"/>
    </style:style>
    <style:style style:name="T194" style:family="text">
      <style:text-properties fo:language="cs" fo:country="CZ" officeooo:rsid="2295c09f" style:language-asian="cs" style:country-asian="CZ"/>
    </style:style>
    <style:style style:name="T195" style:family="text">
      <style:text-properties fo:language="cs" fo:country="CZ" officeooo:rsid="2297aba1" style:language-asian="cs" style:country-asian="CZ"/>
    </style:style>
    <style:style style:name="T196" style:family="text">
      <style:text-properties fo:language="cs" fo:country="CZ" officeooo:rsid="2297affa" style:language-asian="cs" style:country-asian="CZ"/>
    </style:style>
    <style:style style:name="T197" style:family="text">
      <style:text-properties fo:language="cs" fo:country="CZ" officeooo:rsid="2299a298" style:language-asian="cs" style:country-asian="CZ"/>
    </style:style>
    <style:style style:name="T198" style:family="text">
      <style:text-properties fo:language="cs" fo:country="CZ" officeooo:rsid="229c2711" style:language-asian="cs" style:country-asian="CZ"/>
    </style:style>
    <style:style style:name="T199" style:family="text">
      <style:text-properties fo:language="cs" fo:country="CZ" officeooo:rsid="11354dcd"/>
    </style:style>
    <style:style style:name="T200" style:family="text">
      <style:text-properties fo:language="cs" fo:country="CZ" officeooo:rsid="12a7fb9d"/>
    </style:style>
    <style:style style:name="T201" style:family="text">
      <style:text-properties fo:language="cs" fo:country="CZ" officeooo:rsid="117240dd"/>
    </style:style>
    <style:style style:name="T202" style:family="text">
      <style:text-properties fo:language="cs" fo:country="CZ" officeooo:rsid="119bf22f"/>
    </style:style>
    <style:style style:name="T203" style:family="text">
      <style:text-properties fo:language="cs" fo:country="CZ" officeooo:rsid="11326cea"/>
    </style:style>
    <style:style style:name="T204" style:family="text">
      <style:text-properties fo:language="cs" fo:country="CZ" officeooo:rsid="11729fe3"/>
    </style:style>
    <style:style style:name="T205" style:family="text">
      <style:text-properties fo:language="cs" fo:country="CZ" officeooo:rsid="1172f2c2"/>
    </style:style>
    <style:style style:name="T206" style:family="text">
      <style:text-properties fo:language="cs" fo:country="CZ" officeooo:rsid="119dffd6"/>
    </style:style>
    <style:style style:name="T207" style:family="text">
      <style:text-properties fo:language="cs" fo:country="CZ" officeooo:rsid="21de3bfb"/>
    </style:style>
    <style:style style:name="T208" style:family="text">
      <style:text-properties fo:language="cs" fo:country="CZ" officeooo:rsid="20e96c9d"/>
    </style:style>
    <style:style style:name="T209" style:family="text">
      <style:text-properties fo:language="cs" fo:country="CZ" officeooo:rsid="20e18c0c"/>
    </style:style>
    <style:style style:name="T210" style:family="text">
      <style:text-properties fo:font-style="italic" style:font-style-asian="italic" style:font-style-complex="italic"/>
    </style:style>
    <style:style style:name="T211" style:family="text">
      <style:text-properties fo:font-style="italic" officeooo:rsid="2068fff3" style:font-style-asian="italic" style:font-style-complex="italic"/>
    </style:style>
    <style:style style:name="T212" style:family="text">
      <style:text-properties fo:font-style="italic" officeooo:rsid="20768cfb" style:font-style-asian="italic" style:font-style-complex="italic"/>
    </style:style>
    <style:style style:name="T213" style:family="text">
      <style:text-properties fo:font-style="italic" officeooo:rsid="20889469" style:font-style-asian="italic" style:font-style-complex="italic"/>
    </style:style>
    <style:style style:name="T214" style:family="text">
      <style:text-properties fo:font-style="italic" officeooo:rsid="20a19e91" style:font-style-asian="italic" style:font-style-complex="italic"/>
    </style:style>
    <style:style style:name="T215" style:family="text">
      <style:text-properties fo:font-style="italic" officeooo:rsid="20f7086f" style:font-style-asian="italic" style:font-style-complex="italic"/>
    </style:style>
    <style:style style:name="T216" style:family="text">
      <style:text-properties fo:font-style="italic" officeooo:rsid="20774db6" style:font-style-asian="italic" style:font-style-complex="italic"/>
    </style:style>
    <style:style style:name="T217" style:family="text">
      <style:text-properties fo:font-style="italic" officeooo:rsid="21b430db" style:font-style-asian="italic" style:font-style-complex="italic"/>
    </style:style>
    <style:style style:name="T218" style:family="text">
      <style:text-properties fo:font-style="italic" officeooo:rsid="21b1e115" style:font-style-asian="italic" style:font-style-complex="italic"/>
    </style:style>
    <style:style style:name="T219" style:family="text">
      <style:text-properties fo:font-style="italic" officeooo:rsid="21ad8828" style:font-style-asian="italic" style:font-style-complex="italic"/>
    </style:style>
    <style:style style:name="T220" style:family="text">
      <style:text-properties fo:font-style="italic" officeooo:rsid="21bdf1e6" style:font-style-asian="italic" style:font-style-complex="italic"/>
    </style:style>
    <style:style style:name="T221" style:family="text">
      <style:text-properties fo:font-style="italic" officeooo:rsid="2209a5d2" style:font-style-asian="italic" style:font-style-complex="italic"/>
    </style:style>
    <style:style style:name="T222" style:family="text">
      <style:text-properties fo:font-style="italic" officeooo:rsid="2264f721" style:font-style-asian="italic" style:font-style-complex="italic"/>
    </style:style>
    <style:style style:name="T223" style:family="text">
      <style:text-properties fo:font-style="italic" officeooo:rsid="2298b5b6" style:font-style-asian="italic" style:font-style-complex="italic"/>
    </style:style>
    <style:style style:name="T224" style:family="text">
      <style:text-properties fo:font-style="normal" style:font-style-asian="normal" style:font-style-complex="normal"/>
    </style:style>
    <style:style style:name="T225" style:family="text">
      <style:text-properties fo:font-style="normal" officeooo:rsid="2231cc63" style:font-style-asian="normal" style:font-style-complex="normal"/>
    </style:style>
    <style:style style:name="T226" style:family="text">
      <style:text-properties officeooo:rsid="201d0560"/>
    </style:style>
    <style:style style:name="T227" style:family="text">
      <style:text-properties officeooo:rsid="2025144a"/>
    </style:style>
    <style:style style:name="T228" style:family="text">
      <style:text-properties officeooo:rsid="20270e3e"/>
    </style:style>
    <style:style style:name="T229" style:family="text">
      <style:text-properties officeooo:rsid="2027dbf6"/>
    </style:style>
    <style:style style:name="T230" style:family="text">
      <style:text-properties officeooo:rsid="20298579"/>
    </style:style>
    <style:style style:name="T231" style:family="text">
      <style:text-properties officeooo:rsid="203a73cb"/>
    </style:style>
    <style:style style:name="T232" style:family="text">
      <style:text-properties officeooo:rsid="205345cd"/>
    </style:style>
    <style:style style:name="T233" style:family="text">
      <style:text-properties officeooo:rsid="2058902b"/>
    </style:style>
    <style:style style:name="T234" style:family="text">
      <style:text-properties officeooo:rsid="2059a202"/>
    </style:style>
    <style:style style:name="T235" style:family="text">
      <style:text-properties officeooo:rsid="205cb6a1"/>
    </style:style>
    <style:style style:name="T236" style:family="text">
      <style:text-properties officeooo:rsid="206449e7"/>
    </style:style>
    <style:style style:name="T237" style:family="text">
      <style:text-properties officeooo:rsid="2065587c"/>
    </style:style>
    <style:style style:name="T238" style:family="text">
      <style:text-properties officeooo:rsid="2068fff3"/>
    </style:style>
    <style:style style:name="T239" style:family="text">
      <style:text-properties officeooo:rsid="206acc77"/>
    </style:style>
    <style:style style:name="T240" style:family="text">
      <style:text-properties officeooo:rsid="20768cfb"/>
    </style:style>
    <style:style style:name="T241" style:family="text">
      <style:text-properties officeooo:rsid="207a19a7"/>
    </style:style>
    <style:style style:name="T242" style:family="text">
      <style:text-properties officeooo:rsid="207e1207"/>
    </style:style>
    <style:style style:name="T243" style:family="text">
      <style:text-properties officeooo:rsid="207fb675"/>
    </style:style>
    <style:style style:name="T244" style:family="text">
      <style:text-properties officeooo:rsid="208751d0"/>
    </style:style>
    <style:style style:name="T245" style:family="text">
      <style:text-properties officeooo:rsid="20889469"/>
    </style:style>
    <style:style style:name="T246" style:family="text">
      <style:text-properties officeooo:rsid="209a6c6f"/>
    </style:style>
    <style:style style:name="T247" style:family="text">
      <style:text-properties officeooo:rsid="20a19e91"/>
    </style:style>
    <style:style style:name="T248" style:family="text">
      <style:text-properties fo:font-size="9.5pt" fo:letter-spacing="0.009cm" fo:language="cs" fo:country="CZ" style:font-size-asian="9.5pt" style:language-asian="cs" style:country-asian="CZ"/>
    </style:style>
    <style:style style:name="T249" style:family="text">
      <style:text-properties fo:font-size="9.5pt" fo:letter-spacing="0.009cm" fo:language="cs" fo:country="CZ" officeooo:rsid="20aac5d0" style:font-size-asian="9.5pt" style:language-asian="cs" style:country-asian="CZ"/>
    </style:style>
    <style:style style:name="T250" style:family="text">
      <style:text-properties fo:font-size="9.5pt" fo:letter-spacing="0.009cm" fo:language="cs" fo:country="CZ" officeooo:rsid="20ace839" style:font-size-asian="9.5pt" style:language-asian="cs" style:country-asian="CZ"/>
    </style:style>
    <style:style style:name="T251" style:family="text">
      <style:text-properties fo:font-size="9.5pt" fo:letter-spacing="0.009cm" fo:language="cs" fo:country="CZ" officeooo:rsid="20a56c6b" style:font-size-asian="9.5pt" style:language-asian="cs" style:country-asian="CZ"/>
    </style:style>
    <style:style style:name="T252" style:family="text">
      <style:text-properties fo:font-size="9.5pt" fo:letter-spacing="0.009cm" fo:language="cs" fo:country="CZ" officeooo:rsid="20a75113" style:font-size-asian="9.5pt" style:language-asian="cs" style:country-asian="CZ"/>
    </style:style>
    <style:style style:name="T253" style:family="text">
      <style:text-properties fo:font-size="9.5pt" fo:letter-spacing="0.009cm" fo:language="cs" fo:country="CZ" officeooo:rsid="20ae2d0a" style:font-size-asian="9.5pt" style:language-asian="cs" style:country-asian="CZ"/>
    </style:style>
    <style:style style:name="T254" style:family="text">
      <style:text-properties fo:font-size="9.5pt" fo:letter-spacing="0.009cm" fo:language="cs" fo:country="CZ" officeooo:rsid="20af97d2" style:font-size-asian="9.5pt" style:language-asian="cs" style:country-asian="CZ"/>
    </style:style>
    <style:style style:name="T255" style:family="text">
      <style:text-properties fo:font-size="9.5pt" fo:letter-spacing="0.009cm" fo:language="cs" fo:country="CZ" officeooo:rsid="20b19335" style:font-size-asian="9.5pt" style:language-asian="cs" style:country-asian="CZ"/>
    </style:style>
    <style:style style:name="T256" style:family="text">
      <style:text-properties fo:font-size="9.5pt" fo:letter-spacing="0.009cm" fo:language="cs" fo:country="CZ" officeooo:rsid="20b709c7" style:font-size-asian="9.5pt" style:language-asian="cs" style:country-asian="CZ"/>
    </style:style>
    <style:style style:name="T257" style:family="text">
      <style:text-properties fo:font-size="9.5pt" fo:letter-spacing="0.009cm" fo:language="cs" fo:country="CZ" officeooo:rsid="20b85116" style:font-size-asian="9.5pt" style:language-asian="cs" style:country-asian="CZ"/>
    </style:style>
    <style:style style:name="T258" style:family="text">
      <style:text-properties fo:font-size="9.5pt" fo:letter-spacing="0.009cm" fo:language="cs" fo:country="CZ" officeooo:rsid="20c1c0ac" style:font-size-asian="9.5pt" style:language-asian="cs" style:country-asian="CZ"/>
    </style:style>
    <style:style style:name="T259" style:family="text">
      <style:text-properties fo:font-size="9.5pt" fo:letter-spacing="0.009cm" fo:language="cs" fo:country="CZ" officeooo:rsid="20c7ab34" style:font-size-asian="9.5pt" style:language-asian="cs" style:country-asian="CZ"/>
    </style:style>
    <style:style style:name="T260" style:family="text">
      <style:text-properties fo:font-size="9.5pt" fo:letter-spacing="0.009cm" fo:language="cs" fo:country="CZ" officeooo:rsid="20c7e044" style:font-size-asian="9.5pt" style:language-asian="cs" style:country-asian="CZ"/>
    </style:style>
    <style:style style:name="T261" style:family="text">
      <style:text-properties fo:font-size="9.5pt" fo:letter-spacing="0.009cm" fo:language="cs" fo:country="CZ" officeooo:rsid="20ca50b1" style:font-size-asian="9.5pt" style:language-asian="cs" style:country-asian="CZ"/>
    </style:style>
    <style:style style:name="T262" style:family="text">
      <style:text-properties fo:font-size="9.5pt" fo:letter-spacing="0.009cm" fo:language="cs" fo:country="CZ" officeooo:rsid="20caf294" style:font-size-asian="9.5pt" style:language-asian="cs" style:country-asian="CZ"/>
    </style:style>
    <style:style style:name="T263" style:family="text">
      <style:text-properties fo:font-size="9.5pt" fo:letter-spacing="0.009cm" fo:language="cs" fo:country="CZ" officeooo:rsid="21fc73fc" style:font-size-asian="9.5pt" style:language-asian="cs" style:country-asian="CZ"/>
    </style:style>
    <style:style style:name="T264" style:family="text">
      <style:text-properties fo:font-size="9.5pt" fo:letter-spacing="0.009cm" fo:language="cs" fo:country="CZ" officeooo:rsid="223e7fa9" style:font-size-asian="9.5pt" style:language-asian="cs" style:country-asian="CZ"/>
    </style:style>
    <style:style style:name="T265" style:family="text">
      <style:text-properties fo:font-size="9.5pt" fo:letter-spacing="0.009cm" fo:language="cs" fo:country="CZ" officeooo:rsid="22462321" style:font-size-asian="9.5pt" style:language-asian="cs" style:country-asian="CZ"/>
    </style:style>
    <style:style style:name="T266" style:family="text">
      <style:text-properties fo:font-size="9.5pt" fo:letter-spacing="0.009cm" fo:language="cs" fo:country="CZ" fo:font-style="italic" officeooo:rsid="20a19e91" style:font-size-asian="9.5pt" style:language-asian="cs" style:country-asian="CZ" style:font-style-asian="italic" style:font-style-complex="italic"/>
    </style:style>
    <style:style style:name="T267" style:family="text">
      <style:text-properties fo:font-size="9.5pt" fo:letter-spacing="0.009cm" fo:language="cs" fo:country="CZ" fo:font-style="italic" officeooo:rsid="20a56c6b" style:font-size-asian="9.5pt" style:language-asian="cs" style:country-asian="CZ" style:font-style-asian="italic" style:font-style-complex="italic"/>
    </style:style>
    <style:style style:name="T268" style:family="text">
      <style:text-properties fo:font-size="9.5pt" fo:letter-spacing="0.009cm" fo:language="cs" fo:country="CZ" fo:font-style="italic" officeooo:rsid="20a75113" style:font-size-asian="9.5pt" style:language-asian="cs" style:country-asian="CZ" style:font-style-asian="italic" style:font-style-complex="italic"/>
    </style:style>
    <style:style style:name="T269" style:family="text">
      <style:text-properties fo:font-size="9.5pt" fo:letter-spacing="0.009cm" fo:language="cs" fo:country="CZ" fo:font-style="italic" officeooo:rsid="20c7ab34" style:font-size-asian="9.5pt" style:language-asian="cs" style:country-asian="CZ" style:font-style-asian="italic" style:font-style-complex="italic"/>
    </style:style>
    <style:style style:name="T270" style:family="text">
      <style:text-properties fo:font-size="9.5pt" fo:letter-spacing="0.009cm" fo:language="cs" fo:country="CZ" fo:font-style="italic" officeooo:rsid="20bc2715" style:font-size-asian="9.5pt" style:language-asian="cs" style:country-asian="CZ" style:font-style-asian="italic" style:font-style-complex="italic"/>
    </style:style>
    <style:style style:name="T271" style:family="text">
      <style:text-properties fo:font-size="9.5pt" fo:letter-spacing="0.009cm" fo:language="cs" fo:country="CZ" fo:font-style="italic" officeooo:rsid="20c1c0ac" style:font-size-asian="9.5pt" style:language-asian="cs" style:country-asian="CZ" style:font-style-asian="italic" style:font-style-complex="italic"/>
    </style:style>
    <style:style style:name="T272" style:family="text">
      <style:text-properties fo:font-size="9.5pt" fo:letter-spacing="0.009cm" fo:language="en" fo:country="US" officeooo:rsid="20b19335" style:font-size-asian="9.5pt" style:language-asian="cs" style:country-asian="CZ"/>
    </style:style>
    <style:style style:name="T273" style:family="text">
      <style:text-properties fo:font-size="9.5pt" fo:language="cs" fo:country="CZ" style:font-size-asian="9.5pt" style:language-asian="cs" style:country-asian="CZ"/>
    </style:style>
    <style:style style:name="T274" style:family="text">
      <style:text-properties fo:font-size="9.5pt" fo:language="cs" fo:country="CZ" officeooo:rsid="227d5938" style:font-size-asian="9.5pt" style:language-asian="cs" style:country-asian="CZ"/>
    </style:style>
    <style:style style:name="T275" style:family="text">
      <style:text-properties fo:language="en" fo:country="US" officeooo:rsid="20e18c0c"/>
    </style:style>
    <style:style style:name="T276" style:family="text">
      <style:text-properties fo:language="en" fo:country="US" officeooo:rsid="20f1f757"/>
    </style:style>
    <style:style style:name="T277" style:family="text">
      <style:text-properties officeooo:rsid="20f7086f"/>
    </style:style>
    <style:style style:name="T278" style:family="text">
      <style:text-properties officeooo:rsid="2112f312"/>
    </style:style>
    <style:style style:name="T279" style:family="text">
      <style:text-properties officeooo:rsid="211e75b5"/>
    </style:style>
    <style:style style:name="T280" style:family="text">
      <style:text-properties officeooo:rsid="212a64e3"/>
    </style:style>
    <style:style style:name="T281" style:family="text">
      <style:text-properties officeooo:rsid="212cf64d"/>
    </style:style>
    <style:style style:name="T282" style:family="text">
      <style:text-properties officeooo:rsid="2130bbfa"/>
    </style:style>
    <style:style style:name="T283" style:family="text">
      <style:text-properties officeooo:rsid="213d0be9"/>
    </style:style>
    <style:style style:name="T284" style:family="text">
      <style:text-properties officeooo:rsid="2145b31d"/>
    </style:style>
    <style:style style:name="T285" style:family="text">
      <style:text-properties officeooo:rsid="21464600"/>
    </style:style>
    <style:style style:name="T286" style:family="text">
      <style:text-properties officeooo:rsid="214ce48d"/>
    </style:style>
    <style:style style:name="T287" style:family="text">
      <style:text-properties officeooo:rsid="2163e5a4"/>
    </style:style>
    <style:style style:name="T288" style:family="text">
      <style:text-properties officeooo:rsid="2164a9a6"/>
    </style:style>
    <style:style style:name="T289" style:family="text">
      <style:text-properties officeooo:rsid="2164d857"/>
    </style:style>
    <style:style style:name="T290" style:family="text">
      <style:text-properties officeooo:rsid="21667c9e"/>
    </style:style>
    <style:style style:name="T291" style:family="text">
      <style:text-properties officeooo:rsid="21674554"/>
    </style:style>
    <style:style style:name="T292" style:family="text">
      <style:text-properties officeooo:rsid="216a5f13"/>
    </style:style>
    <style:style style:name="T293" style:family="text">
      <style:text-properties officeooo:rsid="217d02ee"/>
    </style:style>
    <style:style style:name="T294" style:family="text">
      <style:text-properties officeooo:rsid="2184f07a"/>
    </style:style>
    <style:style style:name="T295" style:family="text">
      <style:text-properties officeooo:rsid="218524ad"/>
    </style:style>
    <style:style style:name="T296" style:family="text">
      <style:text-properties officeooo:rsid="218aa52e"/>
    </style:style>
    <style:style style:name="T297" style:family="text">
      <style:text-properties officeooo:rsid="218ba0c0"/>
    </style:style>
    <style:style style:name="T298" style:family="text">
      <style:text-properties officeooo:rsid="218eee67"/>
    </style:style>
    <style:style style:name="T299" style:family="text">
      <style:text-properties officeooo:rsid="21906387"/>
    </style:style>
    <style:style style:name="T300" style:family="text">
      <style:text-properties officeooo:rsid="2195b040"/>
    </style:style>
    <style:style style:name="T301" style:family="text">
      <style:text-properties officeooo:rsid="2197e806"/>
    </style:style>
    <style:style style:name="T302" style:family="text">
      <style:text-properties officeooo:rsid="2198b31a"/>
    </style:style>
    <style:style style:name="T303" style:family="text">
      <style:text-properties officeooo:rsid="21996beb"/>
    </style:style>
    <style:style style:name="T304" style:family="text">
      <style:text-properties officeooo:rsid="21a922d0"/>
    </style:style>
    <style:style style:name="T305" style:family="text">
      <style:text-properties officeooo:rsid="21adb664"/>
    </style:style>
    <style:style style:name="T306" style:family="text">
      <style:text-properties officeooo:rsid="21b04fb0"/>
    </style:style>
    <style:style style:name="T307" style:family="text">
      <style:text-properties officeooo:rsid="21b1e115"/>
    </style:style>
    <style:style style:name="T308" style:family="text">
      <style:text-properties officeooo:rsid="21b3d0c4"/>
    </style:style>
    <style:style style:name="T309" style:family="text">
      <style:text-properties officeooo:rsid="21b6cacf"/>
    </style:style>
    <style:style style:name="T310" style:family="text">
      <style:text-properties officeooo:rsid="21b97db2"/>
    </style:style>
    <style:style style:name="T311" style:family="text">
      <style:text-properties officeooo:rsid="21bdf1e6"/>
    </style:style>
    <style:style style:name="T312" style:family="text">
      <style:text-properties officeooo:rsid="21c21dcb"/>
    </style:style>
    <style:style style:name="T313" style:family="text">
      <style:text-properties officeooo:rsid="21d6f3b6"/>
    </style:style>
    <style:style style:name="T314" style:family="text">
      <style:text-properties officeooo:rsid="21d77dca"/>
    </style:style>
    <style:style style:name="T315" style:family="text">
      <style:text-properties officeooo:rsid="21d784b3"/>
    </style:style>
    <style:style style:name="T316" style:family="text">
      <style:text-properties officeooo:rsid="21d9cbd9"/>
    </style:style>
    <style:style style:name="T317" style:family="text">
      <style:text-properties officeooo:rsid="21e28bc8"/>
    </style:style>
    <style:style style:name="T318" style:family="text">
      <style:text-properties officeooo:rsid="21e40ee3"/>
    </style:style>
    <style:style style:name="T319" style:family="text">
      <style:text-properties officeooo:rsid="21e767d4"/>
    </style:style>
    <style:style style:name="T320" style:family="text">
      <style:text-properties officeooo:rsid="21e88bb8"/>
    </style:style>
    <style:style style:name="T321" style:family="text">
      <style:text-properties officeooo:rsid="21e9668e"/>
    </style:style>
    <style:style style:name="T322" style:family="text">
      <style:text-properties officeooo:rsid="2209a5d2"/>
    </style:style>
    <style:style style:name="T323" style:family="text">
      <style:text-properties officeooo:rsid="220b2653"/>
    </style:style>
    <style:style style:name="T324" style:family="text">
      <style:text-properties officeooo:rsid="220d11cf"/>
    </style:style>
    <style:style style:name="T325" style:family="text">
      <style:text-properties officeooo:rsid="220e90a3"/>
    </style:style>
    <style:style style:name="T326" style:family="text">
      <style:text-properties officeooo:rsid="221e3299"/>
    </style:style>
    <style:style style:name="T327" style:family="text">
      <style:text-properties officeooo:rsid="21316e66"/>
    </style:style>
    <style:style style:name="T328" style:family="text">
      <style:text-properties officeooo:rsid="20f1f757"/>
    </style:style>
    <style:style style:name="T329" style:family="text">
      <style:text-properties officeooo:rsid="21084381"/>
    </style:style>
    <style:style style:name="T330" style:family="text">
      <style:text-properties officeooo:rsid="2237b1e2"/>
    </style:style>
    <style:style style:name="T331" style:family="text">
      <style:text-properties officeooo:rsid="2238d29b"/>
    </style:style>
    <style:style style:name="T332" style:family="text">
      <style:text-properties officeooo:rsid="223bb682"/>
    </style:style>
    <style:style style:name="T333" style:family="text">
      <style:text-properties officeooo:rsid="22439781"/>
    </style:style>
    <style:style style:name="T334" style:family="text">
      <style:text-properties officeooo:rsid="22447983"/>
    </style:style>
    <style:style style:name="T335" style:family="text">
      <style:text-properties officeooo:rsid="224eb86c"/>
    </style:style>
    <style:style style:name="T336" style:family="text">
      <style:text-properties officeooo:rsid="2264f721"/>
    </style:style>
    <style:style style:name="T337" style:family="text">
      <style:text-properties officeooo:rsid="2267e6f5"/>
    </style:style>
    <style:style style:name="T338" style:family="text">
      <style:text-properties officeooo:rsid="228a945e"/>
    </style:style>
    <style:style style:name="T339" style:family="text">
      <style:text-properties officeooo:rsid="2293f1b1"/>
    </style:style>
    <style:style style:name="T340" style:family="text">
      <style:text-properties officeooo:rsid="2298b5b6"/>
    </style:style>
    <style:style style:name="T341" style:family="text">
      <style:text-properties officeooo:rsid="229b2d63"/>
    </style:style>
    <style:style style:name="T342" style:family="text">
      <style:text-properties officeooo:rsid="229d0d91"/>
    </style:style>
    <style:style style:name="T343" style:family="text">
      <style:text-properties officeooo:rsid="229deef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2"/>
      <text:p text:style-name="P150"/>
      <text:p text:style-name="P5"/>
      <text:p text:style-name="Text_20_body"/>
      <text:p text:style-name="Text_20_body"/>
      <text:p text:style-name="P174">Dračák</text:p>
      <text:p text:style-name="P169"/>
      <text:p text:style-name="P169"/>
      <text:p text:style-name="P175">podle staré školy</text:p>
      <text:p text:style-name="P170"/>
      <text:p text:style-name="P171">(koncept pravidel)</text:p>
      <text:p text:style-name="P170"/>
      <text:p text:style-name="P170"/>
      <text:p text:style-name="P170"/>
      <text:p text:style-name="P170"/>
      <text:p text:style-name="P170"/>
      <text:p text:style-name="P172">Společenská hra na prožívání příběhů</text:p>
      <text:p text:style-name="P172"/>
      <text:p text:style-name="P173"/>
      <text:p text:style-name="P3">Michal Světlý</text:p>
      <text:p text:style-name="P1"><text:soft-page-break/></text:p>
      <text:p text:style-name="P179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326"><text:a xlink:type="simple" xlink:href="#__RefHeading___Toc21875_1991418811" text:style-name="Internet_20_link" text:visited-style-name="Internet_20_link">Tvoje postava</text:a><text:tab/>5</text:p>
          <text:p text:style-name="P327"><text:a xlink:type="simple" xlink:href="#__RefHeading___Toc21879_1991418811" text:style-name="Internet_20_link" text:visited-style-name="Internet_20_link">Rasy</text:a><text:tab/>5</text:p>
          <text:p text:style-name="P327"><text:a xlink:type="simple" xlink:href="#__RefHeading___Toc21881_1991418811" text:style-name="Internet_20_link" text:visited-style-name="Internet_20_link">Povolání tvé postavy</text:a><text:tab/>7</text:p>
          <text:p text:style-name="P327"><text:a xlink:type="simple" xlink:href="#__RefHeading___Toc36196_611713307" text:style-name="Internet_20_link" text:visited-style-name="Internet_20_link">Vlastnosti</text:a><text:tab/>7</text:p>
          <text:p text:style-name="P327"><text:a xlink:type="simple" xlink:href="#__RefHeading___Toc36198_611713307" text:style-name="Internet_20_link" text:visited-style-name="Internet_20_link">Počet životů</text:a><text:tab/>8</text:p>
          <text:p text:style-name="P327"><text:a xlink:type="simple" xlink:href="#__RefHeading___Toc1648_4210766435" text:style-name="Internet_20_link" text:visited-style-name="Internet_20_link">Kouzla, recepty a schopnosti</text:a><text:tab/>8</text:p>
          <text:p text:style-name="P327"><text:a xlink:type="simple" xlink:href="#__RefHeading___Toc17048_4210766435" text:style-name="Internet_20_link" text:visited-style-name="Internet_20_link">Dovednosti</text:a><text:tab/>8</text:p>
          <text:p text:style-name="P326"><text:a xlink:type="simple" xlink:href="#__RefHeading___Toc36200_611713307" text:style-name="Internet_20_link" text:visited-style-name="Internet_20_link">Povolání</text:a><text:tab/>11</text:p>
          <text:p text:style-name="P326"><text:a xlink:type="simple" xlink:href="#__RefHeading___Toc1650_4210766435" text:style-name="Internet_20_link" text:visited-style-name="Internet_20_link">Zranění a léčba</text:a><text:tab/>35</text:p>
          <text:p text:style-name="P326"><text:a xlink:type="simple" xlink:href="#__RefHeading___Toc17052_4210766435" text:style-name="Internet_20_link" text:visited-style-name="Internet_20_link">Magické předměty</text:a><text:tab/>36</text:p>
          <text:p text:style-name="P326"><text:a xlink:type="simple" xlink:href="#__RefHeading___Toc1652_4210766435" text:style-name="Internet_20_link" text:visited-style-name="Internet_20_link">Boj a jiná nebezpečí</text:a><text:tab/>37</text:p>
          <text:p text:style-name="P327"><text:a xlink:type="simple" xlink:href="#__RefHeading___Toc17054_4210766435" text:style-name="Internet_20_link" text:visited-style-name="Internet_20_link">Vzdálenosti</text:a><text:tab/>37</text:p>
          <text:p text:style-name="P327"><text:a xlink:type="simple" xlink:href="#__RefHeading___Toc1654_4210766435" text:style-name="Internet_20_link" text:visited-style-name="Internet_20_link">Kola</text:a><text:tab/>37</text:p>
          <text:p text:style-name="P327"><text:a xlink:type="simple" xlink:href="#__RefHeading___Toc1656_4210766435" text:style-name="Internet_20_link" text:visited-style-name="Internet_20_link">Záměry</text:a><text:tab/>37</text:p>
          <text:p text:style-name="P327"><text:a xlink:type="simple" xlink:href="#__RefHeading___Toc1658_4210766435" text:style-name="Internet_20_link" text:visited-style-name="Internet_20_link">Hody</text:a><text:tab/>38</text:p>
          <text:p text:style-name="P327"><text:a xlink:type="simple" xlink:href="#__RefHeading___Toc1660_4210766435" text:style-name="Internet_20_link" text:visited-style-name="Internet_20_link">Výhody a nevýhody</text:a><text:tab/>40</text:p>
          <text:p text:style-name="P327"><text:a xlink:type="simple" xlink:href="#__RefHeading___Toc1662_4210766435" text:style-name="Internet_20_link" text:visited-style-name="Internet_20_link">Pasti a jedy</text:a><text:tab/>40</text:p>
          <text:p text:style-name="P327"><text:a xlink:type="simple" xlink:href="#__RefHeading___Toc17056_4210766435" text:style-name="Internet_20_link" text:visited-style-name="Internet_20_link">Zbraně, zbroje a štíty</text:a><text:tab/>41</text:p>
          <text:p text:style-name="P327"><text:a xlink:type="simple" xlink:href="#__RefHeading___Toc17058_4210766435" text:style-name="Internet_20_link" text:visited-style-name="Internet_20_link">Hlášení útoku</text:a><text:tab/>42</text:p>
          <text:p text:style-name="P326"><text:a xlink:type="simple" xlink:href="#__RefHeading___Toc36202_611713307" text:style-name="Internet_20_link" text:visited-style-name="Internet_20_link">Hledání, skrývání a plížení</text:a><text:tab/>43</text:p>
          <text:p text:style-name="P327"><text:a xlink:type="simple" xlink:href="#__RefHeading___Toc36204_611713307" text:style-name="Internet_20_link" text:visited-style-name="Internet_20_link">Hledání</text:a><text:tab/>43</text:p>
          <text:p text:style-name="P327"><text:a xlink:type="simple" xlink:href="#__RefHeading___Toc36206_611713307" text:style-name="Internet_20_link" text:visited-style-name="Internet_20_link">Postřeh a plížení</text:a><text:tab/>43</text:p>
          <text:p text:style-name="P326"><text:a xlink:type="simple" xlink:href="#__RefHeading___Toc12113_526618153" text:style-name="Internet_20_link" text:visited-style-name="Internet_20_link">Zvyšování vlastností</text:a><text:tab/>44</text:p>
          <text:p text:style-name="P326"><text:a xlink:type="simple" xlink:href="#__RefHeading___Toc12115_526618153" text:style-name="Internet_20_link" text:visited-style-name="Internet_20_link">Náhodný hod</text:a><text:tab/>45</text:p>
        </text:index-body>
      </text:table-of-content>
      <text:p text:style-name="P176"/>
      <text:p text:style-name="P4"/>
      <text:p text:style-name="P2">Verze 0.<text:span text:style-name="T343">3</text:span></text:p>
      <text:p text:style-name="P176">Poděkování</text:p>
      <text:p text:style-name="Example">Tato příručka <text:span text:style-name="T226">je silně inspirovaná titulem</text:span> Dračí Doupě vydan<text:span text:style-name="T283">ým</text:span> nakladatelstvím Altar. Rád bych touto formou poděkoval autorům originálních pravidel Dračího doupěte, jmenovitě:</text:p>
      <text:p text:style-name="Example">AUTOR PROJEKTU: Martin Klíma</text:p>
      <text:p text:style-name="Example"><text:soft-page-break/>AUTOŘI PRAVIDEL: Martin Benda, René Gemmel, Emil Hančák, Vilma Kadlečková, Jaroslav Kovář, Karel Papík, Michal Řeháček, Jiřina Vorlová a Radovan Vlk</text:p>
      <text:p text:style-name="Example">AUTOŘI STARŠÍCH VERZÍ A SPOLUPRACOVNÍCI: Michael Bronec, Vladimír Chvátil, Radim Křivánek, doc. Jan Obdržálek, Jan Obdržálek, Václav Pražák</text:p>
      <text:p text:style-name="Example">KOORDINÁTOR: Martin Kučera</text:p>
      <text:p text:style-name="P178">Nápady a připomínkami přispěli:</text:p>
      <text:p text:style-name="P180">eerieBaatezu, Jezus, Pracující logaritmus</text:p>
      <text:p text:style-name="Example_20_Header">Zpětná vazba</text:p>
      <text:p text:style-name="Example"><text:span text:style-name="T2">Velice ocením Vaše názory a komentáře. </text:span><text:span text:style-name="T4">P</text:span><text:span text:style-name="T2">ište </text:span><text:span text:style-name="T4">je</text:span><text:span text:style-name="T2">, prosím, nejlépe do</text:span><text:span text:style-name="T3"> diskuse na </text:span><text:a xlink:type="simple" xlink:href="https://rpgforum.cz/forum/viewtopic.php?f=286&amp;t=13676" text:style-name="Internet_20_link" text:visited-style-name="Visited_20_Internet_20_Link">RPG fóru</text:a><text:span text:style-name="T3"> nebo </text:span><text:a xlink:type="simple" xlink:href="http://www.d20.cz/diskuze/pravidla-diskuze/51343.html" text:style-name="Internet_20_link" text:visited-style-name="Visited_20_Internet_20_Link">D20.cz</text:a><text:span text:style-name="T3">.</text:span></text:p>
      <text:h text:style-name="P321" text:outline-level="1"><text:bookmark-start text:name="__RefHeading___Toc21875_1991418811"/>Tvoje postava<text:bookmark-end text:name="__RefHeading___Toc21875_1991418811"/></text:h>
      <text:h text:style-name="Heading_20_2" text:outline-level="2"><text:bookmark-start text:name="__RefHeading___Toc21879_1991418811"/>Rasy<text:bookmark-end text:name="__RefHeading___Toc21879_1991418811"/></text:h>
      <text:h text:style-name="P315" text:outline-level="3">Člověk</text:h>
      <text:p text:style-name="Text_20_body"><text:span text:style-name="T73">VELIKOST: 6<text:line-break/></text:span><text:span text:style-name="T72">VLASTNOSTI: Síla 1-3, Finesa 1-3, Duše 1-3 </text:span><text:span text:style-name="T74"><text:line-break/></text:span><text:span text:style-name="T75">SCHOPNOST: Všestrannost</text:span></text:p>
      <text:p text:style-name="P177">Všestrannost</text:p>
      <text:p text:style-name="P7">Jako člověk si můžeš <text:span text:style-name="T227">místo jedné z dovedností svého povolání</text:span> vzít jednu dovednost (nikoliv schopnost) od libovolného jiného povolání a dále ji rozvíjet. </text:p>
      <text:h text:style-name="Heading_20_4" text:outline-level="4">Barbar</text:h>
      <text:p text:style-name="P6"><text:span text:style-name="T73">VELIKOST: 6<text:line-break/>VLASTNOSTI: Síla 2-3, Finesa 1-3, Duše 1-3</text:span><text:span text:style-name="T74"><text:line-break/></text:span><text:span text:style-name="T75">SCHOPNOST: Všestrannost (stejně jako ostatní lidé)</text:span></text:p>
      <text:h text:style-name="P315" text:outline-level="3">Hobit</text:h>
      <text:p text:style-name="P8"><text:span text:style-name="T73">VELIKOST: </text:span><text:span text:style-name="T76">5</text:span><text:span text:style-name="T73"><text:line-break/>VLASTNOSTI: </text:span><text:span text:style-name="T78">Síla 1-2, Finesa 2-3, Duše 1-3</text:span><text:span text:style-name="T74"><text:line-break/></text:span><text:span text:style-name="T75">SCHOPNOST: </text:span><text:span text:style-name="T76">Vytříbená chuť a čich</text:span></text:p>
      <text:p text:style-name="Example_20_Header"><text:soft-page-break/>Vytříbená chuť a čich</text:p>
      <text:p text:style-name="P9">Hobiti mají citlivější chuť a čich než příslušníci ostatních ras. Jsou <text:span text:style-name="T228">to </text:span>díky tomu známí labužníci a velcí znalci různých nápojů, pokrmů a jiných poživatin, ale dává jim to výhodu i na dobrodružných výpravách: Neumí sice stopovat tak dobře jako psi, ale dokáží <text:span text:style-name="T229">například</text:span> čich<text:span text:style-name="T229">em poznat převlečenou osobu</text:span> a pouhým ochutnáním odhalí přítomnost jedů <text:span text:style-name="T230">nebo jiných nežádoucích přísad</text:span>.</text:p>
      <text:h text:style-name="P316" text:outline-level="3">Kudůk</text:h>
      <text:p text:style-name="P10"><text:span text:style-name="T73">VELIKOST: </text:span><text:span text:style-name="T76">5</text:span><text:span text:style-name="T73"><text:line-break/>VLASTNOSTI: </text:span><text:span text:style-name="T79">Síla 1-2, Finesa 2-3, Duše 1-3</text:span><text:span text:style-name="T74"><text:line-break/></text:span><text:span text:style-name="T75">SCHOPNOST: </text:span><text:span text:style-name="T76">Vytříbená chuť a čich </text:span><text:span text:style-name="T77">(jako hobit)</text:span></text:p>
      <text:h text:style-name="P317" text:outline-level="3">Elf</text:h>
      <text:p text:style-name="P11"><text:span text:style-name="T73">VELIKOST: </text:span><text:span text:style-name="T80">6</text:span><text:span text:style-name="T73"><text:line-break/>VLASTNOSTI: Síla 1-2, Finesa 2-3, Duše 2-3</text:span><text:span text:style-name="T79"><text:line-break/></text:span><text:span text:style-name="T75">SCHOPNOST: </text:span><text:span text:style-name="T82">Ostrý zrak</text:span></text:p>
      <text:p text:style-name="Example_20_Header"><text:span text:style-name="T81">O</text:span><text:span text:style-name="T72">strý zrak</text:span></text:p>
      <text:p text:style-name="P12"><text:span text:style-name="T72">Elfové mají ostřejší a citlivější zrak než ostatní rasy. Vidí dobře i za šera (ale ne v naprosté tmě) a rozeznají detaily </text:span><text:span text:style-name="T83">i </text:span><text:span text:style-name="T72">na v</text:span><text:span text:style-name="T83">elkou</text:span><text:span text:style-name="T72"> vzdálenost.</text:span></text:p>
      <text:h text:style-name="P317" text:outline-level="3">Trpaslík</text:h>
      <text:p text:style-name="P13"><text:span text:style-name="T73">VELIKOST: </text:span><text:span text:style-name="T80">6</text:span><text:span text:style-name="T73"><text:line-break/>VLASTNOSTI: Síla 2-3, Finesa 1-2, Duše 1-3</text:span><text:span text:style-name="T79"><text:line-break/></text:span><text:span text:style-name="T75">SCHOPNOST: </text:span><text:span text:style-name="T84">Infravidění</text:span></text:p>
      <text:p text:style-name="Example_20_Header"><text:soft-page-break/>Infravidění</text:p>
      <text:p text:style-name="P14">Trpaslíci dokáží rozeznat teplejší předměty od studenějších. <text:span text:style-name="T231">I v naprosté tmě tedy například uvidí teplokrevné tvory. Nedokáží ale rozeznat barvy ani detaily, nevidí skrz překážky a pokud má v podzemí všechno stejnou teplotu, musí tápat stejně jako všichni ostatní.</text:span></text:p>
      <text:h text:style-name="P317" text:outline-level="3">Kroll</text:h>
      <text:p text:style-name="P16">VELIKOST: 7<text:line-break/>VLASTNOSTI: Síla 3, Finesa 1-2, Duše 1-2<text:line-break/>SCHOPNOST: Ultrasluch</text:p>
      <text:p text:style-name="Example_20_Header">Ultrasluch</text:p>
      <text:p text:style-name="P15">Krol<text:span text:style-name="T286">l</text:span>ové, podobně jako netopýři, dokáží podle lidským uchem nezachytitelného odraženého zvuku určit vzdálenost stěn a překážek. Toto zvláštní „vidění“ je ale dost hrubé a nepřesné – kroll pozná tvar chodeb a místností a ani v naprosté tmě nevrazí do stromu, ale rozhodně si nevšimne nataženého lanka a nepozná, co protivníci drží v rukou. Ultrasluch nefunguje v prostředí hlučnějším než obyčejný hovor, nebo když kroll z nějakých důvodů nemůže vydávat zvuky.</text:p>
      <text:h text:style-name="Heading_20_2" text:outline-level="2"><text:bookmark-start text:name="__RefHeading___Toc21881_1991418811"/>Povolání tvé postavy<text:bookmark-end text:name="__RefHeading___Toc21881_1991418811"/></text:h>
      <text:p text:style-name="P153">Válečník, hraničář, kouzelník, alchymista nebo zloděj.</text:p>
      <text:h text:style-name="P277" text:outline-level="2"><text:bookmark-start text:name="__RefHeading___Toc36196_611713307"/>Vlastnosti<text:bookmark-end text:name="__RefHeading___Toc36196_611713307"/></text:h>
      <text:p text:style-name="P151"><text:span text:style-name="Emphasis"><text:span text:style-name="T224">Rozděl celkem 6 bodů mezi Sílu, Finesu a Duši tak, abys splnil následující:</text:span></text:span><text:line-break/><text:line-break/><text:span text:style-name="Emphasis">člověk:</text:span> Síla 1-3, Finesa 1-3, Duše 1-3<text:line-break/><text:soft-page-break/><text:span text:style-name="Emphasis">barbar:</text:span> Síla 2-3, Finesa 1-3, Duše 1-3<text:line-break/><text:span text:style-name="Emphasis">elf:</text:span> Síla 1-2, Finesa 2-3, Duše 2-3<text:line-break/><text:span text:style-name="Emphasis">hobit:</text:span> Síla 1-2, Finesa 2-3, Duše 1-3<text:line-break/><text:span text:style-name="Emphasis">kudůk:</text:span> Síla 1-2, Finesa 2-3, Duše 1-3<text:line-break/><text:span text:style-name="Emphasis">trpaslík:</text:span> Síla 2-3, Finesa 1-2, Duše 1-3<text:line-break/><text:span text:style-name="Emphasis">kroll:</text:span> Síla 3, Finesa 1-2, Duše 1-2<text:line-break/><text:line-break/><text:span text:style-name="Emphasis">válečník:</text:span> Síla nejméně 2<text:line-break/><text:span text:style-name="Emphasis">hrani</text:span><text:span text:style-name="Emphasis"><text:span text:style-name="T320">č</text:span></text:span><text:span text:style-name="Emphasis">á</text:span><text:span text:style-name="Emphasis"><text:span text:style-name="T320">ř</text:span></text:span><text:span text:style-name="Emphasis">:</text:span> Finesa nejméně 2<text:line-break/><text:span text:style-name="Emphasis">kouzelník:</text:span> Duše nejméně 2<text:line-break/><text:span text:style-name="Emphasis">alchymista:</text:span> Finesa nejméně 2<text:line-break/><text:span text:style-name="Emphasis">zloděj:</text:span> Finesa nejméně 2</text:p>
      <text:h text:style-name="P278" text:outline-level="2"><text:bookmark-start text:name="__RefHeading___Toc36198_611713307"/>Počet životů<text:bookmark-end text:name="__RefHeading___Toc36198_611713307"/></text:h>
      <text:p text:style-name="P152">Tvůj počet životů je roven součtu Velikosti (podle rasy) a Síly.</text:p>
      <text:h text:style-name="P277" text:outline-level="2"><text:bookmark-start text:name="__RefHeading___Toc1648_4210766435"/>Kouzla, <text:span text:style-name="T281">recepty a</text:span> schopnosti<text:bookmark-end text:name="__RefHeading___Toc1648_4210766435"/></text:h>
      <text:p text:style-name="P21">Každá rasa má jednu zvláštní schopnost – tu získáš automaticky výběrem této rasy. <text:span text:style-name="T284">Ostatní kouzla, recepty a schopnosti získáš v rámci svého povolání</text:span>: V jeho popisu najdeš, co se kdy můžeš naučit.</text:p>
      <text:h text:style-name="P277" text:outline-level="2"><text:bookmark-start text:name="__RefHeading___Toc17048_4210766435"/>Dovednosti<text:bookmark-end text:name="__RefHeading___Toc17048_4210766435"/></text:h>
      <text:p text:style-name="P141">Každá dovednost má tři stupně: Začátečnický, pokročilý a mistrovský.</text:p>
      <text:list xml:id="list1185680332" text:style-name="L1">
        <text:list-item>
          <text:p text:style-name="P183">Na prvních pěti úrovních se můžeš učit <text:span text:style-name="T282">dovednosti jen na začátečnický stupeň</text:span>.</text:p>
        </text:list-item>
        <text:list-item>
          <text:p text:style-name="P183">Na úrovních 6-10 se můžeš <text:span text:style-name="T282">začátečnické dovednosti vylepšovat na pokročilé.</text:span></text:p>
        </text:list-item>
        <text:list-item>
          <text:p text:style-name="P183"><text:soft-page-break/>Od jedenácté úrovně výš se můžeš <text:span text:style-name="T282">pokročilé dovednosti vylepšovat na mistrovské</text:span>.</text:p>
        </text:list-item>
      </text:list>
      <text:p text:style-name="P113"><text:span text:style-name="T1">Stupeň dovednosti určuje, co dokážeš, </text:span><text:span text:style-name="T19">případně co znáš</text:span><text:span text:style-name="T1">:</text:span></text:p>
      <text:list xml:id="list3800371842" text:style-name="L2">
        <text:list-item>
          <text:p text:style-name="P191">Se začátečnickou znalostí <text:span text:style-name="T210">Otevírání zámků</text:span> například dokážeš otevřít jen jednoduché (začátečnické) zámky. K otevření mistrovského zámku potřebuješ mistrovskou dovednost.</text:p>
        </text:list-item>
      </text:list>
      <text:p text:style-name="P116">Kdy se můžeš učit jaké dovednosti najdeš v popisu svého povolání.</text:p>
      <text:h text:style-name="P319" text:outline-level="3">Znalosti dané povoláním</text:h>
      <text:p text:style-name="P118">Každé povolání <text:span text:style-name="T285">také</text:span> představuje balíček znalostí, <text:span text:style-name="T285">které nezmiňujeme zvlášť jako dovednost</text:span>: Válečník se vyzná ve zbraních, kouzelník <text:span text:style-name="T282">pozná různá kouzla atd.</text:span></text:p>
      <text:list xml:id="list253320079" text:style-name="L3">
        <text:list-item>
          <text:p text:style-name="P208"><text:span text:style-name="T18">Znalosti </text:span><text:span text:style-name="T20">dané</text:span><text:span text:style-name="T18"> povolání</text:span><text:span text:style-name="T20">m</text:span><text:span text:style-name="T18"> automaticky</text:span><text:span text:style-name="T1"> rostou s úrovní: Na 1-5 jsou začátečnické, na 6-10 pokročilé, na 11-15 mistrovské.</text:span></text:p>
        </text:list-item>
      </text:list>
      <text:h text:style-name="P319" text:outline-level="3"><text:span text:style-name="T326">Seznam</text:span> <text:span text:style-name="T278">dovedností</text:span></text:h>
      <text:p text:style-name="P112">Když se v popisu svého povolání dočteš, že si můžeš vybrat nějakou dovednost, znamená to některou z následujících:</text:p>
      <text:p text:style-name="List_20_of_20_Items">Cizí jazyk <text:span text:style-name="T327">(každý je samostatná dovednost)</text:span></text:p>
      <text:p text:style-name="List_20_of_20_Items">Čtení a psaní</text:p>
      <text:p text:style-name="List_20_of_20_Items">Lov a stopování</text:p>
      <text:p text:style-name="List_20_of_20_Items">Odezírání ze rtů</text:p>
      <text:p text:style-name="List_20_of_20_Items">Orientace a přežití v divočině</text:p>
      <text:p text:style-name="List_20_of_20_Items">Ošetřování zranění</text:p>
      <text:p text:style-name="List_20_of_20_Items">Otevírání zámků</text:p>
      <text:p text:style-name="List_20_of_20_Items">Plavání</text:p>
      <text:p text:style-name="List_20_of_20_Items">Přetvářka a převleky</text:p>
      <text:p text:style-name="List_20_of_20_Items"><text:soft-page-break/>Star<text:span text:style-name="T328">ý </text:span>jazyk<text:span text:style-name="T329"> (každý je samostatná dovednost)</text:span></text:p>
      <text:p text:style-name="List_20_of_20_Items"><text:span text:style-name="T21">Š</text:span>plhání</text:p>
      <text:p text:style-name="List_20_of_20_Items"><text:span text:style-name="T208">Výroba a o</text:span><text:span text:style-name="T275">dstra</text:span><text:span text:style-name="T209">ňování</text:span> pastí</text:p>
      <text:p text:style-name="List_20_of_20_Items">Znalost jedů</text:p>
      <text:h text:style-name="Heading_20_1" text:outline-level="1"><text:bookmark-start text:name="__RefHeading___Toc36200_611713307"/><text:span text:style-name="T321">P</text:span>ovolání<text:bookmark-end text:name="__RefHeading___Toc36200_611713307"/></text:h>
      <text:h text:style-name="P320" text:outline-level="3">Válečník</text:h>
      <text:p text:style-name="P154"><text:span text:style-name="T91">1. </text:span><text:span text:style-name="T74">úroveň</text:span></text:p>
      <text:list xml:id="list4021727844" text:style-name="L4">
        <text:list-item>
          <text:p text:style-name="P209"><text:span text:style-name="T105">U</text:span><text:span text:style-name="T74">míš </text:span><text:span text:style-name="T145">dovednost </text:span><text:span text:style-name="T34">Ošetřování zranění</text:span><text:span text:style-name="T62">.</text:span></text:p>
        </text:list-item>
        <text:list-item>
          <text:p text:style-name="P210"><text:span text:style-name="T74">V</text:span><text:span text:style-name="T72">yber si </text:span><text:span text:style-name="T149">dvě</text:span><text:span text:style-name="T72"> </text:span><text:span text:style-name="T146">další</text:span><text:span text:style-name="T72"> dovednost</text:span><text:span text:style-name="T149">i</text:span><text:span text:style-name="T72">.</text:span></text:p>
        </text:list-item>
        <text:list-item>
          <text:p text:style-name="P211"><text:span text:style-name="T74">Vyber si jednu z </text:span><text:span text:style-name="T119">válečnických</text:span><text:span text:style-name="T74"> schopností.</text:span></text:p>
        </text:list-item>
      </text:list>
      <text:p text:style-name="P121"><text:span text:style-name="T104">2</text:span><text:span text:style-name="T91">. </text:span><text:span text:style-name="T74">úroveň</text:span></text:p>
      <text:list xml:id="list164552514823676" text:continue-numbering="true" text:style-name="L4">
        <text:list-item>
          <text:p text:style-name="P184">Vyber si jednu dovednost.</text:p>
        </text:list-item>
      </text:list>
      <text:p text:style-name="P121"><text:span text:style-name="T104">3</text:span><text:span text:style-name="T91">. </text:span><text:span text:style-name="T74">úroveň</text:span></text:p>
      <text:list xml:id="list164553778886642" text:continue-numbering="true" text:style-name="L4">
        <text:list-item>
          <text:p text:style-name="P211"><text:span text:style-name="T74">Vyber si jednu z </text:span><text:span text:style-name="T119">válečnických</text:span><text:span text:style-name="T74"> schopností.</text:span></text:p>
        </text:list-item>
      </text:list>
      <text:p text:style-name="P121"><text:span text:style-name="T104">4</text:span><text:span text:style-name="T91">. </text:span><text:span text:style-name="T74">úroveň</text:span></text:p>
      <text:list xml:id="list164551666877481" text:continue-numbering="true" text:style-name="L4">
        <text:list-item>
          <text:p text:style-name="P184">Vyber si jednu dovednost.</text:p>
        </text:list-item>
      </text:list>
      <text:p text:style-name="P121"><text:span text:style-name="T104">5</text:span><text:span text:style-name="T91">. </text:span><text:span text:style-name="T74">úroveň</text:span></text:p>
      <text:list xml:id="list164551708114033" text:continue-numbering="true" text:style-name="L4">
        <text:list-item>
          <text:p text:style-name="P212"><text:span text:style-name="T74">Vyber si jednu z </text:span><text:span text:style-name="T119">válečnických</text:span><text:span text:style-name="T74"> schopností.</text:span></text:p>
        </text:list-item>
      </text:list>
      <text:h text:style-name="Heading_20_4" text:outline-level="4"><text:span text:style-name="T107">Válečnické s</text:span><text:span text:style-name="T72">chopnosti</text:span></text:h>
      <text:h text:style-name="Heading_20_5" text:outline-level="5">Zastrašení</text:h>
      <text:p text:style-name="P36">Jde použít v boji (trigger může být třeba rozpůlení jednoho z protivníků) i mimo boj. Výsledek posuzuje PJ.</text:p>
      <text:h text:style-name="Heading_20_5" text:outline-level="5"><text:soft-page-break/>Útok na <text:span text:style-name="T233">dva cíle</text:span></text:h>
      <text:p text:style-name="P38">Postih je jen -1. <text:span text:style-name="T234">Lze i s lukem (nabít dva šípy) nebo vrhacími zbraněmi (v každé ruce jedna).</text:span></text:p>
      <text:h text:style-name="P289" text:outline-level="5">Sehranost</text:h>
      <text:p text:style-name="P37">Vyžaduje alespoň týden společného tréninku a potom průběžné udržování (sem tam si zatrénovat).<text:line-break/><text:tab/><text:span text:style-name="T287">Kdykoliv</text:span> bojuje<text:span text:style-name="T287">š</text:span> bok po boku <text:span text:style-name="T235">někoho, s kým jsi sehraný</text:span>, <text:span text:style-name="T232">můžeš si v každém kole vybrat:</text:span></text:p>
      <text:list xml:id="list3769082826" text:style-name="L5">
        <text:list-item>
          <text:p text:style-name="P213">Dá<text:span text:style-name="T287">š</text:span> výhodu <text:span text:style-name="T232">tomuto spolubojovníkovi</text:span>.</text:p>
        </text:list-item>
        <text:list-item>
          <text:p text:style-name="P213"><text:span text:style-name="T288">Nebo získáš výhodu sám</text:span>.</text:p>
        </text:list-item>
      </text:list>
      <text:h text:style-name="P290" text:outline-level="5">Ochránce</text:h>
      <text:p text:style-name="P143">Můžeš protivníkovi zabránit v útoku, i když není v nevýhodě.</text:p>
      <text:h text:style-name="Heading_20_5" text:outline-level="5">Velení</text:h>
      <text:p text:style-name="P142">V každém kole můžeš dát povel jedné postavě. Pokud tě poslechne, započítá si výhodu. <text:span text:style-name="T304">Povel musí dávat smysl.</text:span> Tato výhoda se nesčítá s výhodou za <text:span text:style-name="T210">sehranost</text:span>.</text:p>
      <text:h text:style-name="P320" text:outline-level="3">Hraničář</text:h>
      <text:p text:style-name="P28">MAGENERGIE: Duše + úroveň</text:p>
      <text:p text:style-name="P120"><text:span text:style-name="T91">1. </text:span><text:span text:style-name="T72">úroveň</text:span></text:p>
      <text:list xml:id="list1774451163" text:style-name="L6">
        <text:list-item>
          <text:p text:style-name="P216"><text:span text:style-name="T100">U</text:span><text:span text:style-name="T72">míš získávat magenergii meditací.</text:span></text:p>
        </text:list-item>
        <text:list-item>
          <text:p text:style-name="P218"><text:span text:style-name="T72">Umíš dovednost</text:span><text:span text:style-name="T144">i:</text:span></text:p>
          <text:list>
            <text:list-item>
              <text:p text:style-name="P190">Orientace a přežití v divočině</text:p>
            </text:list-item>
            <text:list-item>
              <text:p text:style-name="P196">Ošetřování zranění</text:p>
            </text:list-item>
            <text:list-item>
              <text:p text:style-name="P196">Lov a stopování</text:p>
            </text:list-item>
            <text:list-item>
              <text:p text:style-name="P203"><text:soft-page-break/>Jednu další dovednost podle svého výběru</text:p>
            </text:list-item>
          </text:list>
        </text:list-item>
        <text:list-item>
          <text:p text:style-name="P216"><text:span text:style-name="T100">Umíš sesílat jedno kouzlo podle svého výběru</text:span><text:span text:style-name="T72">.</text:span></text:p>
        </text:list-item>
        <text:list-item>
          <text:p text:style-name="P214"><text:span text:style-name="T100">Vyber si jedno </text:span><text:span text:style-name="T101">další</text:span><text:span text:style-name="T100"> kouzlo nebo jednu ze schopností </text:span><text:span text:style-name="T27">Pouto se zvířetem</text:span><text:span text:style-name="T100">, </text:span><text:span text:style-name="T27">Mluvení se zvířaty</text:span><text:span text:style-name="T100">.</text:span></text:p>
        </text:list-item>
      </text:list>
      <text:p text:style-name="P22">2. úroveň</text:p>
      <text:list xml:id="list164552855092823" text:continue-numbering="true" text:style-name="L6">
        <text:list-item>
          <text:p text:style-name="P219"><text:span text:style-name="T72">Vyber si jedno </text:span><text:span text:style-name="T102">další</text:span><text:span text:style-name="T72"> kouzlo nebo jednu ze schopností </text:span><text:span text:style-name="T22">Pouto se zvířetem</text:span><text:span text:style-name="T72">, </text:span><text:span text:style-name="T22">Mluvení se zvířaty</text:span><text:span text:style-name="T72">.</text:span></text:p>
        </text:list-item>
      </text:list>
      <text:p text:style-name="P23">3. úroveň</text:p>
      <text:list xml:id="list3118725027" text:style-name="L7">
        <text:list-item>
          <text:p text:style-name="P221"><text:span text:style-name="T100">Vyber si jedno </text:span><text:span text:style-name="T102">další</text:span><text:span text:style-name="T100"> kouzlo.</text:span></text:p>
        </text:list-item>
      </text:list>
      <text:list xml:id="list164552702474869" text:continue-list="list164552855092823" text:style-name="L6">
        <text:list-item>
          <text:p text:style-name="P222"><text:span text:style-name="T103">Vyber si jednu </text:span><text:span text:style-name="T58">dovednost.</text:span></text:p>
        </text:list-item>
      </text:list>
      <text:p text:style-name="P23">4. úroveň</text:p>
      <text:list xml:id="list164552759394997" text:continue-numbering="true" text:style-name="L6">
        <text:list-item>
          <text:p text:style-name="P215"><text:span text:style-name="T74">N</text:span><text:span text:style-name="T86">a čtvrté úrovni se můžeš naučit jednu z mimosmyslových schopností </text:span><text:span text:style-name="T88">(telekinezi, pyrokinezi nebo telepatii)</text:span><text:span text:style-name="T86">.</text:span></text:p>
        </text:list-item>
      </text:list>
      <text:p text:style-name="P123"><text:span text:style-name="T86">5. </text:span><text:span text:style-name="T72">úroveň</text:span></text:p>
      <text:list xml:id="list164552021175671" text:continue-numbering="true" text:style-name="L6">
        <text:list-item>
          <text:p text:style-name="P222"><text:span text:style-name="T100">Vyber si jedno </text:span><text:span text:style-name="T102">další</text:span><text:span text:style-name="T100"> kouzlo.</text:span></text:p>
        </text:list-item>
        <text:list-item>
          <text:p text:style-name="P223"><text:span text:style-name="T63">Vyber si jednu </text:span><text:span text:style-name="T58">dovednost.</text:span></text:p>
        </text:list-item>
      </text:list>
      <text:h text:style-name="P285" text:outline-level="4"><text:span text:style-name="T290">Hraniřáčské s</text:span>chopnosti</text:h>
      <text:p text:style-name="P35"><text:span text:style-name="T74">P</text:span><text:span text:style-name="T72">outo se zvířetem, </text:span><text:span text:style-name="T85">Telekineze, Pyrokineze, Telepatie</text:span></text:p>
      <text:h text:style-name="Heading_20_5" text:outline-level="5"><text:span text:style-name="T74">P</text:span><text:span text:style-name="T72">outo se zvířetem</text:span></text:h>
      <text:p text:style-name="P17">Zvíře rozumí složitým slovním příkazům.</text:p>
      <text:p text:style-name="P119"><text:span text:style-name="T72">Nebezpečnost zvířete může být maximálně rovna tvé úrovni, můžeš ale mít mládě (takže mu nebezpečnost postupně poroste </text:span><text:span text:style-name="T87">s tím, jak se ti bude zvyšovat úroveň</text:span><text:span text:style-name="T72">).</text:span></text:p>
      <text:p text:style-name="P24"><text:soft-page-break/>Vyber si, které zvíře tě provází.</text:p>
      <text:h text:style-name="Heading_20_5" text:outline-level="5">Mluvení se zvířaty</text:h>
      <text:p text:style-name="P18">/* To<text:span text:style-name="T289">hle</text:span> je možná spíš druidská schopnost? */</text:p>
      <text:p text:style-name="P19">Zvíře dokáže „mluvit“ jen o tom, čemu samo rozumí.</text:p>
      <text:h text:style-name="Heading_20_5" text:outline-level="5">Telekineze</text:h>
      <text:p text:style-name="P39"><text:span text:style-name="T210">Dosah:</text:span> (Duše<text:span text:style-name="T236">)</text:span> metrů.</text:p>
      <text:p text:style-name="P39"><text:span text:style-name="T238">Pomocí </text:span><text:span text:style-name="T211">soustředění</text:span> <text:span text:style-name="T238">můžeš </text:span>hýbat předměty o váze až (Duše) kilogramů.</text:p>
      <text:h text:style-name="P291" text:outline-level="5">Pyrokineze</text:h>
      <text:p text:style-name="P40"><text:span text:style-name="T210">Dosah:</text:span> (Duše<text:span text:style-name="T236">)</text:span> metrů.</text:p>
      <text:p text:style-name="P42"><text:span text:style-name="T238">Dokážeš zapálit oheň pomocí </text:span><text:span text:style-name="T211">soustředění</text:span>. Živé tvory <text:span text:style-name="T238">pyrokineze</text:span> přímo nezraňuje (následný oheň je zranit může).</text:p>
      <text:h text:style-name="P292" text:outline-level="5">Tele<text:span text:style-name="T237">patie</text:span></text:h>
      <text:p text:style-name="P41"><text:span text:style-name="T210">Dosah:</text:span> (Duše<text:span text:style-name="T236">)</text:span> metrů.</text:p>
      <text:p text:style-name="P106"><text:span text:style-name="T238">Po dobu </text:span><text:span text:style-name="T211">soustředění</text:span><text:span text:style-name="T238"> můžeš </text:span>s někým „mluvit“ v myšlenkách. Bez znalosti jazyka si nebudete rozum<text:span text:style-name="T238">ě</text:span>t. <text:span text:style-name="T239">Cíl se může po navázání spojení vzdálit z dosahu.</text:span></text:p>
      <text:h text:style-name="P293" text:outline-level="5">Meditace</text:h>
      <text:p text:style-name="P107">Krátkou meditací (zhruba 10 minut) doplníš svou magenergii na maximum.</text:p>
      <text:h text:style-name="Heading_20_5" text:outline-level="5">Sesílání kouzel</text:h>
      <text:p text:style-name="P109">Umíš sesílat kouzla, která se naučíš. <text:span text:style-name="T89">K </text:span><text:span text:style-name="T99">hraničářským kouzlům se nepočítá postih za zbroj.</text:span></text:p>
      <text:h text:style-name="P286" text:outline-level="4"><text:soft-page-break/><text:span text:style-name="T98">Hraničářská k</text:span><text:span text:style-name="T72">ouzla</text:span></text:h>
      <text:h text:style-name="P294" text:outline-level="5"><text:span text:style-name="T89">N</text:span><text:span text:style-name="T72">ajdi zvíře</text:span></text:h>
      <text:p text:style-name="P43"><text:span text:style-name="T30">Magenergie</text:span><text:span text:style-name="T22">:</text:span><text:span text:style-name="T57"> 1 mag<text:line-break/></text:span><text:span text:style-name="T23">Dosah:</text:span><text:span text:style-name="T90"> (Duše) hodin cesty.</text:span></text:p>
      <text:p text:style-name="P20">Vycítíš směr k nejbližšímu zvířeti druhu, na který pomyslíš.</text:p>
      <text:h text:style-name="Heading_20_5" text:outline-level="5">Najdi pachovou stopu</text:h>
      <text:p text:style-name="P70"><text:span text:style-name="T30">Magenergie</text:span><text:span text:style-name="T31">:</text:span> 1 mag</text:p>
      <text:p text:style-name="P69">Po dobu <text:span text:style-name="T210">soustředění</text:span> dokážeš stopovat čichem jako pes.</text:p>
      <text:h text:style-name="P295" text:outline-level="5">Zpomalení jedu</text:h>
      <text:p text:style-name="P44"><text:span text:style-name="T30">Magenergie</text:span><text:span text:style-name="T22">:</text:span><text:span text:style-name="T224"> 1 mag<text:line-break/></text:span><text:span text:style-name="T212">Dosah:</text:span><text:span text:style-name="T240"> </text:span>d<text:span text:style-name="T240">otyk</text:span></text:p>
      <text:p text:style-name="P45">Kouzlo prodlouží latenci jedu <text:span text:style-name="T241">v cíli</text:span> o 1 den.</text:p>
      <text:h text:style-name="Heading_20_5" text:outline-level="5">Uzdrav zranění</text:h>
      <text:p text:style-name="P47"><text:span text:style-name="T30">Magenergie</text:span><text:span text:style-name="T31">:</text:span> 3 magy<text:line-break/><text:span text:style-name="T210">Dosah:</text:span> kontaktní<text:line-break/><text:span text:style-name="T215">Sesílání:</text:span><text:span text:style-name="T277"> 1 minuta (mimo boj)</text:span></text:p>
      <text:p text:style-name="P46">Vyléčí <text:span text:style-name="T242">(</text:span>Duše <text:span text:style-name="T244">hraničáře)</text:span> životů. <text:span text:style-name="T243">Znovu účinkuje na stejný cíl až poté, co se doléčí do plných životů.</text:span></text:p>
      <text:h text:style-name="Heading_20_5" text:outline-level="5">Uzdrav nemocného</text:h>
      <text:p text:style-name="P47"><text:span text:style-name="T30">Magenergie</text:span><text:span text:style-name="T31">:</text:span> 3 magy<text:line-break/><text:span text:style-name="T210">Dosah:</text:span> kontaktní<text:line-break/><text:span text:style-name="T213">Sesílání:</text:span><text:span text:style-name="T245"> 10 minut</text:span></text:p>
      <text:p text:style-name="P71">Vyléčí většinu běžných (nemagických) nemocí. Smrtelné nemoci pouze zmírní natolik, že pacient přežije.</text:p>
      <text:h text:style-name="Heading_20_5" text:outline-level="5"><text:soft-page-break/>Uklidni bestii</text:h>
      <text:p text:style-name="P73"><text:span text:style-name="T30">Magenergie</text:span><text:span text:style-name="T31">:</text:span> 2 magy<text:line-break/><text:span text:style-name="T210">Dosah:</text:span> krátký</text:p>
      <text:p text:style-name="P72">Kouzlo zklidní obyčejné, nemagické zvíře natolik, že ztratí chuť útočit. Pokud je ale něco znovu rozdráždí, účinek pomine.</text:p>
      <text:h text:style-name="P320" text:outline-level="3">Alchymista</text:h>
      <text:p text:style-name="P155"><text:span text:style-name="T91">1. </text:span><text:span text:style-name="T74">úroveň</text:span></text:p>
      <text:list xml:id="list2146881960" text:style-name="L8">
        <text:list-item>
          <text:p text:style-name="P225"><text:span text:style-name="T72">Umíš </text:span><text:span text:style-name="T147">dovednosti:</text:span></text:p>
          <text:list>
            <text:list-item>
              <text:p text:style-name="P197">Čtení a psaní</text:p>
            </text:list-item>
            <text:list-item>
              <text:p text:style-name="P200">Znalost jedů</text:p>
            </text:list-item>
            <text:list-item>
              <text:p text:style-name="P206"><text:span text:style-name="T64">J</text:span><text:span text:style-name="T57">eden </text:span><text:span text:style-name="T72">Starý jazyk</text:span></text:p>
            </text:list-item>
            <text:list-item>
              <text:p text:style-name="P204">Jednu další dovednost podle svého výběru</text:p>
            </text:list-item>
          </text:list>
        </text:list-item>
        <text:list-item>
          <text:p text:style-name="P224"><text:span text:style-name="T106">P</text:span><text:span text:style-name="T74">oznáš </text:span><text:span text:style-name="T148">alchymistické</text:span><text:span text:style-name="T74"> suroviny a můžeš z nich vyrábět předměty, jejichž recepty se naučíš.</text:span></text:p>
        </text:list-item>
        <text:list-item>
          <text:p text:style-name="P228"><text:span text:style-name="T74">V</text:span><text:span text:style-name="T72">yber si dva recepty.</text:span></text:p>
        </text:list-item>
      </text:list>
      <text:p text:style-name="P122"><text:span text:style-name="T104">2</text:span><text:span text:style-name="T91">. </text:span><text:span text:style-name="T74">úroveň</text:span></text:p>
      <text:list xml:id="list3955453287" text:style-name="L9">
        <text:list-item>
          <text:p text:style-name="P229"><text:span text:style-name="T74">V</text:span><text:span text:style-name="T108">yber si jeden další recept.</text:span></text:p>
        </text:list-item>
      </text:list>
      <text:p text:style-name="P122"><text:span text:style-name="T104">3</text:span><text:span text:style-name="T91">. </text:span><text:span text:style-name="T74">úroveň</text:span></text:p>
      <text:list xml:id="list164552357308281" text:continue-list="list2146881960" text:style-name="L8">
        <text:list-item>
          <text:p text:style-name="P230"><text:span text:style-name="T74">V</text:span><text:span text:style-name="T108">yber si jeden další recept.</text:span></text:p>
        </text:list-item>
        <text:list-item>
          <text:p text:style-name="P230"><text:span text:style-name="T74">Vyber si jednu </text:span><text:span text:style-name="T11">dovednost.</text:span></text:p>
        </text:list-item>
      </text:list>
      <text:p text:style-name="P122"><text:span text:style-name="T104">4</text:span><text:span text:style-name="T91">. </text:span><text:span text:style-name="T74">úroveň</text:span></text:p>
      <text:list xml:id="list164553066242038" text:continue-list="list3955453287" text:style-name="L9">
        <text:list-item>
          <text:p text:style-name="P220"><text:span text:style-name="T74">V</text:span><text:span text:style-name="T108">yber si jeden další recept.</text:span></text:p>
        </text:list-item>
      </text:list>
      <text:p text:style-name="P122"><text:soft-page-break/><text:span text:style-name="T104">5</text:span><text:span text:style-name="T91">. </text:span><text:span text:style-name="T74">úroveň</text:span></text:p>
      <text:list xml:id="list164552445964364" text:continue-numbering="true" text:style-name="L9">
        <text:list-item>
          <text:p text:style-name="P220"><text:span text:style-name="T74">V</text:span><text:span text:style-name="T108">yber si jeden další recept.</text:span></text:p>
        </text:list-item>
      </text:list>
      <text:list xml:id="list164553397125006" text:continue-list="list164552357308281" text:style-name="L8">
        <text:list-item>
          <text:p text:style-name="P230"><text:span text:style-name="T74">Vyber si jednu </text:span><text:span text:style-name="T11">dovednost.</text:span></text:p>
        </text:list-item>
      </text:list>
      <text:h text:style-name="Heading_20_4" text:outline-level="4"><text:span text:style-name="T291">Alchymistické s</text:span>chopnosti</text:h>
      <text:h text:style-name="Heading_20_5" text:outline-level="5">Lučba</text:h>
      <text:list xml:id="list521477003" text:style-name="L10">
        <text:list-item>
          <text:p text:style-name="P232">Za den (mezi dvěma vydatnými spánky) můžeš zpracovat jen určité množství magenergie: Duše + úroveň.</text:p>
        </text:list-item>
      </text:list>
      <text:list xml:id="list2496883476" text:style-name="L11">
        <text:list-item>
          <text:list>
            <text:list-item>
              <text:p text:style-name="P234">Magenergii do výrobku „převádíš“ z různých magických surovin – pro jednoduchost předpokládáme, že si je posháníš v pauzách mezi dobrodružstvím a máš jich tedy vždy dostatek (pokud o ně někde nepřijdeš).</text:p>
            </text:list-item>
          </text:list>
        </text:list-item>
        <text:list-item>
          <text:p text:style-name="P235">Na výrobu předmětů je potřeba <text:span text:style-name="T315">alchymistická</text:span> aparatura, která se vejde do malé truhlice <text:span text:style-name="T313">(dá se pohodlně nosit v ruce nebo v torně)</text:span>. <text:span text:style-name="T279">V této truhlici nosíš také suroviny.</text:span></text:p>
        </text:list-item>
        <text:list-item>
          <text:p text:style-name="P236"><text:span text:style-name="T316">Předměty se vyrábí z připravených polotovarů, takže v</text:span>ýroba každého <text:span text:style-name="T316">z nich</text:span> zabere <text:span text:style-name="T316">jen</text:span> několik minut.</text:p>
        </text:list-item>
        <text:list-item>
          <text:p text:style-name="P233"><text:span text:style-name="T314">V</text:span>yrobené <text:span text:style-name="T314">předměty</text:span> si své magické vlastnosti uchovají jen několik hodin.</text:p>
        </text:list-item>
      </text:list>
      <text:h text:style-name="Heading_20_4" text:outline-level="4"><text:span text:style-name="T292">Alchymistické r</text:span>ecepty</text:h>
      <text:h text:style-name="Heading_20_5" text:outline-level="5">Léčivý lektvar</text:h>
      <text:p text:style-name="P75"><text:span text:style-name="T214">Potřebná magenergie</text:span><text:span text:style-name="T210">:</text:span> 1 mag</text:p>
      <text:p text:style-name="P74"><text:span text:style-name="T246">V průběhu krátkého odpočinku v</text:span>yléčí (Duše <text:span text:style-name="T246">alchymisty + 6</text:span>) životů <text:span text:style-name="T246">(nevrací životy v boji)</text:span>. <text:span text:style-name="T243">Znovu účinkuje na stejný cíl až poté, co se doléčí do plných životů.</text:span></text:p>
      <text:h text:style-name="Heading_20_5" text:outline-level="5"><text:soft-page-break/>Antigravitační cloumák</text:h>
      <text:p text:style-name="P75"><text:span text:style-name="T214">Potřebná magenergie</text:span><text:span text:style-name="T210">:</text:span> 1 mag<text:line-break/><text:span text:style-name="T214">Trvání:</text:span><text:span text:style-name="T247"> několik minut</text:span></text:p>
      <text:p text:style-name="P89">Cíl spolu se vším, co nese, bude po dobu působení pociťovat slabší gravitaci (zhruba jako na Měsíci).</text:p>
      <text:h text:style-name="Heading_20_5" text:outline-level="5">Čarovná rtuť</text:h>
      <text:p text:style-name="P76"><text:span text:style-name="T24">Potřebná magenergie</text:span><text:span text:style-name="T22">:</text:span><text:span text:style-name="T72"> 1 mag<text:line-break/></text:span><text:span text:style-name="T25">Trvání:</text:span><text:span text:style-name="T95"> Do prvního úspěšného použití</text:span></text:p>
      <text:p text:style-name="P90"><text:span text:style-name="T72">Jestliže se někde v </text:span><text:span text:style-name="T93">krátké</text:span><text:span text:style-name="T72"> vzdálenosti, vyskytuje zlato, </text:span>stříbro či drahé kamení, kulička<text:span text:style-name="T21"> </text:span><text:span text:style-name="T72">se </text:span><text:span text:style-name="T92">k němu</text:span><text:span text:style-name="T72"> začne kutálet. </text:span><text:span text:style-name="T94">Po úspěšném použití své schopnosti ztrácí.</text:span></text:p>
      <text:h text:style-name="P296" text:outline-level="5">Lektvar chladných vod</text:h>
      <text:p text:style-name="P77"><text:span text:style-name="T24">Potřebná magenergie</text:span><text:span text:style-name="T26">:</text:span><text:span text:style-name="T94"> 1 mag<text:line-break/></text:span><text:span text:style-name="T25">Trvání:</text:span><text:span text:style-name="T95"> </text:span><text:span text:style-name="T96">Několik minut</text:span></text:p>
      <text:p text:style-name="P102">Postavě, která tento lektvar vypila, se po dobu jeho působení jakékoliv utrpěné zranění ohněm snižuje o 3.</text:p>
      <text:h text:style-name="P297" text:outline-level="5"><text:span text:style-name="T94">Lektvar mlhovin</text:span><text:span text:style-name="T97">y</text:span></text:h>
      <text:p text:style-name="P78"><text:span text:style-name="T24">Potřebná magenergie</text:span><text:span text:style-name="T26">:</text:span><text:span text:style-name="T94"> 1 mag<text:line-break/></text:span><text:span text:style-name="T25">Trvání:</text:span><text:span text:style-name="T95"> </text:span><text:span text:style-name="T96">Několik minut</text:span></text:p>
      <text:p text:style-name="P78"><text:span text:style-name="T250">Mlžná forma po dobu působení (bez výbavy a oblečení)</text:span><text:span text:style-name="T249">.</text:span></text:p>
      <text:h text:style-name="P298" text:outline-level="5">Lektvar zmenšování</text:h>
      <text:p text:style-name="P79"><text:span text:style-name="T266">Potřebná magenergie</text:span><text:span text:style-name="T267">:</text:span><text:span text:style-name="T251"> 1 mag<text:line-break/></text:span><text:span text:style-name="T268">Trvání:</text:span><text:span text:style-name="T252"> </text:span><text:span text:style-name="T249">Několik minut</text:span></text:p>
      <text:p text:style-name="P92"><text:span text:style-name="T249">P</text:span><text:span text:style-name="T248">o dobu trvání se postava zmenší na polovinu spolu se vším, co nese. Na polovinu se jí tím sníží Velikost (a tedy počet životů – aktuální i maximální). Vlastnosti se nezmění.</text:span></text:p>
      <text:p text:style-name="P91"><text:soft-page-break/><text:span text:style-name="T254">/* Síla by možná mohla klesnout, ale asi nemusí</text:span><text:span text:style-name="T253"> </text:span><text:span text:style-name="T254">*/</text:span></text:p>
      <text:h text:style-name="P299" text:outline-level="5">Megacloumák</text:h>
      <text:p text:style-name="P80"><text:span text:style-name="T266">Potřebná magenergie</text:span><text:span text:style-name="T267">:</text:span><text:span text:style-name="T251"> 1 mag<text:line-break/></text:span><text:span text:style-name="T268">Trvání:</text:span><text:span text:style-name="T252"> </text:span><text:span text:style-name="T249">Několik minut</text:span></text:p>
      <text:p text:style-name="P80"><text:span text:style-name="T251">Odstraní mdloby, ochromení, paralýzu </text:span><text:span text:style-name="T272">a</text:span><text:span text:style-name="T251"> křeče </text:span><text:span text:style-name="T272">a </text:span><text:span text:style-name="T255">po dobu trvání</text:span><text:span text:style-name="T272"> probere postavu z bezv</text:span><text:span text:style-name="T255">ědomí.</text:span></text:p>
      <text:h text:style-name="P300" text:outline-level="5">Pavoučí lektvar</text:h>
      <text:p text:style-name="P81"><text:span text:style-name="T266">Potřebná magenergie</text:span><text:span text:style-name="T267">:</text:span><text:span text:style-name="T251"> 1 mag<text:line-break/></text:span><text:span text:style-name="T268">Trvání:</text:span><text:span text:style-name="T252"> </text:span><text:span text:style-name="T249">Několik minut</text:span></text:p>
      <text:p text:style-name="P93"><text:span text:style-name="T249">P</text:span><text:span text:style-name="T248">o dobu trvání se postava udrží na jakémkoliv pevném povrchu.</text:span></text:p>
      <text:h text:style-name="P301" text:outline-level="5">Lektvar rychlosti</text:h>
      <text:p text:style-name="P82"><text:span text:style-name="T266">Potřebná magenergie</text:span><text:span text:style-name="T267">:</text:span><text:span text:style-name="T251"> 1 mag<text:line-break/></text:span><text:span text:style-name="T268">Trvání:</text:span><text:span text:style-name="T252"> </text:span><text:span text:style-name="T249">Několik minut</text:span></text:p>
      <text:p text:style-name="P94"><text:span text:style-name="T249">Z</text:span><text:span text:style-name="T248">dvojnásobí rychlost běhu (postava bude běhat zhruba stejně rychle jako kůň).</text:span></text:p>
      <text:h text:style-name="P302" text:outline-level="5">Detekční hůlka</text:h>
      <text:p text:style-name="P83"><text:span text:style-name="T266">Potřebná magenergie</text:span><text:span text:style-name="T267">:</text:span><text:span text:style-name="T251"> </text:span><text:span text:style-name="T256">2</text:span><text:span text:style-name="T251"> mag</text:span><text:span text:style-name="T256">y</text:span><text:span text:style-name="T251"><text:line-break/></text:span><text:span text:style-name="T268">Trvání:</text:span><text:span text:style-name="T252"> </text:span><text:span text:style-name="T249">Několik minut</text:span></text:p>
      <text:p text:style-name="P96"><text:span text:style-name="T249">U</text:span><text:span text:style-name="T248">možní najít tajné východy nebo schránky. Nedává ale znalost, jak je otevřít, ani jestli jsou zapas</text:span><text:span text:style-name="T257">tě</text:span><text:span text:style-name="T248">né.</text:span></text:p>
      <text:h text:style-name="Heading_20_5" text:outline-level="5">Lakmusový papírek</text:h>
      <text:p text:style-name="P84"><text:span text:style-name="T266">Potřebná magenergie</text:span><text:span text:style-name="T267">:</text:span><text:span text:style-name="T251"> </text:span><text:span text:style-name="T256">2</text:span><text:span text:style-name="T251"> mag</text:span><text:span text:style-name="T256">y</text:span></text:p>
      <text:p text:style-name="P97"><text:span text:style-name="T256">Z</text:span><text:span text:style-name="T248">jistí složení jakékoliv kapaliny (mimo jiné rozpozná účinek lektvaru).</text:span></text:p>
      <text:h text:style-name="P303" text:outline-level="5"><text:soft-page-break/>Černá zhouba</text:h>
      <text:p text:style-name="P85"><text:span text:style-name="T266">Potřebná magenergie</text:span><text:span text:style-name="T267">: </text:span><text:span text:style-name="T260">1</text:span><text:span text:style-name="T251"> mag<text:line-break/></text:span><text:span text:style-name="T270">S</text:span><text:span text:style-name="T271">íla jedu:</text:span><text:span text:style-name="T258"> 7<text:line-break/></text:span><text:span text:style-name="T269">Latence:</text:span><text:span text:style-name="T259"> 1 minuta</text:span></text:p>
      <text:p text:style-name="P98"><text:span text:style-name="T258">P</text:span><text:span text:style-name="T248">aralytický jed.</text:span></text:p>
      <text:h text:style-name="P304" text:outline-level="5">Jablečná vůně</text:h>
      <text:p text:style-name="P86"><text:span text:style-name="T266">Potřebná magenergie</text:span><text:span text:style-name="T267">: </text:span><text:span text:style-name="T260">1</text:span><text:span text:style-name="T251"> mag<text:line-break/></text:span><text:span text:style-name="T270">S</text:span><text:span text:style-name="T271">íla jedu:</text:span><text:span text:style-name="T258"> </text:span><text:span text:style-name="T260">6</text:span><text:span text:style-name="T258"><text:line-break/></text:span><text:span text:style-name="T269">Latence:</text:span><text:span text:style-name="T259"> </text:span><text:span text:style-name="T260">5 kol</text:span></text:p>
      <text:p text:style-name="P99"><text:span text:style-name="T260">P</text:span><text:span text:style-name="T248">lynný jed. </text:span><text:span text:style-name="T263">Oblak zaplní několik metrů chodby nebo malou místnost.</text:span></text:p>
      <text:h text:style-name="P305" text:outline-level="5">Vlčí mor</text:h>
      <text:p text:style-name="P87"><text:span text:style-name="T266">Potřebná magenergie</text:span><text:span text:style-name="T267">: </text:span><text:span text:style-name="T260">1</text:span><text:span text:style-name="T251"> mag<text:line-break/></text:span><text:span text:style-name="T270">S</text:span><text:span text:style-name="T271">íla jedu:</text:span><text:span text:style-name="T258"> </text:span><text:span text:style-name="T261">6</text:span><text:span text:style-name="T258"><text:line-break/></text:span><text:span text:style-name="T269">Latence:</text:span><text:span text:style-name="T259"> </text:span><text:span text:style-name="T262">1</text:span><text:span text:style-name="T261">30</text:span><text:span text:style-name="T259"> minut</text:span></text:p>
      <text:p text:style-name="P100"><text:span text:style-name="T259">J</text:span><text:span text:style-name="T248">ed na otravu šípů a podobně.</text:span></text:p>
      <text:h text:style-name="P306" text:outline-level="5">Melenova pomsta</text:h>
      <text:p text:style-name="P88"><text:span text:style-name="T266">Potřebná magenergie</text:span><text:span text:style-name="T267">: </text:span><text:span text:style-name="T260">1</text:span><text:span text:style-name="T251"> mag<text:line-break/></text:span><text:span text:style-name="T270">S</text:span><text:span text:style-name="T271">íla jedu:</text:span><text:span text:style-name="T258"> </text:span><text:span text:style-name="T262">7</text:span><text:span text:style-name="T258"><text:line-break/></text:span><text:span text:style-name="T269">Latence:</text:span><text:span text:style-name="T259"> </text:span><text:span text:style-name="T262">1</text:span><text:span text:style-name="T259"> </text:span><text:span text:style-name="T262">hodina</text:span></text:p>
      <text:p text:style-name="P101"><text:span text:style-name="T262">J</text:span><text:span text:style-name="T248">ed do nápojů.</text:span></text:p>
      <text:h text:style-name="P320" text:outline-level="3">Kouzelník</text:h>
      <text:p text:style-name="P29">MAGENERGIE: Duše + úroveň</text:p>
      <text:p text:style-name="P122"><text:span text:style-name="T91">1. </text:span><text:span text:style-name="T74">úroveň</text:span></text:p>
      <text:list xml:id="list164553768009523" text:continue-list="list164553397125006" text:style-name="L8">
        <text:list-item>
          <text:p text:style-name="P226"><text:span text:style-name="T72">Umíš </text:span><text:span text:style-name="T147">dovednosti:</text:span></text:p>
          <text:list>
            <text:list-item>
              <text:p text:style-name="P198">Čtení a psaní</text:p>
            </text:list-item>
            <text:list-item>
              <text:p text:style-name="P201"><text:soft-page-break/><text:span text:style-name="T225">J</text:span><text:span text:style-name="T224">eden </text:span>Starý jazyk</text:p>
            </text:list-item>
            <text:list-item>
              <text:p text:style-name="P204">Jednu další dovednost podle svého výběru</text:p>
            </text:list-item>
          </text:list>
        </text:list-item>
      </text:list>
      <text:list xml:id="list164552275934410" text:continue-list="list164552021175671" text:style-name="L6">
        <text:list-item>
          <text:p text:style-name="P217"><text:span text:style-name="T100">U</text:span><text:span text:style-name="T72">míš získávat magenergii </text:span><text:span text:style-name="T28">zaostřením vůle</text:span><text:span text:style-name="T72">.</text:span></text:p>
        </text:list-item>
        <text:list-item>
          <text:p text:style-name="P217"><text:span text:style-name="T100">Umíš sesílat </text:span><text:span text:style-name="T110">tři</text:span><text:span text:style-name="T100"> kouzl</text:span><text:span text:style-name="T109">a</text:span><text:span text:style-name="T100"> podle svého výběru</text:span><text:span text:style-name="T74">.</text:span></text:p>
        </text:list-item>
        <text:list-item>
          <text:p text:style-name="P237"><text:span text:style-name="T74">U</text:span><text:span text:style-name="T72">míš sesílat kouzla z kouzelnických svitků, které si najdeš a připoutáš.</text:span></text:p>
        </text:list-item>
      </text:list>
      <text:p text:style-name="P122"><text:span text:style-name="T104">2</text:span><text:span text:style-name="T91">. </text:span><text:span text:style-name="T74">úroveň</text:span></text:p>
      <text:list xml:id="list3830754199" text:style-name="L12">
        <text:list-item>
          <text:p text:style-name="P238"><text:span text:style-name="T74">V</text:span><text:span text:style-name="T72">yber si dvě další kouzla.</text:span></text:p>
        </text:list-item>
      </text:list>
      <text:p text:style-name="P122"><text:span text:style-name="T104">3</text:span><text:span text:style-name="T91">. </text:span><text:span text:style-name="T74">úroveň</text:span></text:p>
      <text:list xml:id="list164553274659513" text:continue-list="list164552275934410" text:style-name="L6">
        <text:list-item>
          <text:p text:style-name="P239"><text:span text:style-name="T74">V</text:span><text:span text:style-name="T72">yber si jedno další kouzlo.</text:span></text:p>
        </text:list-item>
        <text:list-item>
          <text:p text:style-name="P231"><text:span text:style-name="T74">Vyber si </text:span><text:span text:style-name="T11">jednu dovednost.</text:span></text:p>
        </text:list-item>
      </text:list>
      <text:p text:style-name="P122"><text:span text:style-name="T104">4</text:span><text:span text:style-name="T91">. </text:span><text:span text:style-name="T74">úroveň</text:span></text:p>
      <text:list xml:id="list164552988422826" text:continue-list="list3830754199" text:style-name="L12">
        <text:list-item>
          <text:p text:style-name="P185">Vyber si dvě další kouzla.</text:p>
        </text:list-item>
      </text:list>
      <text:p text:style-name="P122"><text:span text:style-name="T104">5</text:span><text:span text:style-name="T91">. </text:span><text:span text:style-name="T74">úroveň</text:span></text:p>
      <text:list xml:id="list164552311515873" text:continue-list="list164553274659513" text:style-name="L6">
        <text:list-item>
          <text:p text:style-name="P186">Vyber si jedno další kouzlo.</text:p>
        </text:list-item>
        <text:list-item>
          <text:p text:style-name="P192">Vyber si jednu dovednost.</text:p>
        </text:list-item>
      </text:list>
      <text:h text:style-name="P287" text:outline-level="4"><text:span text:style-name="T111">S</text:span><text:span text:style-name="T72">vitky s kouzly</text:span></text:h>
      <text:p text:style-name="P156"><text:span text:style-name="T7">Na výpravách můžeš najít svitky s kouzelnickými kouzly. Když si takový svitek připoutáš, můžeš toto </text:span><text:span text:style-name="T14">kouzlo</text:span><text:span text:style-name="T7"> sesílat stejně, jako kdybys ho měl naučené.</text:span></text:p>
      <text:list xml:id="list1424119898" text:style-name="L13">
        <text:list-item>
          <text:p text:style-name="P193">Připoutaný svitek při sesílání kouzla nemusíš držet v ruce, ale musíš ho mít u sebe (třeba v torně).</text:p>
        </text:list-item>
        <text:list-item>
          <text:p text:style-name="P240"><text:soft-page-break/><text:span text:style-name="T7">Seslání kouzla ze svitku stojí magenergii uvedenou na svitku. Schopnost </text:span><text:span text:style-name="T16">spřádání kouzel</text:span><text:span text:style-name="T7"> může cenu snížit o 1 mag jako u </text:span><text:span text:style-name="T15">ostatních</text:span><text:span text:style-name="T7"> kouzel.</text:span></text:p>
        </text:list-item>
        <text:list-item>
          <text:p text:style-name="P194">Když potřebnou magenergii nemáš nebo nechceš zaplatit, kouzlo stále můžeš seslat, ale svitek se při tom nenávratně zničí.</text:p>
        </text:list-item>
        <text:list-item>
          <text:p text:style-name="P193">Při přestupu na další úroveň se místo kouzla z pravidel můžeš naučit kouzlo ze svitku. Od té chvíle ho budeš moci sesílat, i když svitek nebudeš mít připoutaný.</text:p>
        </text:list-item>
        <text:list-item>
          <text:p text:style-name="P241"><text:span text:style-name="T7">Kouzelnická kouzla může ze svitk</text:span><text:span text:style-name="T13">ů</text:span><text:span text:style-name="T7"> sesílat jen kouzelník.</text:span></text:p>
        </text:list-item>
      </text:list>
      <text:h text:style-name="P288" text:outline-level="4"><text:span text:style-name="T111">Kouze</text:span><text:span text:style-name="T112">l</text:span><text:span text:style-name="T111">nické s</text:span><text:span text:style-name="T72">chopnosti</text:span></text:h>
      <text:h text:style-name="P307" text:outline-level="5">Zaostření vůle</text:h>
      <text:p text:style-name="P108">Krátkou meditací (zhruba 10 minut) doplníš svou magenergii na maximum.</text:p>
      <text:h text:style-name="P308" text:outline-level="5">Sesílání kouzel</text:h>
      <text:p text:style-name="P110"><text:span text:style-name="T8">Umíš sesílat kouzla, která se naučíš. Na sesílání kouzel se vždycky hází </text:span><text:span text:style-name="T10">D</text:span><text:span text:style-name="T8">uší a musíš si započítat postih za zbroj (-1 za lehkou, -2 za těžkou)</text:span><text:span text:style-name="T9">.</text:span></text:p>
      <text:list xml:id="list2699644712" text:style-name="L14">
        <text:list-item>
          <text:p text:style-name="P242"><text:span text:style-name="T7">Při</text:span><text:span text:style-name="T9"> </text:span><text:span text:style-name="T7">seslání kouzla musíš nahlas a srozumitelně vyslovit zaklínací formuli. Nemůžeš tedy například kouzlit, když máš roubík, nebo jsi z nějakých jiných důvodů umlčený.</text:span></text:p>
        </text:list-item>
      </text:list>
      <text:h text:style-name="Heading_20_5" text:outline-level="5"><text:span text:style-name="T9">S</text:span><text:span text:style-name="T7">přádání kouzel</text:span></text:h>
      <text:p text:style-name="P117">Kdykoliv sešleš kouzlo, které jsi v předchozích několika minutách ještě neseslal, bude tě stát o 1 mag méně (nejméně ale 1 mag).</text:p>
      <text:h text:style-name="Heading_20_4" text:outline-level="4"><text:soft-page-break/>Kouzelnická kouzla</text:h>
      <text:h text:style-name="P309" text:outline-level="5"><text:span text:style-name="T334">Dým </text:span>*Fumideó*</text:h>
      <text:p text:style-name="P48"><text:span text:style-name="T30">Magenergie</text:span><text:span text:style-name="T31">:</text:span> <text:span text:style-name="T306">2</text:span> mag<text:span text:style-name="T306">y</text:span><text:line-break/><text:span text:style-name="T210">Dosah:</text:span> <text:span text:style-name="T305">krátký</text:span></text:p>
      <text:p text:style-name="P144">Kouzlo vytvoří všude v krátké vzdálenosti hustý, neprůhledný dým. Kouř je těžší než vzduch a na místě vydrží, dokud ho něco nerozfouká.</text:p>
      <text:h text:style-name="P310" text:outline-level="5">Hyperprostor<text:span text:style-name="T72"> *Hye archom*</text:span></text:h>
      <text:p text:style-name="P49"><text:span text:style-name="T30">Magenergie</text:span><text:span text:style-name="T31">:</text:span> <text:span text:style-name="T307">3</text:span> mag<text:span text:style-name="T307">y</text:span><text:line-break/><text:span text:style-name="T210">Dosah:</text:span> <text:span text:style-name="T305">kontaktní</text:span></text:p>
      <text:p text:style-name="P25">Pomocí tohoto kouzla <text:span text:style-name="T307">můžeš někoho přemístit</text:span>, na jiné místo v <text:span text:style-name="T307">krátké vzdálenosti</text:span>. <text:span text:style-name="T307">N</text:span>emusí<text:span text:style-name="T307">š</text:span> cílové místo vidět, <text:span text:style-name="T307">pokud jsi na něm</text:span> osobně byl od chvíle, kdy se<text:span text:style-name="T307">s</text:span> naposledy probudil. Pokud je cílové místo obsazeno, ať už předmětem nebo jiným tvorem, kouzlo nemá žádný efekt, ale magenergie je stejně spotřebována.<text:line-break/><text:tab/>Spolu s cílem se přemístí vše, co má u sebe a dokáže to zvednout (pokud tedy nese jiného tvora, přemístí se i s ním). To například znamená, že je-li cíl svázán, přenese se i s pouty, je-li někde přivázán nebo připoután, není jej možné přenést (protože sám nedokáže zvednout to, k čemu je připoután).</text:p>
      <text:h text:style-name="P310" text:outline-level="5">Hypnóza *Sómnos*</text:h>
      <text:p text:style-name="P50"><text:span text:style-name="T30">Magenergie</text:span><text:span text:style-name="T31">:</text:span> <text:span text:style-name="T307">3</text:span> mag<text:span text:style-name="T307">y<text:line-break/></text:span><text:span text:style-name="T218">Vyvolání:</text:span><text:span text:style-name="T307"> 1 minuta</text:span><text:line-break/><text:span text:style-name="T210">Dosah:</text:span> <text:span text:style-name="T309">kontaktní</text:span></text:p>
      <text:p text:style-name="P145">Po dobu <text:span text:style-name="T217">soustředění</text:span> bude cíl plnit všechny tvoje příkazy a nebude dělat nic jiného. <text:span text:style-name="T308">Instrukce musí být jednoduché, jednoznačné věty. Může jít o nebezpečný příkaz, ale ne o sebevražedný. Dotyčný neprozradí nic, co považuje za tajemství.<text:line-break/><text:tab/>Můžeš také cíli</text:span><text:span text:style-name="T72"> uložit jeden tzv. posthypnotický příkaz. Musí to </text:span><text:soft-page-break/><text:span text:style-name="T72">být nějaký jednoduchý pokyn, například: „Zapomeň na to, co jsi právě dělal!" nebo „Při slově fialka kýchni" a podobně. Posthypnotický příkaz může jít i proti zájmům postavy, například: „Vyhýbej se dotyku zlata," ale není možné uložit nějaký pocit, například: „Nesnášíš zlato." <text:line-break/><text:tab/>Po skončení kouzla si </text:span><text:span text:style-name="T120">cíl</text:span><text:span text:style-name="T72"> všechno pamatuje, ledaže by dostal posthypnotický příkaz, aby na všechno zapomněl. V případě, že dojde ke konfliktu různých posthypnotických příkazů, platit bude ten, který byl zadaný nejpozději.</text:span></text:p>
      <text:h text:style-name="P310" text:outline-level="5">Levitace *Planere*</text:h>
      <text:p text:style-name="P26"><text:span text:style-name="T219">Magenergie</text:span><text:span text:style-name="T216">:</text:span> <text:span text:style-name="T310">2</text:span> mag<text:span text:style-name="T307">y<text:line-break/></text:span><text:span text:style-name="T218">Dosah:</text:span><text:span text:style-name="T307"> dotyk</text:span></text:p>
      <text:p text:style-name="P27">Jedna osoba spolu se vším, co nese, nebo <text:span text:style-name="T312">podobně těžký</text:span> předmět, kterého se dotýkáš, po dobu tvého soustředění nebude nic vážit. Když sešleš <text:span text:style-name="T210">levitaci</text:span> na něco těžšího, tak to ztratí váhu jen částečně: Asi jako kdyby to zvedal někdo se stejnou Silou, jakou máš Duši.<text:line-break/><text:tab/><text:span text:style-name="T311">Měj na paměti, že i když cíl zdánlivě nic neváží, zachovává si svou hmotnost a setrvačnost, takže si s ním například není možné pohazovat jako s balónkem.<text:line-break/><text:tab/></text:span>Když sešleš levitaci na sebe, můžeš se po dobu <text:span text:style-name="T210">soustředění</text:span> volně pohybovat jako ve stavu beztíže.<text:line-break/><text:tab/><text:span text:style-name="T311">Pokud přerušíš </text:span><text:span text:style-name="T220">soustředění</text:span><text:span text:style-name="T311">, nebo když se cíl</text:span>e přestaneš dotýkat<text:span text:style-name="T311">, kouzlo pomine a začne opět normálně působit gravitace.</text:span></text:p>
      <text:h text:style-name="P310" text:outline-level="5">Magický štít *Magomágen*</text:h>
      <text:p text:style-name="P51"><text:span text:style-name="T30">Magenergie</text:span><text:span text:style-name="T31">:</text:span><text:span text:style-name="T72"> </text:span><text:span text:style-name="T121">2</text:span><text:span text:style-name="T72"> mag</text:span><text:span text:style-name="T122">y<text:line-break/></text:span><text:span text:style-name="T32">Dosah:</text:span><text:span text:style-name="T122"> </text:span><text:span text:style-name="T123">krátký</text:span></text:p>
      <text:p text:style-name="P146"><text:span text:style-name="T122">K</text:span><text:span text:style-name="T72">olem tvého cíle se na okamžik vytvoří neviditelný magický štít. </text:span><text:span text:style-name="T194">Proti</text:span><text:span text:style-name="T72"> vše</text:span><text:span text:style-name="T194">m</text:span><text:span text:style-name="T72"> útok</text:span><text:span text:style-name="T194">ům</text:span><text:span text:style-name="T72"> vedené proti němu v tomto kole si házíš na obranu Duší s bonusem +2 za plnou obranu. </text:span><text:span text:style-name="T125">Když</text:span><text:span text:style-name="T124"> se brání také, počítá se lepší z výsledků.</text:span></text:p>
      <text:h text:style-name="P310" text:outline-level="5"><text:soft-page-break/>Mágův velký mix<text:span text:style-name="T72"> *Magomegamix*</text:span></text:h>
      <text:p text:style-name="P52"><text:span text:style-name="T30">Magenergie</text:span><text:span text:style-name="T31">:</text:span><text:span text:style-name="T72"> </text:span><text:span text:style-name="T121">2</text:span><text:span text:style-name="T72"> mag</text:span><text:span text:style-name="T122">y<text:line-break/></text:span><text:span text:style-name="T32">Dosah:</text:span><text:span text:style-name="T122"> </text:span><text:span text:style-name="T123">krátký<text:line-break/></text:span><text:span text:style-name="T126">Zranění: </text:span><text:span text:style-name="T127">6</text:span><text:span text:style-name="T126">kz </text:span><text:span text:style-name="T127">(cíl si nepočítá zbroj)</text:span></text:p>
      <text:p text:style-name="P136"><text:span text:style-name="T72">Toto kouzlo nejprve vytvoří kolem zvoleného protivníka žlutý mlhovinový opar a posléze se pokusí zcela náhodně prohodit umístění všech molekul jeho těla. </text:span><text:span text:style-name="T129">Kouzlo působí jen na </text:span><text:span text:style-name="T130">tvory z masa a kostí (včetně nemrtvých, </text:span><text:span text:style-name="T131">kteří mají nějaké tělo</text:span><text:span text:style-name="T130">)</text:span><text:span text:style-name="T129">.</text:span><text:span text:style-name="T72"><text:line-break/><text:tab/></text:span><text:span text:style-name="T127">Hází se, jako by šlo o zraňující útok, </text:span><text:span text:style-name="T128">cíl si nepočítá zbroj. Pokud by tento útok snížil jeho životy na 0 nebo méně, změní se v hromádku třesoucího se rosolu a jeho vybavení, případně další tvorové, které nesl, popadá na zem. V opačném případě (když by cíli zbyly nějaké životy) kouzlo nemá žádný účinek.</text:span><text:span text:style-name="T72"><text:line-break/><text:tab/>Seslání dalšího </text:span><text:span text:style-name="T22">mágova velkého mixu</text:span><text:span text:style-name="T72"> na takto vzniklý rosol celý efekt zvrátí, takže se místo rosolu objeví zase původní cíl. </text:span><text:span text:style-name="T128">B</text:span><text:span text:style-name="T72">ude úplně nahý, ve stejné kondici jako před sesláním prvního magomegamixu a z doby, kdy z něj byl rosol, si nebude vůbec nic pamatovat.</text:span></text:p>
      <text:h text:style-name="P310" text:outline-level="5">Melenina krása *Melenebeau*</text:h>
      <text:p text:style-name="P53"><text:span text:style-name="T30">Magenergie</text:span><text:span text:style-name="T31">:</text:span><text:span text:style-name="T72"> </text:span><text:span text:style-name="T132">3</text:span><text:span text:style-name="T72"> mag</text:span><text:span text:style-name="T122">y<text:line-break/></text:span><text:span text:style-name="T32">Dosah:</text:span><text:span text:style-name="T122"> </text:span><text:span text:style-name="T132">dotyk</text:span></text:p>
      <text:p text:style-name="P147"><text:span text:style-name="T132">T</text:span><text:span text:style-name="T72">oto kouzlo změní vzezření cílové osoby tak, že bude pro ostatní jedince své rasy neobyčejně krásná, </text:span><text:span text:style-name="T134">a to</text:span><text:span text:style-name="T72"> až do chvíle, než </text:span><text:span text:style-name="T133">dotyčný</text:span><text:span text:style-name="T72"> usne.<text:line-break/><text:tab/>Poněkud nepříjemný vedlejší účinek kouzla je, že po celý další den bude cíl naopak vypadat mimořádně odpudivě.</text:span></text:p>
      <text:h text:style-name="P314" text:outline-level="5"><text:soft-page-break/>Metamorfóza *Aloiósis*</text:h>
      <text:p text:style-name="P269"><text:span text:style-name="T30">Magenergie</text:span><text:span text:style-name="T31">:</text:span><text:span text:style-name="T72"> </text:span><text:span text:style-name="T180">4</text:span><text:span text:style-name="T72"> mag</text:span><text:span text:style-name="T122">y<text:line-break/></text:span><text:span text:style-name="T32">Dosah:</text:span><text:span text:style-name="T122"> </text:span><text:span text:style-name="T180">dotyk</text:span><text:span text:style-name="T123"><text:line-break/></text:span><text:span text:style-name="T35">Rozsah:</text:span><text:span text:style-name="T150"> 1 humanoidní osoba<text:line-break/></text:span><text:span text:style-name="T48">Sesílání:</text:span><text:span text:style-name="T180"> 1 minuta<text:line-break/></text:span><text:span text:style-name="T49">Trvání:</text:span><text:span text:style-name="T181"> několik minut</text:span></text:p>
      <text:p text:style-name="P275"><text:span text:style-name="T72">Humanoidní tvor, kterého ses po celou dobu sesílání dotýkal, se promění v jiného humanoidního tvora. Kouzlo nezmění vybavení, oblečení a podobně.<text:line-break/><text:tab/>K seslání potřebuješ držet část těla tvora, jehož podobu se snažíš vytvořit: vlas, chlup a podobně. Obě bytosti musí mít stejnou Velikost – můžeš například změnit člověka v elfa, ale ne v hobita nebo malé dítě. Proměněný bude mluvit hlasem tvora, do kterého se změní, ale nezíská znalost jejího jazyka, zvyků, minulosti a podobně.<text:line-break/><text:tab/>Přeměněný si zachovává své vlastnosti (Sílu, Finesu, Duši, </text:span><text:span text:style-name="T182">počet životů) a také svá zranění (a to i po proměně zpět). Získá zvláštní schopnosti cílové rasy (trpaslické infravidění) a ztratí zvláštní schopnosti své původní rasy. Všechny ostatní schopnosti a dovednosti mu zůstávají a </text:span><text:span text:style-name="T183">nezíská</text:span><text:span text:style-name="T182"> jiné </text:span><text:span text:style-name="T183">než rasové</text:span><text:span text:style-name="T182"> schopnosti ani dovednosti cílového tvora, </text:span><text:span text:style-name="T183">vlastnosti získané kouzlem nebo magickým původem, ani specifické zranitelnosti </text:span><text:span text:style-name="T150">(v podobě lykantropa mu tedy </text:span><text:span text:style-name="T183">například</text:span><text:span text:style-name="T150"> nebude vadit stříbro)</text:span><text:span text:style-name="T182">.<text:line-break/><text:tab/></text:span><text:span text:style-name="T184">Zpětná proměna </text:span><text:span text:style-name="T185">nastane samovolně a</text:span><text:span text:style-name="T184"> trvá stejně dlouho jako sesílání.</text:span></text:p>
      <text:h text:style-name="P311" text:outline-level="5">Modrý blesk *Artak bárak*</text:h>
      <text:p text:style-name="P270"><text:span text:style-name="T30">Magenergie</text:span><text:span text:style-name="T31">:</text:span><text:span text:style-name="T72"> </text:span><text:span text:style-name="T150">3</text:span><text:span text:style-name="T72"> mag</text:span><text:span text:style-name="T122">y<text:line-break/></text:span><text:span text:style-name="T32">Dosah:</text:span><text:span text:style-name="T122"> </text:span><text:span text:style-name="T186">střední</text:span><text:span text:style-name="T123"><text:line-break/></text:span><text:span text:style-name="T35">Rozsah:</text:span><text:span text:style-name="T150"> 1 cíl<text:line-break/></text:span><text:span text:style-name="T36">Hod:</text:span><text:span text:style-name="T151"> Duše + k6 proti Síle</text:span><text:span text:style-name="T150"><text:line-break/></text:span><text:span text:style-name="T36">Zranění:</text:span><text:span text:style-name="T151"> </text:span><text:span text:style-name="T187">4</text:span><text:span text:style-name="T151">kz bleskem</text:span></text:p>
      <text:p text:style-name="P30"><text:soft-page-break/>Ode zranění se odečítá zbroj a štít.</text:p>
      <text:h text:style-name="P311" text:outline-level="5">Montvho čardáš *Montymero*</text:h>
      <text:p text:style-name="P61"><text:span text:style-name="T30">Magenergie</text:span><text:span text:style-name="T31">:</text:span><text:span text:style-name="T72"> </text:span><text:span text:style-name="T179">4</text:span><text:span text:style-name="T72"> mag</text:span><text:span text:style-name="T122">y<text:line-break/></text:span><text:span text:style-name="T32">Dosah:</text:span><text:span text:style-name="T122"> </text:span><text:span text:style-name="T123">krátký<text:line-break/></text:span><text:span text:style-name="T35">Rozsah:</text:span><text:span text:style-name="T150"> 1-</text:span><text:span text:style-name="T156">3</text:span><text:span text:style-name="T150"> cíl</text:span><text:span text:style-name="T156">e</text:span><text:span text:style-name="T154"><text:line-break/></text:span><text:span text:style-name="T36">Hod:</text:span><text:span text:style-name="T151"> Duše + k6 proti </text:span><text:span text:style-name="T154">Duši </text:span><text:span text:style-name="T156">(ověření každé kolo)</text:span><text:span text:style-name="T154"><text:line-break/></text:span><text:span text:style-name="T38">Trvání:</text:span><text:span text:style-name="T155"> Soustředění</text:span></text:p>
      <text:p text:style-name="P62"><text:span text:style-name="T154">Toto kouzlo účinkuje pouze na inteligentní cíle (tedy s vyšší než zvířecí inteligencí). Protivníci, kteří neuspějí v hodu na obranu proti kouzlu, jsou postiženi těžkým psychickým šokem a po dobu </text:span><text:span text:style-name="T37">soustředění</text:span><text:span text:style-name="T154"> </text:span><text:span text:style-name="T156">mají potřebu </text:span><text:span text:style-name="T154">zběsile tančit a křepčit. </text:span><text:span text:style-name="T156">Nemohou útočit, kouzlit a podobně a brání se s nevýhodou. </text:span><text:span text:style-name="T157">Každé kolo se hází znovu a cíle tedy mají možnost se probrat. Efekt kouzla také pomine</text:span><text:span text:style-name="T154"> </text:span><text:span text:style-name="T157">p</text:span><text:span text:style-name="T154">ři prvním utrpěném zranění.</text:span></text:p>
      <text:h text:style-name="P311" text:outline-level="5">Najdi nevid<text:span text:style-name="T335">itel</text:span>né *Heurískon avidia*</text:h>
      <text:p text:style-name="P63"><text:span text:style-name="T30">Magenergie</text:span><text:span text:style-name="T31">:</text:span><text:span text:style-name="T72"> </text:span><text:span text:style-name="T158">2</text:span><text:span text:style-name="T72"> mag</text:span><text:span text:style-name="T122">y<text:line-break/></text:span><text:span text:style-name="T32">Dosah:</text:span><text:span text:style-name="T122"> </text:span><text:span text:style-name="T123">k</text:span><text:span text:style-name="T158">ontaktní</text:span><text:span text:style-name="T123"><text:line-break/></text:span><text:span text:style-name="T35">Rozsah:</text:span><text:span text:style-name="T150"> 1 cíl</text:span><text:span text:style-name="T154"><text:line-break/></text:span><text:span text:style-name="T38">Trvání:</text:span><text:span text:style-name="T155"> </text:span><text:span text:style-name="T163">Několik minut</text:span></text:p>
      <text:p text:style-name="P165"><text:span text:style-name="T155">C</text:span><text:span text:style-name="T72">íl kouzla po dobu tvého soustředění uvidí neviditelné tvory a předměty. Sem patří postavy zneviditel</text:span><text:span text:style-name="T160">ně</text:span><text:span text:style-name="T72">né kouzlem, alchymistickým lektvarem či magickým předmětem, ale také bytosti, které jsou ze své podstaty neviditelné, například nevidění.<text:line-break/><text:tab/></text:span><text:span text:style-name="T159">Kouzlo ale neúčinkuje na bytosti, které nemají hmotnou podstatu (různí duchové a podobně).</text:span></text:p>
      <text:h text:style-name="P311" text:outline-level="5">Nebezpečné ovoce<text:span text:style-name="T72"> *Mala mála*</text:span></text:h>
      <text:p text:style-name="P65"><text:span text:style-name="T30">Magenergie</text:span><text:span text:style-name="T31">:</text:span><text:span text:style-name="T72"> </text:span><text:span text:style-name="T161">3</text:span><text:span text:style-name="T72"> mag</text:span><text:span text:style-name="T122">y<text:line-break/></text:span><text:span text:style-name="T39">Trvání:</text:span><text:span text:style-name="T162"> Několik minut</text:span></text:p>
      <text:p text:style-name="P166"><text:soft-page-break/><text:span text:style-name="T40">Rozsah exploze</text:span><text:span text:style-name="T22">:</text:span><text:span text:style-name="T72"> Vše v kontaktní vzdálenosti od místa </text:span><text:span text:style-name="T167">výbuchu</text:span><text:span text:style-name="T72"><text:line-break/></text:span><text:span text:style-name="T22">Zranění:</text:span><text:span text:style-name="T72"> 3kz</text:span></text:p>
      <text:p text:style-name="P137"><text:span text:style-name="T72">Toto poněkud netypické kouzlo vytvoří jednu hrušku – máslovku. Hruška je však zcela nepoživatelná, protože jakákoliv prudší manipulace způsobí výbuch. V jednu chvíli může</text:span><text:span text:style-name="T162">š</text:span><text:span text:style-name="T72"> mít vytvořen</text:span><text:span text:style-name="T162">é nejvýše jeden kus</text:span><text:span text:style-name="T72">.<text:line-break/><text:tab/>Hrušky se nejčastěji používají jako granáty, </text:span><text:span text:style-name="T167">v tom případě hází Finesou ten, kdo hrušku hází</text:span><text:span text:style-name="T72">. </text:span><text:span text:style-name="T167">Pokud hruška vybouchne, aniž by ji někdo hodil (někdo do ní střelí a podobně), hází se tvojí Duší.</text:span><text:span text:style-name="T72"> </text:span><text:span text:style-name="T162">Výbuch </text:span><text:span text:style-name="T164">oh</text:span><text:span text:style-name="T166">r</text:span><text:span text:style-name="T164">ozí</text:span><text:span text:style-name="T162"> všechno v kontaktní vzdálenosti od místa dopadu. </text:span><text:span text:style-name="T164">Z</text:span><text:span text:style-name="T162">ranění v případě zásahu je </text:span><text:span text:style-name="T165">3k</text:span><text:span text:style-name="T162">z.</text:span><text:span text:style-name="T72"><text:line-break/><text:tab/>Po vypršení trvání kouzla toto ovoce </text:span><text:span text:style-name="T162">zmizí</text:span><text:span text:style-name="T72">.</text:span></text:p>
      <text:h text:style-name="P311" text:outline-level="5">Neviditelnost<text:span text:style-name="T72"> *Avidius*</text:span></text:h>
      <text:p text:style-name="P64"><text:span text:style-name="T30">Magenergie</text:span><text:span text:style-name="T31">:</text:span><text:span text:style-name="T72"> </text:span><text:span text:style-name="T161">3</text:span><text:span text:style-name="T72"> mag</text:span><text:span text:style-name="T122">y<text:line-break/></text:span><text:span text:style-name="T39">Trvání:</text:span><text:span text:style-name="T162"> Několik minut<text:line-break/></text:span><text:span text:style-name="T35">Rozsah:</text:span><text:span text:style-name="T150"> 1 cíl</text:span></text:p>
      <text:p text:style-name="P188">Cíl kouzla spolu se vším, co nese, bude po dobu jeho trvání neviditelný.</text:p>
      <text:h text:style-name="P311" text:outline-level="5">Oheň *Igneum*</text:h>
      <text:p text:style-name="P274"><text:span text:style-name="T30">Magenergie</text:span><text:span text:style-name="T31">:</text:span><text:span text:style-name="T72"> </text:span><text:span text:style-name="T197">4</text:span><text:span text:style-name="T72"> mag</text:span><text:span text:style-name="T122">y<text:line-break/></text:span><text:span text:style-name="T39">Trvání:</text:span><text:span text:style-name="T162"> Několik minut<text:line-break/></text:span><text:span text:style-name="T32">Dosah:</text:span><text:span text:style-name="T122"> </text:span><text:span text:style-name="T168">krátký<text:line-break/></text:span><text:span text:style-name="T53">Rozsah:</text:span><text:span text:style-name="T195"> oblast v kontaktní vzdálenosti od cílového místa<text:line-break/></text:span><text:span text:style-name="T54">Zranění</text:span><text:span text:style-name="T196">: každé kolo 4kz ohněm - Zbroj</text:span></text:p>
      <text:p text:style-name="P276">Tímto kouzlem stvoříš na cílovém místě magické plameny. Můžeš jimi například zahradit chodbu nebo zcela zaplnit malou místnost. <text:span text:style-name="T340">Na cílovém místě nemusí být nic hořlavého, musí tam ale být schopen normální oheň – nelze tedy například vyvolat </text:span><text:span text:style-name="T223">oheň</text:span><text:span text:style-name="T340"> pod vodou. </text:span><text:span text:style-name="T210">Oheň</text:span> je vázaný na místo, není tedy možné jej seslat přímo na protivníka.<text:line-break/><text:soft-page-break/><text:tab/>Plameny každé kolo zraňují všechny, kdo se v nich nachází, případně se jimi snaží proskočit či proběhnout. Nehází se na seslání ale rovnou na zranění, jako u přirozeného ohně. <text:span text:style-name="T341">Pokud na tebe při sesílání někdo útočí, musíš se bránit Finesou, i když sesíláš plameny pod něj.</text:span> Kouzlo také zapálí nebo spálí všechno, co by za stejnou dobu zapálil obyčejný oheň.</text:p>
      <text:h text:style-name="P311" text:outline-level="5">Ohnivý déšť<text:span text:style-name="T72"> *Nefelé ignea*</text:span></text:h>
      <text:p text:style-name="P66"><text:span text:style-name="T30">Magenergie</text:span><text:span text:style-name="T31">:</text:span><text:span text:style-name="T72"> </text:span><text:span text:style-name="T168">4</text:span><text:span text:style-name="T72"> mag</text:span><text:span text:style-name="T122">y<text:line-break/></text:span><text:span text:style-name="T32">Dosah:</text:span><text:span text:style-name="T122"> </text:span><text:span text:style-name="T168">krátký</text:span><text:span text:style-name="T123"><text:line-break/></text:span><text:span text:style-name="T41">Rozsah:</text:span><text:span text:style-name="T65"> </text:span><text:span text:style-name="T71">v</text:span><text:span text:style-name="T66">šechno v </text:span><text:span text:style-name="T67">krátké vzdálenosti </text:span><text:span text:style-name="T68">od cílového místa<text:line-break/></text:span><text:span text:style-name="T42">Trvání:</text:span><text:span text:style-name="T70"> </text:span><text:span text:style-name="T71">s</text:span><text:span text:style-name="T70">oustředění</text:span><text:span text:style-name="T68"><text:line-break/></text:span><text:span text:style-name="T43">Zranění:</text:span><text:span text:style-name="T69"> +0</text:span></text:p>
      <text:p text:style-name="P167">V oblasti před tebou začne sršet ohnivý déšť. <text:span text:style-name="T336">V každém kole </text:span><text:span text:style-name="T222">soustředění</text:span><text:span text:style-name="T336"> si znovu házíš.</text:span></text:p>
      <text:p text:style-name="P167">/<text:span text:style-name="T337">* Tohle by asi fakt mělo bejt vysokolevelové kouzlo */</text:span></text:p>
      <text:h text:style-name="P311" text:outline-level="5">Protoplazma *Prorep tohabet*</text:h>
      <text:p text:style-name="P272"><text:span text:style-name="T30">Magenergie</text:span><text:span text:style-name="T31">:</text:span><text:span text:style-name="T72"> </text:span><text:span text:style-name="T150">3</text:span><text:span text:style-name="T72"> mag</text:span><text:span text:style-name="T122">y<text:line-break/></text:span><text:span text:style-name="T32">Dosah:</text:span><text:span text:style-name="T122"> </text:span><text:span text:style-name="T123">k</text:span><text:span text:style-name="T153">o</text:span><text:span text:style-name="T191">n</text:span><text:span text:style-name="T153">taktní</text:span><text:span text:style-name="T123"><text:line-break/></text:span><text:span text:style-name="T35">Rozsah:</text:span><text:span text:style-name="T150"> 1 cíl<text:line-break/></text:span><text:span text:style-name="T51">Trvání:</text:span><text:span text:style-name="T190"> několik minut</text:span><text:span text:style-name="T122"><text:line-break/></text:span><text:span text:style-name="T50">Možnosti v případě </text:span><text:span text:style-name="T52">zásahu</text:span><text:span text:style-name="T50">:</text:span><text:span text:style-name="T189"> nevýhoda, zpomalení</text:span></text:p>
      <text:p text:style-name="P189">Po chvíli soustředění z <text:span text:style-name="T338">tvých</text:span> rozpažených rukou vytrysknou proudy lepkavého protoplazmatického slizu.</text:p>
      <text:h text:style-name="P311" text:outline-level="5">Rychlost *Hyperio*</text:h>
      <text:p text:style-name="P60"><text:span text:style-name="T30">Magenergie</text:span><text:span text:style-name="T31">:</text:span><text:span text:style-name="T72"> </text:span><text:span text:style-name="T150">3</text:span><text:span text:style-name="T72"> mag</text:span><text:span text:style-name="T122">y<text:line-break/></text:span><text:span text:style-name="T32">Dosah:</text:span><text:span text:style-name="T122"> </text:span><text:span text:style-name="T123">k</text:span><text:span text:style-name="T153">oktaktní</text:span><text:span text:style-name="T123"><text:line-break/></text:span><text:span text:style-name="T35">Rozsah:</text:span><text:span text:style-name="T150"> 1 cíl</text:span></text:p>
      <text:p text:style-name="P95"><text:soft-page-break/><text:span text:style-name="T249">Z</text:span><text:span text:style-name="T264">dvojnásobí rychlost běhu (</text:span><text:span text:style-name="T265">postava</text:span><text:span text:style-name="T264"> bude běhat zhruba stejně rychle jako kůň).</text:span></text:p>
      <text:h text:style-name="P312" text:outline-level="5">Sugesce *Inirinsico*</text:h>
      <text:p text:style-name="P273"><text:span text:style-name="T30">Magenergie</text:span><text:span text:style-name="T31">:</text:span><text:span text:style-name="T72"> </text:span><text:span text:style-name="T191">2</text:span><text:span text:style-name="T72"> mag</text:span><text:span text:style-name="T122">y<text:line-break/></text:span><text:span text:style-name="T32">Dosah:</text:span><text:span text:style-name="T122"> </text:span><text:span text:style-name="T192">krátký</text:span><text:span text:style-name="T123"><text:line-break/></text:span><text:span text:style-name="T35">Rozsah:</text:span><text:span text:style-name="T150"> 1 </text:span><text:span text:style-name="T193">inteligentní tvor</text:span><text:span text:style-name="T150"><text:line-break/></text:span><text:span text:style-name="T51">Trvání:</text:span><text:span text:style-name="T190"> několik minut<text:line-break/></text:span><text:span text:style-name="T55">Hod:</text:span><text:span text:style-name="T198"> Duše + k6 proti Duši</text:span></text:p>
      <text:p text:style-name="P32"><text:span text:style-name="T339">Tímto kouzlem můžeš někomu na</text:span> dálku vsugerovat nějaký pocit: strach, únavu, vztek, bolest atd. <text:span text:style-name="T339">Když tě cíl přehodí alespoň o 3, tak nejen že kouzlu odolá, ale zároveň si uvědomí, že se ho někdo snaží ovlivnit</text:span>.</text:p>
      <text:h text:style-name="P312" text:outline-level="5">Světlo <text:span text:style-name="T72">*Luxmen*</text:span></text:h>
      <text:p text:style-name="P67"><text:span text:style-name="T30">Magenergie</text:span><text:span text:style-name="T31">:</text:span><text:span text:style-name="T72"> </text:span><text:span text:style-name="T121">2</text:span><text:span text:style-name="T72"> mag</text:span><text:span text:style-name="T122">y<text:line-break/></text:span><text:span text:style-name="T44">Dosah:</text:span><text:span text:style-name="T170"> Dotyk<text:line-break/></text:span><text:span text:style-name="T45">Oslepení:</text:span><text:span text:style-name="T171"> Duše + k6 proti Finese</text:span></text:p>
      <text:p text:style-name="P168"><text:span text:style-name="T72">Předmět, kterého se dotkneš, bude po dobu </text:span><text:span text:style-name="T169">tvého</text:span><text:span text:style-name="T72"> </text:span><text:span text:style-name="T22">soustředění</text:span><text:span text:style-name="T72"> svítit. </text:span><text:span text:style-name="T170">Můžeš libovolně měnit barvu světla a jeho intenzitu. Nejvyšší možná je zhruba jako maják – osvětlí velký sál.<text:line-break/><text:tab/></text:span><text:span text:style-name="T171">Světlo lze použít také k oslnění protivníků. Případné nevýhody trvají, dokud se soustředíš.</text:span></text:p>
      <text:h text:style-name="P312" text:outline-level="5">Ticho *Silenció*</text:h>
      <text:p text:style-name="P57"><text:span text:style-name="T30">Magenergie</text:span><text:span text:style-name="T31">:</text:span><text:span text:style-name="T72"> </text:span><text:span text:style-name="T121">2</text:span><text:span text:style-name="T72"> mag</text:span><text:span text:style-name="T122">y</text:span></text:p>
      <text:p text:style-name="P161"><text:span text:style-name="T122">P</text:span><text:span text:style-name="T72">o dobu </text:span><text:span text:style-name="T22">soustředění</text:span><text:span text:style-name="T72"> bude všude kolem tebe až do vzdálenosti (Duše) metrů naprosté ticho. Znamená to mimo jiné, že v tomto prostoru nepůjde sesílat kouzla. </text:span><text:span text:style-name="T140">Slyšet není nic, tedy ani zvuky zvenku.</text:span><text:span text:style-name="T72"> Kroll uvnitř této oblasti nebude moci použít svůj utrasluch vůbec, z vnějšku pro něj bude pouze představovat „temnou“, neprůhlednou </text:span><text:span text:style-name="T141">kouli</text:span><text:span text:style-name="T72">. </text:span></text:p>
      <text:h text:style-name="P312" text:outline-level="5"><text:soft-page-break/>Tma <text:s/>*Obscurum*</text:h>
      <text:p text:style-name="P58"><text:span text:style-name="T30">Magenergie</text:span><text:span text:style-name="T31">:</text:span><text:span text:style-name="T72"> </text:span><text:span text:style-name="T121">2</text:span><text:span text:style-name="T72"> mag</text:span><text:span text:style-name="T122">y</text:span></text:p>
      <text:p text:style-name="P160"><text:span text:style-name="T122">P</text:span><text:span text:style-name="T72">o dobu </text:span><text:span text:style-name="T22">soustředění</text:span><text:span text:style-name="T72"> bude všude kolem tebe až do vzdálenosti (Duše) metrů naprostá tma. Trpaslíkovo </text:span><text:span text:style-name="T22">infravidění</text:span><text:span text:style-name="T72"> je také vyřazeno. </text:span><text:span text:style-name="T138">Lucerny, svíčky a další zdroje světla tím nebudou uhašeny. Když je někdo vynese ven, budou opět svítit. Zvenku bude vidět nepřirozená koule temnoty zakrývající vše, co je za ní. Zevnitř není vidět </text:span><text:span text:style-name="T139">nic, tedy ani</text:span><text:span text:style-name="T138"> ven.</text:span></text:p>
      <text:h text:style-name="P312" text:outline-level="5">Vodní dech *Aqua spiro*</text:h>
      <text:p text:style-name="P56"><text:span text:style-name="T30">Magenergie</text:span><text:span text:style-name="T31">:</text:span><text:span text:style-name="T72"> </text:span><text:span text:style-name="T121">2</text:span><text:span text:style-name="T72"> mag</text:span><text:span text:style-name="T122">y<text:line-break/></text:span><text:span text:style-name="T32">Dosah:</text:span><text:span text:style-name="T122"> </text:span><text:span text:style-name="T137">kontaktní</text:span></text:p>
      <text:p text:style-name="P159"><text:span text:style-name="T137">C</text:span><text:span text:style-name="T72">íl bude po dobu </text:span><text:span text:style-name="T22">soustředění</text:span><text:span text:style-name="T72"> schopen pod vodou dýchat stejně jako ve vzduchu.</text:span></text:p>
      <text:h text:style-name="P312" text:outline-level="5">Zaklep *Taptap*</text:h>
      <text:p text:style-name="P55"><text:span text:style-name="T30">Magenergie</text:span><text:span text:style-name="T31">:</text:span><text:span text:style-name="T72"> </text:span><text:span text:style-name="T121">2</text:span><text:span text:style-name="T72"> mag</text:span><text:span text:style-name="T122">y<text:line-break/></text:span><text:span text:style-name="T32">Dosah:</text:span><text:span text:style-name="T122"> </text:span><text:span text:style-name="T136">dotyk</text:span></text:p>
      <text:p text:style-name="P157"><text:span text:style-name="T322">Kouzlo </text:span><text:span text:style-name="T221">zaklep</text:span><text:span text:style-name="T322"> po dobu </text:span><text:span text:style-name="T221">soustředění</text:span><text:span text:style-name="T322"> potlačí jakékoliv zamykací kouzlo, které působí na cílový zámek</text:span>. <text:span text:style-name="T323">Zámek neodemkne, pouze umožní, aby šel</text:span> vypáčit nebo odemknout klíčem. Zamykací kouzlo <text:span text:style-name="T324">tím navíc není zrušeno</text:span>, takže když <text:span text:style-name="T325">jej někdo</text:span> <text:span text:style-name="T322">znovu zamkne</text:span>, bud<text:span text:style-name="T322">e</text:span> opět <text:span text:style-name="T322">chráněný proti odemknutí a vypáčení</text:span>.</text:p>
      <text:h text:style-name="P312" text:outline-level="5">Zamkni *Linol*</text:h>
      <text:p text:style-name="P54"><text:span text:style-name="T30">Magenergie</text:span><text:span text:style-name="T31">:</text:span><text:span text:style-name="T72"> </text:span><text:span text:style-name="T121">2</text:span><text:span text:style-name="T72"> mag</text:span><text:span text:style-name="T122">y<text:line-break/></text:span><text:span text:style-name="T32">Dosah:</text:span><text:span text:style-name="T122"> </text:span><text:span text:style-name="T135">dotyk<text:line-break/></text:span><text:span text:style-name="T33">Trvání:</text:span><text:span text:style-name="T142"> permanentní</text:span></text:p>
      <text:p text:style-name="P158"><text:soft-page-break/><text:span text:style-name="T123">T</text:span><text:span text:style-name="T72">oto kouzlo magicky zamkne zámek, takže ho nepůjde vypáčit ani odemknout klíčem. Pokud při sesílání kouzla držíš v ruce klíč od tohoto zámku, tak můžeš navíc určit slovo nebo větu, jejímž vyslovením se zámek odemkne.</text:span></text:p>
      <text:h text:style-name="P312" text:outline-level="5">Zelen<text:span text:style-name="T333">ý</text:span> blesk *Járak bárak*</text:h>
      <text:p text:style-name="P271"><text:span text:style-name="T30">Magenergie</text:span><text:span text:style-name="T31">:</text:span><text:span text:style-name="T72"> </text:span><text:span text:style-name="T150">3</text:span><text:span text:style-name="T72"> mag</text:span><text:span text:style-name="T122">y<text:line-break/></text:span><text:span text:style-name="T32">Dosah:</text:span><text:span text:style-name="T122"> </text:span><text:span text:style-name="T186">střední</text:span><text:span text:style-name="T123"><text:line-break/></text:span><text:span text:style-name="T35">Rozsah:</text:span><text:span text:style-name="T150"> 1-</text:span><text:span text:style-name="T152">2</text:span><text:span text:style-name="T150"> cíl</text:span><text:span text:style-name="T152">e</text:span><text:span text:style-name="T150"><text:line-break/></text:span><text:span text:style-name="T36">Hod:</text:span><text:span text:style-name="T151"> Duše + k6 proti Síle</text:span><text:span text:style-name="T150"><text:line-break/></text:span><text:span text:style-name="T36">Zranění:</text:span><text:span text:style-name="T151"> </text:span><text:span text:style-name="T188">3</text:span><text:span text:style-name="T151">kz bleskem</text:span></text:p>
      <text:p text:style-name="P31">Ode zranění se odečítá zbroj a štít.</text:p>
      <text:h text:style-name="P312" text:outline-level="5">Zenerova karta<text:span text:style-name="T72"> *Zenerchart*</text:span></text:h>
      <text:p text:style-name="P68"><text:span text:style-name="T30">Magenergie</text:span><text:span text:style-name="T31">:</text:span><text:span text:style-name="T72"> </text:span><text:span text:style-name="T150">3</text:span><text:span text:style-name="T72"> mag</text:span><text:span text:style-name="T122">y<text:line-break/></text:span><text:span text:style-name="T46">Dosah:</text:span><text:span text:style-name="T172"> krátký<text:line-break/></text:span><text:span text:style-name="T46">Rozsah:</text:span><text:span text:style-name="T172"> 1 inteligentní tvor<text:line-break/></text:span><text:span text:style-name="T47">Hod:</text:span><text:span text:style-name="T173"> Duše + k6 proti Duši</text:span><text:span text:style-name="T172"><text:line-break/></text:span><text:span text:style-name="T47">Trvání:</text:span><text:span text:style-name="T173"> </text:span><text:span text:style-name="T177">Několik minut</text:span></text:p>
      <text:p text:style-name="P138"><text:span text:style-name="T174">Toto kouzlo</text:span><text:span text:style-name="T72"> vytvoří opalizující obláček, v němž se začnou zjevovat magické karty. </text:span><text:span text:style-name="T172">Když na něj pohlédne</text:span><text:span text:style-name="T72"> inteligentní tvor, </text:span><text:span text:style-name="T172">hází si </text:span><text:span text:style-name="T174">proti tobě </text:span><text:span text:style-name="T172">Duší</text:span><text:span text:style-name="T72"> a když neuspěje, tak po </text:span><text:span text:style-name="T174">dobu </text:span><text:span text:style-name="T177">trvání kouzla </text:span><text:span text:style-name="T72">ustrne a nebude vůbec vnímat svoje okolí. Pokud bude po tuto dobu cílem útoku, brání se </text:span><text:span text:style-name="T175">s nevýhodou</text:span><text:span text:style-name="T72"> a jakékoliv utrpěné zranění jej z efektu kouzla vysvobodí. Další možností, jak </text:span><text:span text:style-name="T178">cíl vysvobodit</text:span><text:span text:style-name="T72">, je odtáhnout </text:span><text:span text:style-name="T178">jej</text:span><text:span text:style-name="T72"> z výhledu na obláček. Obláček může </text:span><text:span text:style-name="T176">v jednu chvíli</text:span><text:span text:style-name="T72"> „lapit“ pouze jednoho tvora. </text:span><text:span text:style-name="T178">Pokud se ale cíl z jeho vlivu dostane, může se opět někdo chytit.</text:span><text:span text:style-name="T273"><text:line-break/><text:tab/>Je také dobré poznamenat, že obláček nerozlišuje mezi přáteli a nepřáteli, </text:span><text:span text:style-name="T274">ale na tebe nepůsobí.</text:span></text:p>
      <text:h text:style-name="P312" text:outline-level="5"><text:soft-page-break/>Zlom kouzlo *Frangoetia*</text:h>
      <text:p text:style-name="P59"><text:span text:style-name="T30">Magenergie</text:span><text:span text:style-name="T31">:</text:span><text:span text:style-name="T72"> </text:span><text:span text:style-name="T143">3</text:span><text:span text:style-name="T72"> mag</text:span><text:span text:style-name="T122">y<text:line-break/></text:span><text:span text:style-name="T32">Dosah:</text:span><text:span text:style-name="T122"> </text:span><text:span text:style-name="T143">krátký</text:span></text:p>
      <text:p text:style-name="P162"><text:span text:style-name="T143">T</text:span><text:span text:style-name="T72">oto kouzlo zruší působení jakéhokoliv kouzla s dlouhodobým účinkem – musíš ale znát zaklínací slovo rušeného kouzla a vyslovit ho při sesílání. Kouzla, jejichž účinek trvá po dobu </text:span><text:span text:style-name="T22">soustředění</text:span><text:span text:style-name="T72">, takto není možné zrušit.</text:span></text:p>
      <text:h text:style-name="P318" text:outline-level="3">Zloděj</text:h>
      <text:p text:style-name="P155"><text:span text:style-name="T91">1. </text:span><text:span text:style-name="T74">úroveň</text:span></text:p>
      <text:list xml:id="list164552819914988" text:continue-list="list164553768009523" text:style-name="L8">
        <text:list-item>
          <text:p text:style-name="P227"><text:span text:style-name="T72">Umíš </text:span><text:span text:style-name="T147">dovednosti:</text:span></text:p>
          <text:list>
            <text:list-item>
              <text:p text:style-name="P199">Šplhání</text:p>
            </text:list-item>
            <text:list-item>
              <text:p text:style-name="P199">Otevírání zámků</text:p>
            </text:list-item>
            <text:list-item>
              <text:p text:style-name="P202"><text:span text:style-name="T328">Výroba a o</text:span><text:span text:style-name="T276">dstra</text:span><text:span text:style-name="T328">ňování pastí</text:span></text:p>
            </text:list-item>
            <text:list-item>
              <text:p text:style-name="P199">Přetvářka a převleky</text:p>
            </text:list-item>
            <text:list-item>
              <text:p text:style-name="P199">Znalost jedů</text:p>
            </text:list-item>
            <text:list-item>
              <text:p text:style-name="P205">Jednu další dovednost podle svého výběru</text:p>
            </text:list-item>
          </text:list>
        </text:list-item>
      </text:list>
      <text:list xml:id="list140471057" text:style-name="L15">
        <text:list-item>
          <text:p text:style-name="P243"><text:span text:style-name="T74">V</text:span><text:span text:style-name="T72">yber si </text:span><text:span text:style-name="T116">jednu schopnost</text:span><text:span text:style-name="T72">.</text:span></text:p>
        </text:list-item>
      </text:list>
      <text:p text:style-name="P122"><text:span text:style-name="T104">2</text:span><text:span text:style-name="T91">. </text:span><text:span text:style-name="T74">úroveň</text:span></text:p>
      <text:list xml:id="list900859393" text:style-name="L16">
        <text:list-item>
          <text:p text:style-name="P244"><text:span text:style-name="T72">Vyber si </text:span><text:span text:style-name="T117">jednu</text:span><text:span text:style-name="T72"> </text:span><text:span text:style-name="T61">dovednost.</text:span></text:p>
        </text:list-item>
      </text:list>
      <text:p text:style-name="P122"><text:span text:style-name="T104">3</text:span><text:span text:style-name="T91">. </text:span><text:span text:style-name="T74">úroveň</text:span></text:p>
      <text:list xml:id="list164553802512410" text:continue-list="list140471057" text:style-name="L15">
        <text:list-item>
          <text:p text:style-name="P187">Vyber si jednu další schopnost.</text:p>
        </text:list-item>
      </text:list>
      <text:p text:style-name="P122"><text:span text:style-name="T104">4</text:span><text:span text:style-name="T91">. </text:span><text:span text:style-name="T74">úroveň</text:span></text:p>
      <text:list xml:id="list164552494238515" text:continue-numbering="true" text:style-name="L15">
        <text:list-item>
          <text:p text:style-name="P245"><text:span text:style-name="T74">Vyber si </text:span><text:span text:style-name="T117">jednu</text:span><text:span text:style-name="T74"> </text:span><text:span text:style-name="T118">dovednost.</text:span></text:p>
        </text:list-item>
      </text:list>
      <text:p text:style-name="P122"><text:soft-page-break/><text:span text:style-name="T104">5</text:span><text:span text:style-name="T91">. </text:span><text:span text:style-name="T74">úroveň</text:span></text:p>
      <text:list xml:id="list164552965932852" text:continue-numbering="true" text:style-name="L15">
        <text:list-item>
          <text:p text:style-name="P187">Vyber si jednu další schopnost.</text:p>
        </text:list-item>
      </text:list>
      <text:h text:style-name="Heading_20_4" text:outline-level="4"><text:span text:style-name="T113">Zlodějské s</text:span><text:span text:style-name="T72">chopnosti</text:span></text:h>
      <text:h text:style-name="P313" text:outline-level="5"><text:span text:style-name="T302">Útok</text:span> ze zálohy</text:h>
      <text:p text:style-name="P139"><text:span text:style-name="T303">Pokud o tobě cíl nevěděl, počítáš si +2 ke zranění</text:span>.</text:p>
      <text:h text:style-name="P313" text:outline-level="5">Získání důvěry</text:h>
      <text:p text:style-name="P34">Když se se tebou bude někdo <text:span text:style-name="T319">několik minut</text:span> bavit na nějaké téma, získá pocit, že ti v tomto ohledu může zcela věřit.</text:p>
      <text:h text:style-name="P313" text:outline-level="5">Chůze beze stop</text:h>
      <text:p text:style-name="P139">S výjimkou naprosto nevhodného terénu (bahno, čerstvě napadaný sníh) se dokáže<text:span text:style-name="T301">š</text:span> pohybovat tak, že nezanechá<text:span text:style-name="T301">š </text:span>žádné stopy. <text:span text:style-name="T301">A to včetně pachových, takže tě nevystopují ani psi</text:span> (na krátkou vzdálenost <text:span text:style-name="T301">tě však</text:span> stále ucítí).</text:p>
      <text:h text:style-name="P313" text:outline-level="5">Bezpečný dopad</text:h>
      <text:p text:style-name="P139"><text:span text:style-name="T59">Dokážeš</text:span><text:span text:style-name="T57"> bezpečně dopadnout z </text:span><text:span text:style-name="T60">dvojnásobné výšky než ostatní</text:span><text:span text:style-name="T57">.</text:span></text:p>
      <text:h text:style-name="P313" text:outline-level="5">Obří skoky</text:h>
      <text:p text:style-name="P139"><text:span text:style-name="T300">Vyskočíš dvakrát výše a doskočíš dvakrát dále než ostatní</text:span>.</text:p>
      <text:h text:style-name="P313" text:outline-level="5">Chytání střel</text:h>
      <text:p text:style-name="P140"><text:span text:style-name="T114">Když uspěješ v </text:span><text:span text:style-name="T29">plné obraně</text:span><text:span text:style-name="T114">, </text:span><text:span text:style-name="T115">bezpečně </text:span><text:span text:style-name="T114">chytíš střelu v letu. Pokud máš volné obě ruce, můžeš v jenom kole do každé z nich chytit jednu střelu.</text:span></text:p>
      <text:h text:style-name="P313" text:outline-level="5">Splynutí s okolím</text:h>
      <text:p text:style-name="P33">Dokud jsi nehybný a nevyčníváš, jsi skoro neviditelný.</text:p>
      <text:p text:style-name="P105"/>
      <text:h text:style-name="Heading_20_1" text:outline-level="1"><text:bookmark-start text:name="__RefHeading___Toc1650_4210766435"/>Zranění a léčba<text:bookmark-end text:name="__RefHeading___Toc1650_4210766435"/></text:h>
      <text:p text:style-name="P103">Přes noc se vyléčí (Síla) životů.</text:p>
      <text:h text:style-name="Heading_20_3" text:outline-level="3">Ošetření zranění</text:h>
      <text:p text:style-name="P104"><text:span text:style-name="T5">Životy vrácené ošetřením jsou 1 + stupeň dovednosti (bez léčitelských potřeb o 1 méně). </text:span><text:span text:style-name="T6">Znovu účinkuje na stejný cíl až poté, co se doléčí do plných životů.</text:span></text:p>
      <text:h text:style-name="Heading_20_3" text:outline-level="3"><text:span text:style-name="T6">L</text:span><text:span text:style-name="T1">éčivá kouzla a lektvary</text:span></text:h>
      <text:p text:style-name="P114">To samé kouzlo, i kdyby ho seslal někdo jiný, bude znovu na stejný cíl účinkovat až poté, co se dotyčný doléčí do plných životů. To samé platí pro léčivé lektvary.</text:p>
      <text:h text:style-name="P322" text:outline-level="1"><text:bookmark-start text:name="__RefHeading___Toc17052_4210766435"/><text:span text:style-name="T6">M</text:span><text:span text:style-name="T1">agické předměty</text:span><text:bookmark-end text:name="__RefHeading___Toc17052_4210766435"/></text:h>
      <text:p text:style-name="P124"><text:span text:style-name="T11">V</text:span><text:span text:style-name="T7">lastnosti magických předmětů se projeví až po jejich připoutání.</text:span></text:p>
      <text:list xml:id="list862227591" text:style-name="L17">
        <text:list-item>
          <text:p text:style-name="P247"><text:span text:style-name="T11">P</text:span><text:span text:style-name="T7">řipoutání zabere 1 kolo </text:span><text:span text:style-name="T16">soustředění</text:span><text:span text:style-name="T7">.</text:span></text:p>
        </text:list-item>
        <text:list-item>
          <text:p text:style-name="P195">Není možné připoutat předmět, který má připoutaný někdo jiný.</text:p>
        </text:list-item>
        <text:list-item>
          <text:p text:style-name="P246"><text:span text:style-name="T11">Na první úrovni si můžeš připoutat </text:span><text:span text:style-name="T12">jeden</text:span><text:span text:style-name="T11"> magick</text:span><text:span text:style-name="T12">ý</text:span><text:span text:style-name="T11"> předmět, </text:span><text:span text:style-name="T12">na třetí dva a na páté tři</text:span><text:span text:style-name="T11">.</text:span></text:p>
        </text:list-item>
      </text:list>
      <text:p text:style-name="P125"><text:span text:style-name="T11">L</text:span><text:span text:style-name="T7">ektvary není třeba připoutávat, účinkují automaticky po vypití.</text:span></text:p>
      <text:h text:style-name="Heading_20_1" text:outline-level="1"><text:bookmark-start text:name="__RefHeading___Toc1652_4210766435"/><text:span text:style-name="T6">B</text:span><text:span text:style-name="T1">oj </text:span><text:span text:style-name="T17">a jiná nebezpečí</text:span><text:bookmark-end text:name="__RefHeading___Toc1652_4210766435"/></text:h>
      <text:h text:style-name="P279" text:outline-level="2"><text:bookmark-start text:name="__RefHeading___Toc17054_4210766435"/>Vzdálenosti<text:bookmark-end text:name="__RefHeading___Toc17054_4210766435"/></text:h>
      <text:p text:style-name="P131">Kontaktní</text:p>
      <text:list xml:id="list2351047650" text:style-name="L18">
        <text:list-item>
          <text:p text:style-name="P248">Stačí udělat pár kroků</text:p>
        </text:list-item>
      </text:list>
      <text:p text:style-name="P131">Krátká</text:p>
      <text:list xml:id="list3913405790" text:style-name="L19">
        <text:list-item>
          <text:p text:style-name="P249">V dos<text:span text:style-name="T342">třelu</text:span> malé vrhací zbraně.</text:p>
        </text:list-item>
      </text:list>
      <text:p text:style-name="P131">Střední</text:p>
      <text:list xml:id="list2336428248" text:style-name="L20">
        <text:list-item>
          <text:p text:style-name="P250">V dostřelu krátkého luku nebo oštěpu.</text:p>
        </text:list-item>
      </text:list>
      <text:p text:style-name="P131">Dlouhá</text:p>
      <text:list xml:id="list349179026" text:style-name="L21">
        <text:list-item>
          <text:p text:style-name="P251">V dostřelu dlouhého luku.</text:p>
        </text:list-item>
      </text:list>
      <text:h text:style-name="P280" text:outline-level="2"><text:bookmark-start text:name="__RefHeading___Toc1654_4210766435"/>Kola<text:bookmark-end text:name="__RefHeading___Toc1654_4210766435"/></text:h>
      <text:p text:style-name="P130">Boj probíhá v kolech. Kolo představuje zhruba 3 vteřiny.</text:p>
      <text:h text:style-name="P281" text:outline-level="2"><text:bookmark-start text:name="__RefHeading___Toc1656_4210766435"/>Záměry<text:bookmark-end text:name="__RefHeading___Toc1656_4210766435"/></text:h>
      <text:p text:style-name="P126">Kolo začíná určením záměrů. Záměry lze libovolně měnit, nemůžeš ale znovu ohlásit záměr, který jsi už jednou opustil.</text:p>
      <text:h text:style-name="Heading_20_3" text:outline-level="3"><text:soft-page-break/>Ohrožení více protivníků</text:h>
      <text:p text:style-name="P129">Když chceš v jednom kole ohrozit více než jednoho protivníka, počítáš si k hodu postih rovný jejich počtu. Neplatí to v případě, že děláš něco, co má samo o sobě plošný efekt (třeba když sesíláš kouzlo <text:span text:style-name="T210">ohnivá koule</text:span>).</text:p>
      <text:h text:style-name="Heading_20_3" text:outline-level="3">Příprava, nabíjení, plná obrana, <text:span text:style-name="T293">prolomení nevýhody</text:span></text:h>
      <text:p text:style-name="P129">Když si připravuješ akci, nabíjíš, nebo se soustřeďuješ na obranu či prolomení nevýhody, platí následující pravidla:</text:p>
      <text:list xml:id="list2344562023" text:style-name="L22">
        <text:list-item>
          <text:p text:style-name="P252">Při přípravě nebo nabíjení nemůžeš ohrozit svého protivníka. Pokud ti v tom nikdo nezabrání, v pozdějším kole, kdy z přípravy nebo míření budeš těžit, si započítáš +2.</text:p>
        </text:list-item>
        <text:list-item>
          <text:p text:style-name="P252">Když se soustředíš na obranu, nemůžeš nikoho ohrozit, ani u toho dělat cokoliv jiného (utíkat, nabíjet apod.), počítáš si na všechny obrany v tomto kole +2.</text:p>
        </text:list-item>
        <text:list-item>
          <text:p text:style-name="P252">Když se soustředíš na pokus dostat se z nevýhody (odstrčit toho, kdo na tebe leží, prorazit z obklíčení, vyčistit si oči od písku a podobně), počítáš si +2 proti těm, kdo tě v nevýhodě drží (ale nepočítáš si bonus na obranu proti nikomu dalšímu).</text:p>
        </text:list-item>
      </text:list>
      <text:h text:style-name="Heading_20_2" text:outline-level="2"><text:bookmark-start text:name="__RefHeading___Toc1658_4210766435"/>Hody<text:bookmark-end text:name="__RefHeading___Toc1658_4210766435"/></text:h>
      <text:p text:style-name="P127">Hází se vždy Vlastnost + 1k6. Pokud vlastnost není dána pravidly, použij libovolnou, která pro danou činnost dává smysl.</text:p>
      <text:h text:style-name="Heading_20_3" text:outline-level="3"><text:soft-page-break/>Střet</text:h>
      <text:p text:style-name="P128">Když se oba protivníci ohrožují, hází se proti sobě. Ten, kdo hodil víc, může protivníkovi udělat několik věcí podle toho, o kolik ho přehodil.</text:p>
      <text:list xml:id="list2698201629" text:style-name="L23">
        <text:list-item>
          <text:p text:style-name="P253">Při přehození o 0-2 jednu věc (to také znamená, že když oběma padne stejně, oba si vzájemně mohou udělat jednu věc).</text:p>
        </text:list-item>
        <text:list-item>
          <text:p text:style-name="P253">Při přehození o 3-5 dvě věci.</text:p>
        </text:list-item>
        <text:list-item>
          <text:p text:style-name="P253">Při přehození o 6 nebo víc dokonce tři věc<text:span text:style-name="T297">i</text:span>.</text:p>
        </text:list-item>
      </text:list>
      <text:p text:style-name="P132">Protivníkovi můžeš udělat například:</text:p>
      <text:list xml:id="list437782853" text:style-name="L24">
        <text:list-item>
          <text:p text:style-name="P254">Zranit ho za (rozdíl hodů) + (zranění tvé zbraně) – (jeho zbroj)</text:p>
        </text:list-item>
        <text:list-item>
          <text:p text:style-name="P254">Zatlačit ho do rohu, srazit ho na zem, přibodnout mu ruku ke dveřím, přirazit ho štítem ke stěně a podobně (tím <text:span text:style-name="T295">ho</text:span> dostane<text:span text:style-name="T295">š</text:span> do nevýhody)</text:p>
        </text:list-item>
        <text:list-item>
          <text:p text:style-name="P255">Dostat se z nevýhody</text:p>
        </text:list-item>
        <text:list-item>
          <text:p text:style-name="P256">Dostat někoho jiného z nevýhody, ve které ho <text:span text:style-name="T294">tvůj cíl</text:span> drží</text:p>
        </text:list-item>
        <text:list-item>
          <text:p text:style-name="P256">Někam ho zatlačit</text:p>
        </text:list-item>
        <text:list-item>
          <text:p text:style-name="P258">V něčem mu zabránit <text:span text:style-name="T296">(kromě útoku na někoho jiného)</text:span></text:p>
        </text:list-item>
        <text:list-item>
          <text:p text:style-name="P254">Utéct</text:p>
        </text:list-item>
      </text:list>
      <text:p text:style-name="P133">Pokud už je v nevýhodě, tak ho také jako jednu z možností můžeš:</text:p>
      <text:list xml:id="list2853481926" text:style-name="L25">
        <text:list-item>
          <text:p text:style-name="P257">Odzbrojit</text:p>
        </text:list-item>
        <text:list-item>
          <text:p text:style-name="P257">Srazit do propasti</text:p>
        </text:list-item>
        <text:list-item>
          <text:p text:style-name="P259">Zabránit mu v útoku na někoho jiného</text:p>
        </text:list-item>
      </text:list>
      <text:p text:style-name="P134"><text:soft-page-break/>To, co protivníkovi uděláš, musí odpovídat tvým záměrům určeným na začáku kola a musí to jít udělat a dávat smysl.</text:p>
      <text:h text:style-name="Heading_20_3" text:outline-level="3">Obrana</text:h>
      <text:p text:style-name="P128">Když někdo ohrožuje někoho, kdo jeho neohrožuje (třeba proto, že ohrožuje někoho jiného, nedostřelí tak daleko a podobně), tak se také hází proti sobě, ale obránce nemůže útočníkovi nic udělat. Když ho přehodí, znamená to pouze, že se úspěšně ubránil.</text:p>
      <text:h text:style-name="P282" text:outline-level="2"><text:bookmark-start text:name="__RefHeading___Toc1660_4210766435"/>Výhody a nevýhody<text:bookmark-end text:name="__RefHeading___Toc1660_4210766435"/></text:h>
      <text:p text:style-name="P111">Za každou výhodu je vždy +1, za každou nevýhodu -1.</text:p>
      <text:p text:style-name="P111">Výhody (a nevýhody) stejného druhu se nesčítají.</text:p>
      <text:list xml:id="list1787906479" text:style-name="L26">
        <text:list-item>
          <text:p text:style-name="P260">Pokud tě například někdo zatlačí do rohu místnosti a pak tě srazí k zemi a zalehne, tak si počítáš jen -1, protože obojí ti omezuje pohyb.</text:p>
        </text:list-item>
      </text:list>
      <text:p text:style-name="P111">Výhody a nevýhody vždy představují nějakou situaci v herním světě a trvají tedy vždycky přesně tak dlouho jako tato situace.</text:p>
      <text:list xml:id="list2833724281" text:style-name="L27">
        <text:list-item>
          <text:p text:style-name="P261">Když tě někdo za<text:span text:style-name="T280">lehne</text:span>, dostaneš nevýhodu (-1). Jakmile vstane, aby mohl dělat něco jiného, nevýhoda pomine a přestaneš si ji počítat.</text:p>
        </text:list-item>
      </text:list>
      <text:h text:style-name="Heading_20_2" text:outline-level="2"><text:bookmark-start text:name="__RefHeading___Toc1662_4210766435"/>Pasti a jedy<text:bookmark-end text:name="__RefHeading___Toc1662_4210766435"/></text:h>
      <text:p text:style-name="P115">Stejně se hází, když spustíš past, nebo když jsi otrávený jedem: Past nebo jed si hází „na útok“, ty si házíš „na obranu“.</text:p>
      <text:list xml:id="list1378611682" text:style-name="L28">
        <text:list-item>
          <text:p text:style-name="P207">Proti pasti se obvykle hází Finesou. Když máš štít, můžeš si hodit Silou.</text:p>
        </text:list-item>
        <text:list-item>
          <text:p text:style-name="P207">Proti jedu se vždy hází Silou.</text:p>
        </text:list-item>
      </text:list>
      <text:h text:style-name="Heading_20_2" text:outline-level="2"><text:bookmark-start text:name="__RefHeading___Toc17056_4210766435"/><text:soft-page-break/>Zbraně, zbroje <text:span text:style-name="T298">a štíty</text:span><text:bookmark-end text:name="__RefHeading___Toc17056_4210766435"/></text:h>
      <text:list xml:id="list3049723410" text:style-name="L29">
        <text:list-item>
          <text:p text:style-name="P262">Zbraně mají zranění, které se přičítá pouze v případě zásahu (tedy když hodíš stejně nebo více než tvůj protivník a jako jednu z možností si vybereš ho zranit).</text:p>
        </text:list-item>
        <text:list-item>
          <text:p text:style-name="P263">Boj beze zbraně má zranění 0 a hází se vždy Silou.</text:p>
        </text:list-item>
        <text:list-item>
          <text:p text:style-name="P263">Jednoruční lehké zbraně (například dýka) mají zranění +1, dvojruční lehké zbraně (třeba kopí) mají zranění +2. Můžeš si s nimi počítat <text:s/>Sílu nebo Finesu podle svého výběru.</text:p>
        </text:list-item>
        <text:list-item>
          <text:p text:style-name="P263">Jednoruční těžké zbraně (například palcát nebo bojová sekera) mají zranění +2, dvojruční těžké zbraně (třeba dvojruční meč) mají zranění +3. Počítáš si s nimi vždy Sílu.</text:p>
        </text:list-item>
        <text:list-item>
          <text:p text:style-name="P264">Improvizované nebo primitivní zbraně (obušek, hůl, kámen, kyj a podobně) mají zranění o 1 nižší (může být i 0 – v tom případě od pěstí liší jen v tom, co přesně můžeš protivníkovi udělat).</text:p>
        </text:list-item>
        <text:list-item>
          <text:p text:style-name="P263">Pokud máš dvě jednoruční zbraně, ke zranění té, kterou zrovna útočíš, si přičti 1. Pokud je alespoň jedna z nich těžká, počítáš si Sílu. Když jsou obě lehké, můžeš si vybrat mezi Silou a Finesou.</text:p>
        </text:list-item>
        <text:list-item>
          <text:p text:style-name="P263">Štít snižuje zranění o 1. Můžeš si s ním počítat Sílu nebo Finesu podle svého výběru.</text:p>
        </text:list-item>
        <text:list-item>
          <text:p text:style-name="P265">Zbroj snižuje zranění o svou kvalitu: Lehká o 1, těžká o 3. <text:span text:style-name="T299">Při sesílání kouzelnických kouzel v lehké zbroji si počítáš postih -1, v těžké -2 (a to i když je sesíláš ze svitku nebo z jiného předmětu).</text:span></text:p>
        </text:list-item>
      </text:list>
      <text:h text:style-name="Heading_20_2" text:outline-level="2"><text:bookmark-start text:name="__RefHeading___Toc17058_4210766435"/><text:soft-page-break/>Hlášení útoku<text:bookmark-end text:name="__RefHeading___Toc17058_4210766435"/></text:h>
      <text:p text:style-name="P135">Když chceš protivníka zranit, obvykle se hod hlásí rovnou s „plus něco“ na konci.</text:p>
      <text:p text:style-name="Example_20_Header">Příklad:</text:p>
      <text:p text:style-name="Example">Když máš Finesu 3, bojuješ dýkou, která má zranění 1, chceš protivníka zranit a na kostce ti padlo 2, tak řekneš:</text:p>
      <text:p text:style-name="P181">„Mám proti němu pět plus jedna.“</text:p>
      <text:h text:style-name="P323" text:outline-level="1"><text:bookmark-start text:name="__RefHeading___Toc36202_611713307"/><text:span text:style-name="T330">Hledání, s</text:span>krývání a plížení<text:bookmark-end text:name="__RefHeading___Toc36202_611713307"/></text:h>
      <text:h text:style-name="Heading_20_2" text:outline-level="2"><text:bookmark-start text:name="__RefHeading___Toc36204_611713307"/>Hledání<text:bookmark-end text:name="__RefHeading___Toc36204_611713307"/></text:h>
      <text:p text:style-name="P163">Na hledání skrytých věcí se nehází – když hledáš tam, kde něco skutečně je, tak to najdeš.</text:p>
      <text:h text:style-name="Heading_20_2" text:outline-level="2"><text:bookmark-start text:name="__RefHeading___Toc36206_611713307"/>Postřeh a plížení<text:bookmark-end text:name="__RefHeading___Toc36206_611713307"/></text:h>
      <text:p text:style-name="P163">Na plížení se hází Finesou.</text:p>
      <text:list xml:id="list796249975" text:style-name="L30">
        <text:list-item>
          <text:p text:style-name="P266">Musíš se mít za co schovat.</text:p>
        </text:list-item>
        <text:list-item>
          <text:p text:style-name="P266">Ve vhodných podmínkách (šero, hustý podrost a podobně) si při plížení počítáš výhodu.</text:p>
        </text:list-item>
        <text:list-item>
          <text:p text:style-name="P266">Když se nehýbeš, počítáš si další výhodu.</text:p>
        </text:list-item>
      </text:list>
      <text:p text:style-name="P163">Ten, kdo tě hledá, si také hodí Finesou.</text:p>
      <text:list xml:id="list1330710189" text:style-name="L31">
        <text:list-item>
          <text:p text:style-name="P267">Když hodí víc, všiml si tě.</text:p>
        </text:list-item>
        <text:list-item>
          <text:p text:style-name="P267">Když vám padne stejně, všiml si něčeho podezřelého, ale není si jistý, co <text:span text:style-name="T331">to</text:span> je.</text:p>
        </text:list-item>
      </text:list>
      <text:p text:style-name="P164">Povšimni si, že ve hře není dovednost <text:span text:style-name="T210">Plížení</text:span>. Je to záměrně – jak dobře se umíš plížit <text:span text:style-name="T332">a</text:span> všímat <text:span text:style-name="T332">si</text:span> skrytých protivníků určuje tvoje Finesa.</text:p>
      <text:h text:style-name="P324" text:outline-level="1"><text:bookmark-start text:name="__RefHeading___Toc12113_526618153"/>Zvyšování vlastností<text:bookmark-end text:name="__RefHeading___Toc12113_526618153"/></text:h>
      <text:p text:style-name="P149">Při přestupu na <text:span text:style-name="T318">každou</text:span> lichou úroveň <text:span text:style-name="T318">(třetí, pátou atd.)</text:span> <text:span text:style-name="T317">si zvyš jednu vlastnost o 1.</text:span></text:p>
      <text:list xml:id="list2052420165" text:style-name="L32">
        <text:list-item>
          <text:p text:style-name="P268">Můžeš si vybrat kterou chceš, ale rozdíl mezi tvou nejvyšší a nejnižší vlastností nemůže být větší než 3.</text:p>
        </text:list-item>
      </text:list>
      <text:h text:style-name="P325" text:outline-level="1"><text:bookmark-start text:name="__RefHeading___Toc12115_526618153"/>Náhodný hod<text:bookmark-end text:name="__RefHeading___Toc12115_526618153"/></text:h>
      <text:p text:style-name="P148"><text:span text:style-name="T21">Náhodný hod </text:span><text:span text:style-name="T200">může</text:span><text:span text:style-name="T21"> P</text:span><text:span text:style-name="T201">án jeskyně </text:span><text:span text:style-name="T200">použít, když chce</text:span><text:span text:style-name="T21"> </text:span><text:span text:style-name="T202">nestranně</text:span><text:span text:style-name="T21"> rozhodnout něco, co nezávisí na schopnostech postav. </text:span><text:span text:style-name="T207">Hází se k6 a</text:span><text:span text:style-name="T203"> P</text:span><text:span text:style-name="T205">án jeskyně</text:span><text:span text:style-name="T203"> </text:span><text:span text:style-name="T204">vždy</text:span><text:span text:style-name="T203"> před hodem určí, co budou znamenat jednotlivé výsledky:</text:span></text:p>
      <text:list xml:id="list2380848453" text:style-name="L33">
        <text:list-item>
          <text:p text:style-name="P283"><text:span text:style-name="T56">Hráč:</text:span><text:span text:style-name="T199"> </text:span><text:span text:style-name="T21">„Jaké je zrovna počasí?“<text:line-break/></text:span><text:span text:style-name="T199">PJ</text:span><text:span text:style-name="T56">:</text:span><text:span text:style-name="T199"> </text:span><text:span text:style-name="T21">„</text:span><text:span text:style-name="T206">Nevím, hodím si. </text:span><text:span text:style-name="T21">Jednička – je krásně, šestka – je bouřka.“</text:span></text:p>
        </text:list-item>
        <text:list-item>
          <text:p text:style-name="P284"><text:span text:style-name="T56">Hráč:</text:span><text:span text:style-name="T199"> </text:span><text:span text:style-name="T21">„</text:span><text:span text:style-name="T199">Je v téhle vesnici zbrojíř?“<text:line-break/></text:span><text:span text:style-name="T56">PJ:</text:span><text:span text:style-name="T199"> „To není moc pravděpodobné – jedna z šesti.“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11-01T16:45:51.010000000</dc:date>
    <meta:print-date>2113-01-01T00:00:00</meta:print-date>
    <meta:editing-cycles>13662</meta:editing-cycles>
    <meta:editing-duration>P41DT22H23M49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45" meta:paragraph-count="514" meta:word-count="5569" meta:character-count="34289" meta:non-whitespace-character-count="29311"/>
  </office:meta>
</office:document-meta>
</file>